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aridity_index</text:p>
          </table:table-cell>
          <table:table-cell table:style-name="Default" office:value-type="string" calcext:value-type="string">
            <text:p>Wind:3, Thresh:10</text:p>
          </table:table-cell>
          <table:table-cell table:style-name="Default" office:value-type="string" calcext:value-type="string">
            <text:p>Wind:7, Thresh:5</text:p>
          </table:table-cell>
          <table:table-cell table:style-name="Default" office:value-type="string" calcext:value-type="string">
            <text:p>Wind:7, Thresh:10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.063" calcext:value-type="float">
            <text:p>0.063</text:p>
          </table:table-cell>
          <table:table-cell table:number-columns-repeated="3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-0.008" calcext:value-type="float">
            <text:p>-0.008</text:p>
          </table:table-cell>
          <table:table-cell table:number-columns-repeated="3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-0.019" calcext:value-type="float">
            <text:p>-0.019</text:p>
          </table:table-cell>
          <table:table-cell table:formula="of:=SUM([.A2:.A4])&gt;10" office:value-type="boolean" office:boolean-value="false" calcext:value-type="boolean">
            <text:p>FALSE</text:p>
          </table:table-cell>
          <table:table-cell table:number-columns-repeated="2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-0.018" calcext:value-type="float">
            <text:p>-0.018</text:p>
          </table:table-cell>
          <table:table-cell table:formula="of:=SUM([.A3:.A5])&gt;10" office:value-type="boolean" office:boolean-value="false" calcext:value-type="boolean">
            <text:p>FALSE</text:p>
          </table:table-cell>
          <table:table-cell table:number-columns-repeated="2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0.029" calcext:value-type="float">
            <text:p>0.029</text:p>
          </table:table-cell>
          <table:table-cell table:formula="of:=SUM([.A4:.A6])&gt;10" office:value-type="boolean" office:boolean-value="false" calcext:value-type="boolean">
            <text:p>FALSE</text:p>
          </table:table-cell>
          <table:table-cell table:number-columns-repeated="2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-0.038" calcext:value-type="float">
            <text:p>-0.038</text:p>
          </table:table-cell>
          <table:table-cell table:formula="of:=SUM([.A5:.A7])&gt;10" office:value-type="boolean" office:boolean-value="false" calcext:value-type="boolean">
            <text:p>FALSE</text:p>
          </table:table-cell>
          <table:table-cell table:number-columns-repeated="2" table:style-name="Default"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NA</text:p>
          </table:table-cell>
          <table:table-cell/>
          <table:table-cell table:style-name="Default"/>
        </table:table-row>
        <table:table-row table:style-name="ro1">
          <table:table-cell office:value-type="float" office:value="-15.004" calcext:value-type="float">
            <text:p>-15.004</text:p>
          </table:table-cell>
          <table:table-cell table:formula="of:=SUM([.A6:.A8])&gt;10" office:value-type="boolean" office:boolean-value="false" calcext:value-type="boolean">
            <text:p>FALSE</text:p>
          </table:table-cell>
          <table:table-cell table:formula="of:=SUM([.A2:.A8])&gt;5" office:value-type="boolean" office:boolean-value="false" calcext:value-type="boolean">
            <text:p>FALSE</text:p>
          </table:table-cell>
          <table:table-cell table:formula="of:=SUM([.A2:.A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]=IF([.D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" calcext:value-type="float">
            <text:p>0.190</text:p>
          </table:table-cell>
          <table:table-cell table:formula="of:=SUM([.A7:.A9])&gt;10" office:value-type="boolean" office:boolean-value="false" calcext:value-type="boolean">
            <text:p>FALSE</text:p>
          </table:table-cell>
          <table:table-cell table:formula="of:=SUM([.A3:.A9])&gt;5" office:value-type="boolean" office:boolean-value="false" calcext:value-type="boolean">
            <text:p>FALSE</text:p>
          </table:table-cell>
          <table:table-cell table:formula="of:=SUM([.A3:.A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]=IF([.D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formula="of:=SUM([.A8:.A10])&gt;10" office:value-type="boolean" office:boolean-value="false" calcext:value-type="boolean">
            <text:p>FALSE</text:p>
          </table:table-cell>
          <table:table-cell table:formula="of:=SUM([.A4:.A10])&gt;5" office:value-type="boolean" office:boolean-value="false" calcext:value-type="boolean">
            <text:p>FALSE</text:p>
          </table:table-cell>
          <table:table-cell table:formula="of:=SUM([.A4:.A1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]=IF([.D1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61" calcext:value-type="float">
            <text:p>-0.610</text:p>
          </table:table-cell>
          <table:table-cell table:formula="of:=SUM([.A9:.A11])&gt;10" office:value-type="boolean" office:boolean-value="false" calcext:value-type="boolean">
            <text:p>FALSE</text:p>
          </table:table-cell>
          <table:table-cell table:formula="of:=SUM([.A5:.A11])&gt;5" office:value-type="boolean" office:boolean-value="false" calcext:value-type="boolean">
            <text:p>FALSE</text:p>
          </table:table-cell>
          <table:table-cell table:formula="of:=SUM([.A5:.A1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]=IF([.D1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605" calcext:value-type="float">
            <text:p>-0.605</text:p>
          </table:table-cell>
          <table:table-cell table:formula="of:=SUM([.A10:.A12])&gt;10" office:value-type="boolean" office:boolean-value="false" calcext:value-type="boolean">
            <text:p>FALSE</text:p>
          </table:table-cell>
          <table:table-cell table:formula="of:=SUM([.A6:.A12])&gt;5" office:value-type="boolean" office:boolean-value="false" calcext:value-type="boolean">
            <text:p>FALSE</text:p>
          </table:table-cell>
          <table:table-cell table:formula="of:=SUM([.A6:.A1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]=IF([.D1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formula="of:=SUM([.A11:.A13])&gt;10" office:value-type="boolean" office:boolean-value="false" calcext:value-type="boolean">
            <text:p>FALSE</text:p>
          </table:table-cell>
          <table:table-cell table:formula="of:=SUM([.A7:.A13])&gt;5" office:value-type="boolean" office:boolean-value="false" calcext:value-type="boolean">
            <text:p>FALSE</text:p>
          </table:table-cell>
          <table:table-cell table:formula="of:=SUM([.A7:.A1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]=IF([.D1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1" calcext:value-type="float">
            <text:p>0.110</text:p>
          </table:table-cell>
          <table:table-cell table:formula="of:=SUM([.A12:.A14])&gt;10" office:value-type="boolean" office:boolean-value="false" calcext:value-type="boolean">
            <text:p>FALSE</text:p>
          </table:table-cell>
          <table:table-cell table:formula="of:=SUM([.A8:.A14])&gt;5" office:value-type="boolean" office:boolean-value="false" calcext:value-type="boolean">
            <text:p>FALSE</text:p>
          </table:table-cell>
          <table:table-cell table:formula="of:=SUM([.A8:.A1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4]=IF([.D1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table:formula="of:=SUM([.A13:.A15])&gt;10" office:value-type="boolean" office:boolean-value="false" calcext:value-type="boolean">
            <text:p>FALSE</text:p>
          </table:table-cell>
          <table:table-cell table:formula="of:=SUM([.A9:.A15])&gt;5" office:value-type="boolean" office:boolean-value="false" calcext:value-type="boolean">
            <text:p>FALSE</text:p>
          </table:table-cell>
          <table:table-cell table:formula="of:=SUM([.A9:.A1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5]=IF([.D1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1.032" calcext:value-type="float">
            <text:p>-11.032</text:p>
          </table:table-cell>
          <table:table-cell table:formula="of:=SUM([.A14:.A16])&gt;10" office:value-type="boolean" office:boolean-value="false" calcext:value-type="boolean">
            <text:p>FALSE</text:p>
          </table:table-cell>
          <table:table-cell table:formula="of:=SUM([.A10:.A16])&gt;5" office:value-type="boolean" office:boolean-value="false" calcext:value-type="boolean">
            <text:p>FALSE</text:p>
          </table:table-cell>
          <table:table-cell table:formula="of:=SUM([.A10:.A1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6]=IF([.D1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6" calcext:value-type="float">
            <text:p>-5.600</text:p>
          </table:table-cell>
          <table:table-cell table:formula="of:=SUM([.A15:.A17])&gt;10" office:value-type="boolean" office:boolean-value="false" calcext:value-type="boolean">
            <text:p>FALSE</text:p>
          </table:table-cell>
          <table:table-cell table:formula="of:=SUM([.A11:.A17])&gt;5" office:value-type="boolean" office:boolean-value="false" calcext:value-type="boolean">
            <text:p>FALSE</text:p>
          </table:table-cell>
          <table:table-cell table:formula="of:=SUM([.A11:.A1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7]=IF([.D1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  <table:table-cell table:formula="of:=SUM([.A16:.A18])&gt;10" office:value-type="boolean" office:boolean-value="false" calcext:value-type="boolean">
            <text:p>FALSE</text:p>
          </table:table-cell>
          <table:table-cell table:formula="of:=SUM([.A12:.A18])&gt;5" office:value-type="boolean" office:boolean-value="false" calcext:value-type="boolean">
            <text:p>FALSE</text:p>
          </table:table-cell>
          <table:table-cell table:formula="of:=SUM([.A12:.A1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8]=IF([.D1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65" calcext:value-type="float">
            <text:p>-3.650</text:p>
          </table:table-cell>
          <table:table-cell table:formula="of:=SUM([.A17:.A19])&gt;10" office:value-type="boolean" office:boolean-value="false" calcext:value-type="boolean">
            <text:p>FALSE</text:p>
          </table:table-cell>
          <table:table-cell table:formula="of:=SUM([.A13:.A19])&gt;5" office:value-type="boolean" office:boolean-value="false" calcext:value-type="boolean">
            <text:p>FALSE</text:p>
          </table:table-cell>
          <table:table-cell table:formula="of:=SUM([.A13:.A1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9]=IF([.D1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4.842" calcext:value-type="float">
            <text:p>-4.842</text:p>
          </table:table-cell>
          <table:table-cell table:formula="of:=SUM([.A18:.A20])&gt;10" office:value-type="boolean" office:boolean-value="false" calcext:value-type="boolean">
            <text:p>FALSE</text:p>
          </table:table-cell>
          <table:table-cell table:formula="of:=SUM([.A14:.A20])&gt;5" office:value-type="boolean" office:boolean-value="false" calcext:value-type="boolean">
            <text:p>FALSE</text:p>
          </table:table-cell>
          <table:table-cell table:formula="of:=SUM([.A14:.A2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0]=IF([.D2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formula="of:=SUM([.A19:.A21])&gt;10" office:value-type="boolean" office:boolean-value="false" calcext:value-type="boolean">
            <text:p>FALSE</text:p>
          </table:table-cell>
          <table:table-cell table:formula="of:=SUM([.A15:.A21])&gt;5" office:value-type="boolean" office:boolean-value="false" calcext:value-type="boolean">
            <text:p>FALSE</text:p>
          </table:table-cell>
          <table:table-cell table:formula="of:=SUM([.A15:.A2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]=IF([.D2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595" calcext:value-type="float">
            <text:p>-0.595</text:p>
          </table:table-cell>
          <table:table-cell table:formula="of:=SUM([.A20:.A22])&gt;10" office:value-type="boolean" office:boolean-value="false" calcext:value-type="boolean">
            <text:p>FALSE</text:p>
          </table:table-cell>
          <table:table-cell table:formula="of:=SUM([.A16:.A22])&gt;5" office:value-type="boolean" office:boolean-value="false" calcext:value-type="boolean">
            <text:p>FALSE</text:p>
          </table:table-cell>
          <table:table-cell table:formula="of:=SUM([.A16:.A2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2]=IF([.D2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table:formula="of:=SUM([.A21:.A23])&gt;10" office:value-type="boolean" office:boolean-value="false" calcext:value-type="boolean">
            <text:p>FALSE</text:p>
          </table:table-cell>
          <table:table-cell table:formula="of:=SUM([.A17:.A23])&gt;5" office:value-type="boolean" office:boolean-value="false" calcext:value-type="boolean">
            <text:p>FALSE</text:p>
          </table:table-cell>
          <table:table-cell table:formula="of:=SUM([.A17:.A2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3]=IF([.D2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421" calcext:value-type="float">
            <text:p>-0.421</text:p>
          </table:table-cell>
          <table:table-cell table:formula="of:=SUM([.A22:.A24])&gt;10" office:value-type="boolean" office:boolean-value="false" calcext:value-type="boolean">
            <text:p>FALSE</text:p>
          </table:table-cell>
          <table:table-cell table:formula="of:=SUM([.A18:.A24])&gt;5" office:value-type="boolean" office:boolean-value="false" calcext:value-type="boolean">
            <text:p>FALSE</text:p>
          </table:table-cell>
          <table:table-cell table:formula="of:=SUM([.A18:.A2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4]=IF([.D2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table:formula="of:=SUM([.A23:.A25])&gt;10" office:value-type="boolean" office:boolean-value="false" calcext:value-type="boolean">
            <text:p>FALSE</text:p>
          </table:table-cell>
          <table:table-cell table:formula="of:=SUM([.A19:.A25])&gt;5" office:value-type="boolean" office:boolean-value="false" calcext:value-type="boolean">
            <text:p>FALSE</text:p>
          </table:table-cell>
          <table:table-cell table:formula="of:=SUM([.A19:.A2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5]=IF([.D2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formula="of:=SUM([.A24:.A26])&gt;10" office:value-type="boolean" office:boolean-value="false" calcext:value-type="boolean">
            <text:p>FALSE</text:p>
          </table:table-cell>
          <table:table-cell table:formula="of:=SUM([.A20:.A26])&gt;5" office:value-type="boolean" office:boolean-value="false" calcext:value-type="boolean">
            <text:p>FALSE</text:p>
          </table:table-cell>
          <table:table-cell table:formula="of:=SUM([.A20:.A2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]=IF([.D2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73" calcext:value-type="float">
            <text:p>-1.730</text:p>
          </table:table-cell>
          <table:table-cell table:formula="of:=SUM([.A25:.A27])&gt;10" office:value-type="boolean" office:boolean-value="false" calcext:value-type="boolean">
            <text:p>FALSE</text:p>
          </table:table-cell>
          <table:table-cell table:formula="of:=SUM([.A21:.A27])&gt;5" office:value-type="boolean" office:boolean-value="false" calcext:value-type="boolean">
            <text:p>FALSE</text:p>
          </table:table-cell>
          <table:table-cell table:formula="of:=SUM([.A21:.A2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]=IF([.D2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061" calcext:value-type="float">
            <text:p>-1.061</text:p>
          </table:table-cell>
          <table:table-cell table:formula="of:=SUM([.A26:.A28])&gt;10" office:value-type="boolean" office:boolean-value="false" calcext:value-type="boolean">
            <text:p>FALSE</text:p>
          </table:table-cell>
          <table:table-cell table:formula="of:=SUM([.A22:.A28])&gt;5" office:value-type="boolean" office:boolean-value="false" calcext:value-type="boolean">
            <text:p>FALSE</text:p>
          </table:table-cell>
          <table:table-cell table:formula="of:=SUM([.A22:.A2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]=IF([.D2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593" calcext:value-type="float">
            <text:p>-0.593</text:p>
          </table:table-cell>
          <table:table-cell table:formula="of:=SUM([.A27:.A29])&gt;10" office:value-type="boolean" office:boolean-value="false" calcext:value-type="boolean">
            <text:p>FALSE</text:p>
          </table:table-cell>
          <table:table-cell table:formula="of:=SUM([.A23:.A29])&gt;5" office:value-type="boolean" office:boolean-value="false" calcext:value-type="boolean">
            <text:p>FALSE</text:p>
          </table:table-cell>
          <table:table-cell table:formula="of:=SUM([.A23:.A2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]=IF([.D2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table:formula="of:=SUM([.A28:.A30])&gt;10" office:value-type="boolean" office:boolean-value="false" calcext:value-type="boolean">
            <text:p>FALSE</text:p>
          </table:table-cell>
          <table:table-cell table:formula="of:=SUM([.A24:.A30])&gt;5" office:value-type="boolean" office:boolean-value="false" calcext:value-type="boolean">
            <text:p>FALSE</text:p>
          </table:table-cell>
          <table:table-cell table:formula="of:=SUM([.A24:.A3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]=IF([.D3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982" calcext:value-type="float">
            <text:p>-1.982</text:p>
          </table:table-cell>
          <table:table-cell table:formula="of:=SUM([.A29:.A31])&gt;10" office:value-type="boolean" office:boolean-value="false" calcext:value-type="boolean">
            <text:p>FALSE</text:p>
          </table:table-cell>
          <table:table-cell table:formula="of:=SUM([.A25:.A31])&gt;5" office:value-type="boolean" office:boolean-value="false" calcext:value-type="boolean">
            <text:p>FALSE</text:p>
          </table:table-cell>
          <table:table-cell table:formula="of:=SUM([.A25:.A3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]=IF([.D3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table:formula="of:=SUM([.A30:.A32])&gt;10" office:value-type="boolean" office:boolean-value="false" calcext:value-type="boolean">
            <text:p>FALSE</text:p>
          </table:table-cell>
          <table:table-cell table:formula="of:=SUM([.A26:.A32])&gt;5" office:value-type="boolean" office:boolean-value="false" calcext:value-type="boolean">
            <text:p>FALSE</text:p>
          </table:table-cell>
          <table:table-cell table:formula="of:=SUM([.A26:.A3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]=IF([.D3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table:formula="of:=SUM([.A31:.A33])&gt;10" office:value-type="boolean" office:boolean-value="false" calcext:value-type="boolean">
            <text:p>FALSE</text:p>
          </table:table-cell>
          <table:table-cell table:formula="of:=SUM([.A27:.A33])&gt;5" office:value-type="boolean" office:boolean-value="false" calcext:value-type="boolean">
            <text:p>FALSE</text:p>
          </table:table-cell>
          <table:table-cell table:formula="of:=SUM([.A27:.A3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]=IF([.D3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792" calcext:value-type="float">
            <text:p>-1.792</text:p>
          </table:table-cell>
          <table:table-cell table:formula="of:=SUM([.A32:.A34])&gt;10" office:value-type="boolean" office:boolean-value="false" calcext:value-type="boolean">
            <text:p>FALSE</text:p>
          </table:table-cell>
          <table:table-cell table:formula="of:=SUM([.A28:.A34])&gt;5" office:value-type="boolean" office:boolean-value="false" calcext:value-type="boolean">
            <text:p>FALSE</text:p>
          </table:table-cell>
          <table:table-cell table:formula="of:=SUM([.A28:.A3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]=IF([.D3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8.277" calcext:value-type="float">
            <text:p>-18.277</text:p>
          </table:table-cell>
          <table:table-cell table:formula="of:=SUM([.A33:.A35])&gt;10" office:value-type="boolean" office:boolean-value="false" calcext:value-type="boolean">
            <text:p>FALSE</text:p>
          </table:table-cell>
          <table:table-cell table:formula="of:=SUM([.A29:.A35])&gt;5" office:value-type="boolean" office:boolean-value="false" calcext:value-type="boolean">
            <text:p>FALSE</text:p>
          </table:table-cell>
          <table:table-cell table:formula="of:=SUM([.A29:.A3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]=IF([.D3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241" calcext:value-type="float">
            <text:p>-8.241</text:p>
          </table:table-cell>
          <table:table-cell table:formula="of:=SUM([.A34:.A36])&gt;10" office:value-type="boolean" office:boolean-value="false" calcext:value-type="boolean">
            <text:p>FALSE</text:p>
          </table:table-cell>
          <table:table-cell table:formula="of:=SUM([.A30:.A36])&gt;5" office:value-type="boolean" office:boolean-value="false" calcext:value-type="boolean">
            <text:p>FALSE</text:p>
          </table:table-cell>
          <table:table-cell table:formula="of:=SUM([.A30:.A3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]=IF([.D3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9.165" calcext:value-type="float">
            <text:p>-9.165</text:p>
          </table:table-cell>
          <table:table-cell table:formula="of:=SUM([.A35:.A37])&gt;10" office:value-type="boolean" office:boolean-value="false" calcext:value-type="boolean">
            <text:p>FALSE</text:p>
          </table:table-cell>
          <table:table-cell table:formula="of:=SUM([.A31:.A37])&gt;5" office:value-type="boolean" office:boolean-value="false" calcext:value-type="boolean">
            <text:p>FALSE</text:p>
          </table:table-cell>
          <table:table-cell table:formula="of:=SUM([.A31:.A3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7]=IF([.D3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723" calcext:value-type="float">
            <text:p>-1.723</text:p>
          </table:table-cell>
          <table:table-cell table:formula="of:=SUM([.A36:.A38])&gt;10" office:value-type="boolean" office:boolean-value="false" calcext:value-type="boolean">
            <text:p>FALSE</text:p>
          </table:table-cell>
          <table:table-cell table:formula="of:=SUM([.A32:.A38])&gt;5" office:value-type="boolean" office:boolean-value="false" calcext:value-type="boolean">
            <text:p>FALSE</text:p>
          </table:table-cell>
          <table:table-cell table:formula="of:=SUM([.A32:.A3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8]=IF([.D3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442" calcext:value-type="float">
            <text:p>-0.442</text:p>
          </table:table-cell>
          <table:table-cell table:formula="of:=SUM([.A37:.A39])&gt;10" office:value-type="boolean" office:boolean-value="false" calcext:value-type="boolean">
            <text:p>FALSE</text:p>
          </table:table-cell>
          <table:table-cell table:formula="of:=SUM([.A33:.A39])&gt;5" office:value-type="boolean" office:boolean-value="false" calcext:value-type="boolean">
            <text:p>FALSE</text:p>
          </table:table-cell>
          <table:table-cell table:formula="of:=SUM([.A33:.A3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9]=IF([.D3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685" calcext:value-type="float">
            <text:p>-0.685</text:p>
          </table:table-cell>
          <table:table-cell table:formula="of:=SUM([.A38:.A40])&gt;10" office:value-type="boolean" office:boolean-value="false" calcext:value-type="boolean">
            <text:p>FALSE</text:p>
          </table:table-cell>
          <table:table-cell table:formula="of:=SUM([.A34:.A40])&gt;5" office:value-type="boolean" office:boolean-value="false" calcext:value-type="boolean">
            <text:p>FALSE</text:p>
          </table:table-cell>
          <table:table-cell table:formula="of:=SUM([.A34:.A4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0]=IF([.D4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3.309" calcext:value-type="float">
            <text:p>-13.309</text:p>
          </table:table-cell>
          <table:table-cell table:formula="of:=SUM([.A39:.A41])&gt;10" office:value-type="boolean" office:boolean-value="false" calcext:value-type="boolean">
            <text:p>FALSE</text:p>
          </table:table-cell>
          <table:table-cell table:formula="of:=SUM([.A35:.A41])&gt;5" office:value-type="boolean" office:boolean-value="false" calcext:value-type="boolean">
            <text:p>FALSE</text:p>
          </table:table-cell>
          <table:table-cell table:formula="of:=SUM([.A35:.A4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1]=IF([.D4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628" calcext:value-type="float">
            <text:p>-2.628</text:p>
          </table:table-cell>
          <table:table-cell table:formula="of:=SUM([.A40:.A42])&gt;10" office:value-type="boolean" office:boolean-value="false" calcext:value-type="boolean">
            <text:p>FALSE</text:p>
          </table:table-cell>
          <table:table-cell table:formula="of:=SUM([.A36:.A42])&gt;5" office:value-type="boolean" office:boolean-value="false" calcext:value-type="boolean">
            <text:p>FALSE</text:p>
          </table:table-cell>
          <table:table-cell table:formula="of:=SUM([.A36:.A4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2]=IF([.D4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328" calcext:value-type="float">
            <text:p>-2.328</text:p>
          </table:table-cell>
          <table:table-cell table:formula="of:=SUM([.A41:.A43])&gt;10" office:value-type="boolean" office:boolean-value="false" calcext:value-type="boolean">
            <text:p>FALSE</text:p>
          </table:table-cell>
          <table:table-cell table:formula="of:=SUM([.A37:.A43])&gt;5" office:value-type="boolean" office:boolean-value="false" calcext:value-type="boolean">
            <text:p>FALSE</text:p>
          </table:table-cell>
          <table:table-cell table:formula="of:=SUM([.A37:.A4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3]=IF([.D4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table:formula="of:=SUM([.A42:.A44])&gt;10" office:value-type="boolean" office:boolean-value="false" calcext:value-type="boolean">
            <text:p>FALSE</text:p>
          </table:table-cell>
          <table:table-cell table:formula="of:=SUM([.A38:.A44])&gt;5" office:value-type="boolean" office:boolean-value="false" calcext:value-type="boolean">
            <text:p>FALSE</text:p>
          </table:table-cell>
          <table:table-cell table:formula="of:=SUM([.A38:.A4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4]=IF([.D4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7.885" calcext:value-type="float">
            <text:p>-7.885</text:p>
          </table:table-cell>
          <table:table-cell table:formula="of:=SUM([.A43:.A45])&gt;10" office:value-type="boolean" office:boolean-value="false" calcext:value-type="boolean">
            <text:p>FALSE</text:p>
          </table:table-cell>
          <table:table-cell table:formula="of:=SUM([.A39:.A45])&gt;5" office:value-type="boolean" office:boolean-value="false" calcext:value-type="boolean">
            <text:p>FALSE</text:p>
          </table:table-cell>
          <table:table-cell table:formula="of:=SUM([.A39:.A4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5]=IF([.D4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table:formula="of:=SUM([.A44:.A46])&gt;10" office:value-type="boolean" office:boolean-value="false" calcext:value-type="boolean">
            <text:p>FALSE</text:p>
          </table:table-cell>
          <table:table-cell table:formula="of:=SUM([.A40:.A46])&gt;5" office:value-type="boolean" office:boolean-value="false" calcext:value-type="boolean">
            <text:p>FALSE</text:p>
          </table:table-cell>
          <table:table-cell table:formula="of:=SUM([.A40:.A4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6]=IF([.D4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formula="of:=SUM([.A45:.A47])&gt;10" office:value-type="boolean" office:boolean-value="false" calcext:value-type="boolean">
            <text:p>FALSE</text:p>
          </table:table-cell>
          <table:table-cell table:formula="of:=SUM([.A41:.A47])&gt;5" office:value-type="boolean" office:boolean-value="false" calcext:value-type="boolean">
            <text:p>FALSE</text:p>
          </table:table-cell>
          <table:table-cell table:formula="of:=SUM([.A41:.A4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7]=IF([.D4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472" calcext:value-type="float">
            <text:p>-5.472</text:p>
          </table:table-cell>
          <table:table-cell table:formula="of:=SUM([.A46:.A48])&gt;10" office:value-type="boolean" office:boolean-value="false" calcext:value-type="boolean">
            <text:p>FALSE</text:p>
          </table:table-cell>
          <table:table-cell table:formula="of:=SUM([.A42:.A48])&gt;5" office:value-type="boolean" office:boolean-value="false" calcext:value-type="boolean">
            <text:p>FALSE</text:p>
          </table:table-cell>
          <table:table-cell table:formula="of:=SUM([.A42:.A4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8]=IF([.D4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table:formula="of:=SUM([.A47:.A49])&gt;10" office:value-type="boolean" office:boolean-value="false" calcext:value-type="boolean">
            <text:p>FALSE</text:p>
          </table:table-cell>
          <table:table-cell table:formula="of:=SUM([.A43:.A49])&gt;5" office:value-type="boolean" office:boolean-value="false" calcext:value-type="boolean">
            <text:p>FALSE</text:p>
          </table:table-cell>
          <table:table-cell table:formula="of:=SUM([.A43:.A4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49]=IF([.D4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147" calcext:value-type="float">
            <text:p>-1.147</text:p>
          </table:table-cell>
          <table:table-cell table:formula="of:=SUM([.A48:.A50])&gt;10" office:value-type="boolean" office:boolean-value="false" calcext:value-type="boolean">
            <text:p>FALSE</text:p>
          </table:table-cell>
          <table:table-cell table:formula="of:=SUM([.A44:.A50])&gt;5" office:value-type="boolean" office:boolean-value="false" calcext:value-type="boolean">
            <text:p>FALSE</text:p>
          </table:table-cell>
          <table:table-cell table:formula="of:=SUM([.A44:.A5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0]=IF([.D5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378" calcext:value-type="float">
            <text:p>-0.378</text:p>
          </table:table-cell>
          <table:table-cell table:formula="of:=SUM([.A49:.A51])&gt;10" office:value-type="boolean" office:boolean-value="false" calcext:value-type="boolean">
            <text:p>FALSE</text:p>
          </table:table-cell>
          <table:table-cell table:formula="of:=SUM([.A45:.A51])&gt;5" office:value-type="boolean" office:boolean-value="false" calcext:value-type="boolean">
            <text:p>FALSE</text:p>
          </table:table-cell>
          <table:table-cell table:formula="of:=SUM([.A45:.A5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1]=IF([.D5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table:formula="of:=SUM([.A50:.A52])&gt;10" office:value-type="boolean" office:boolean-value="false" calcext:value-type="boolean">
            <text:p>FALSE</text:p>
          </table:table-cell>
          <table:table-cell table:formula="of:=SUM([.A46:.A52])&gt;5" office:value-type="boolean" office:boolean-value="false" calcext:value-type="boolean">
            <text:p>FALSE</text:p>
          </table:table-cell>
          <table:table-cell table:formula="of:=SUM([.A46:.A5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2]=IF([.D5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table:formula="of:=SUM([.A51:.A53])&gt;10" office:value-type="boolean" office:boolean-value="false" calcext:value-type="boolean">
            <text:p>FALSE</text:p>
          </table:table-cell>
          <table:table-cell table:formula="of:=SUM([.A47:.A53])&gt;5" office:value-type="boolean" office:boolean-value="false" calcext:value-type="boolean">
            <text:p>FALSE</text:p>
          </table:table-cell>
          <table:table-cell table:formula="of:=SUM([.A47:.A5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3]=IF([.D5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table:formula="of:=SUM([.A52:.A54])&gt;10" office:value-type="boolean" office:boolean-value="false" calcext:value-type="boolean">
            <text:p>FALSE</text:p>
          </table:table-cell>
          <table:table-cell table:formula="of:=SUM([.A48:.A54])&gt;5" office:value-type="boolean" office:boolean-value="false" calcext:value-type="boolean">
            <text:p>FALSE</text:p>
          </table:table-cell>
          <table:table-cell table:formula="of:=SUM([.A48:.A5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4]=IF([.D5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table:formula="of:=SUM([.A53:.A55])&gt;10" office:value-type="boolean" office:boolean-value="false" calcext:value-type="boolean">
            <text:p>FALSE</text:p>
          </table:table-cell>
          <table:table-cell table:formula="of:=SUM([.A49:.A55])&gt;5" office:value-type="boolean" office:boolean-value="false" calcext:value-type="boolean">
            <text:p>FALSE</text:p>
          </table:table-cell>
          <table:table-cell table:formula="of:=SUM([.A49:.A5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5]=IF([.D5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327" calcext:value-type="float">
            <text:p>-0.327</text:p>
          </table:table-cell>
          <table:table-cell table:formula="of:=SUM([.A54:.A56])&gt;10" office:value-type="boolean" office:boolean-value="false" calcext:value-type="boolean">
            <text:p>FALSE</text:p>
          </table:table-cell>
          <table:table-cell table:formula="of:=SUM([.A50:.A56])&gt;5" office:value-type="boolean" office:boolean-value="false" calcext:value-type="boolean">
            <text:p>FALSE</text:p>
          </table:table-cell>
          <table:table-cell table:formula="of:=SUM([.A50:.A5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6]=IF([.D5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869" calcext:value-type="float">
            <text:p>-0.869</text:p>
          </table:table-cell>
          <table:table-cell table:formula="of:=SUM([.A55:.A57])&gt;10" office:value-type="boolean" office:boolean-value="false" calcext:value-type="boolean">
            <text:p>FALSE</text:p>
          </table:table-cell>
          <table:table-cell table:formula="of:=SUM([.A51:.A57])&gt;5" office:value-type="boolean" office:boolean-value="false" calcext:value-type="boolean">
            <text:p>FALSE</text:p>
          </table:table-cell>
          <table:table-cell table:formula="of:=SUM([.A51:.A5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7]=IF([.D5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034" calcext:value-type="float">
            <text:p>-5.034</text:p>
          </table:table-cell>
          <table:table-cell table:formula="of:=SUM([.A56:.A58])&gt;10" office:value-type="boolean" office:boolean-value="false" calcext:value-type="boolean">
            <text:p>FALSE</text:p>
          </table:table-cell>
          <table:table-cell table:formula="of:=SUM([.A52:.A58])&gt;5" office:value-type="boolean" office:boolean-value="false" calcext:value-type="boolean">
            <text:p>FALSE</text:p>
          </table:table-cell>
          <table:table-cell table:formula="of:=SUM([.A52:.A5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8]=IF([.D5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table:formula="of:=SUM([.A57:.A59])&gt;10" office:value-type="boolean" office:boolean-value="false" calcext:value-type="boolean">
            <text:p>FALSE</text:p>
          </table:table-cell>
          <table:table-cell table:formula="of:=SUM([.A53:.A59])&gt;5" office:value-type="boolean" office:boolean-value="false" calcext:value-type="boolean">
            <text:p>FALSE</text:p>
          </table:table-cell>
          <table:table-cell table:formula="of:=SUM([.A53:.A5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59]=IF([.D5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table:formula="of:=SUM([.A58:.A60])&gt;10" office:value-type="boolean" office:boolean-value="false" calcext:value-type="boolean">
            <text:p>FALSE</text:p>
          </table:table-cell>
          <table:table-cell table:formula="of:=SUM([.A54:.A60])&gt;5" office:value-type="boolean" office:boolean-value="false" calcext:value-type="boolean">
            <text:p>FALSE</text:p>
          </table:table-cell>
          <table:table-cell table:formula="of:=SUM([.A54:.A6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0]=IF([.D6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026" calcext:value-type="float">
            <text:p>-2.026</text:p>
          </table:table-cell>
          <table:table-cell table:formula="of:=SUM([.A59:.A61])&gt;10" office:value-type="boolean" office:boolean-value="false" calcext:value-type="boolean">
            <text:p>FALSE</text:p>
          </table:table-cell>
          <table:table-cell table:formula="of:=SUM([.A55:.A61])&gt;5" office:value-type="boolean" office:boolean-value="false" calcext:value-type="boolean">
            <text:p>FALSE</text:p>
          </table:table-cell>
          <table:table-cell table:formula="of:=SUM([.A55:.A6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1]=IF([.D6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335" calcext:value-type="float">
            <text:p>-0.335</text:p>
          </table:table-cell>
          <table:table-cell table:formula="of:=SUM([.A60:.A62])&gt;10" office:value-type="boolean" office:boolean-value="false" calcext:value-type="boolean">
            <text:p>FALSE</text:p>
          </table:table-cell>
          <table:table-cell table:formula="of:=SUM([.A56:.A62])&gt;5" office:value-type="boolean" office:boolean-value="false" calcext:value-type="boolean">
            <text:p>FALSE</text:p>
          </table:table-cell>
          <table:table-cell table:formula="of:=SUM([.A56:.A6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2]=IF([.D6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table:formula="of:=SUM([.A61:.A63])&gt;10" office:value-type="boolean" office:boolean-value="false" calcext:value-type="boolean">
            <text:p>FALSE</text:p>
          </table:table-cell>
          <table:table-cell table:formula="of:=SUM([.A57:.A63])&gt;5" office:value-type="boolean" office:boolean-value="false" calcext:value-type="boolean">
            <text:p>FALSE</text:p>
          </table:table-cell>
          <table:table-cell table:formula="of:=SUM([.A57:.A6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3]=IF([.D6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table:formula="of:=SUM([.A62:.A64])&gt;10" office:value-type="boolean" office:boolean-value="false" calcext:value-type="boolean">
            <text:p>FALSE</text:p>
          </table:table-cell>
          <table:table-cell table:formula="of:=SUM([.A58:.A64])&gt;5" office:value-type="boolean" office:boolean-value="false" calcext:value-type="boolean">
            <text:p>FALSE</text:p>
          </table:table-cell>
          <table:table-cell table:formula="of:=SUM([.A58:.A6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4]=IF([.D6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table:formula="of:=SUM([.A63:.A65])&gt;10" office:value-type="boolean" office:boolean-value="false" calcext:value-type="boolean">
            <text:p>FALSE</text:p>
          </table:table-cell>
          <table:table-cell table:formula="of:=SUM([.A59:.A65])&gt;5" office:value-type="boolean" office:boolean-value="false" calcext:value-type="boolean">
            <text:p>FALSE</text:p>
          </table:table-cell>
          <table:table-cell table:formula="of:=SUM([.A59:.A6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5]=IF([.D6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7.314" calcext:value-type="float">
            <text:p>-27.314</text:p>
          </table:table-cell>
          <table:table-cell table:formula="of:=SUM([.A64:.A66])&gt;10" office:value-type="boolean" office:boolean-value="false" calcext:value-type="boolean">
            <text:p>FALSE</text:p>
          </table:table-cell>
          <table:table-cell table:formula="of:=SUM([.A60:.A66])&gt;5" office:value-type="boolean" office:boolean-value="false" calcext:value-type="boolean">
            <text:p>FALSE</text:p>
          </table:table-cell>
          <table:table-cell table:formula="of:=SUM([.A60:.A6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6]=IF([.D6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9.258" calcext:value-type="float">
            <text:p>-9.258</text:p>
          </table:table-cell>
          <table:table-cell table:formula="of:=SUM([.A65:.A67])&gt;10" office:value-type="boolean" office:boolean-value="false" calcext:value-type="boolean">
            <text:p>FALSE</text:p>
          </table:table-cell>
          <table:table-cell table:formula="of:=SUM([.A61:.A67])&gt;5" office:value-type="boolean" office:boolean-value="false" calcext:value-type="boolean">
            <text:p>FALSE</text:p>
          </table:table-cell>
          <table:table-cell table:formula="of:=SUM([.A61:.A6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7]=IF([.D6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formula="of:=SUM([.A66:.A68])&gt;10" office:value-type="boolean" office:boolean-value="false" calcext:value-type="boolean">
            <text:p>FALSE</text:p>
          </table:table-cell>
          <table:table-cell table:formula="of:=SUM([.A62:.A68])&gt;5" office:value-type="boolean" office:boolean-value="false" calcext:value-type="boolean">
            <text:p>FALSE</text:p>
          </table:table-cell>
          <table:table-cell table:formula="of:=SUM([.A62:.A6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8]=IF([.D6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7" calcext:value-type="float">
            <text:p>0.770</text:p>
          </table:table-cell>
          <table:table-cell table:formula="of:=SUM([.A67:.A69])&gt;10" office:value-type="boolean" office:boolean-value="false" calcext:value-type="boolean">
            <text:p>FALSE</text:p>
          </table:table-cell>
          <table:table-cell table:formula="of:=SUM([.A63:.A69])&gt;5" office:value-type="boolean" office:boolean-value="false" calcext:value-type="boolean">
            <text:p>FALSE</text:p>
          </table:table-cell>
          <table:table-cell table:formula="of:=SUM([.A63:.A6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69]=IF([.D6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179" calcext:value-type="float">
            <text:p>-5.179</text:p>
          </table:table-cell>
          <table:table-cell table:formula="of:=SUM([.A68:.A70])&gt;10" office:value-type="boolean" office:boolean-value="false" calcext:value-type="boolean">
            <text:p>FALSE</text:p>
          </table:table-cell>
          <table:table-cell table:formula="of:=SUM([.A64:.A70])&gt;5" office:value-type="boolean" office:boolean-value="false" calcext:value-type="boolean">
            <text:p>FALSE</text:p>
          </table:table-cell>
          <table:table-cell table:formula="of:=SUM([.A64:.A7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0]=IF([.D7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423" calcext:value-type="float">
            <text:p>-0.423</text:p>
          </table:table-cell>
          <table:table-cell table:formula="of:=SUM([.A69:.A71])&gt;10" office:value-type="boolean" office:boolean-value="false" calcext:value-type="boolean">
            <text:p>FALSE</text:p>
          </table:table-cell>
          <table:table-cell table:formula="of:=SUM([.A65:.A71])&gt;5" office:value-type="boolean" office:boolean-value="false" calcext:value-type="boolean">
            <text:p>FALSE</text:p>
          </table:table-cell>
          <table:table-cell table:formula="of:=SUM([.A65:.A7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1]=IF([.D7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843" calcext:value-type="float">
            <text:p>-0.843</text:p>
          </table:table-cell>
          <table:table-cell table:formula="of:=SUM([.A70:.A72])&gt;10" office:value-type="boolean" office:boolean-value="false" calcext:value-type="boolean">
            <text:p>FALSE</text:p>
          </table:table-cell>
          <table:table-cell table:formula="of:=SUM([.A66:.A72])&gt;5" office:value-type="boolean" office:boolean-value="false" calcext:value-type="boolean">
            <text:p>FALSE</text:p>
          </table:table-cell>
          <table:table-cell table:formula="of:=SUM([.A66:.A7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2]=IF([.D7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845" calcext:value-type="float">
            <text:p>-0.845</text:p>
          </table:table-cell>
          <table:table-cell table:formula="of:=SUM([.A71:.A73])&gt;10" office:value-type="boolean" office:boolean-value="false" calcext:value-type="boolean">
            <text:p>FALSE</text:p>
          </table:table-cell>
          <table:table-cell table:formula="of:=SUM([.A67:.A73])&gt;5" office:value-type="boolean" office:boolean-value="false" calcext:value-type="boolean">
            <text:p>FALSE</text:p>
          </table:table-cell>
          <table:table-cell table:formula="of:=SUM([.A67:.A7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3]=IF([.D7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  <table:table-cell table:formula="of:=SUM([.A72:.A74])&gt;10" office:value-type="boolean" office:boolean-value="false" calcext:value-type="boolean">
            <text:p>FALSE</text:p>
          </table:table-cell>
          <table:table-cell table:formula="of:=SUM([.A68:.A74])&gt;5" office:value-type="boolean" office:boolean-value="false" calcext:value-type="boolean">
            <text:p>FALSE</text:p>
          </table:table-cell>
          <table:table-cell table:formula="of:=SUM([.A68:.A7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4]=IF([.D7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42" calcext:value-type="float">
            <text:p>-0.420</text:p>
          </table:table-cell>
          <table:table-cell table:formula="of:=SUM([.A73:.A75])&gt;10" office:value-type="boolean" office:boolean-value="false" calcext:value-type="boolean">
            <text:p>FALSE</text:p>
          </table:table-cell>
          <table:table-cell table:formula="of:=SUM([.A69:.A75])&gt;5" office:value-type="boolean" office:boolean-value="false" calcext:value-type="boolean">
            <text:p>FALSE</text:p>
          </table:table-cell>
          <table:table-cell table:formula="of:=SUM([.A69:.A7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5]=IF([.D7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table:formula="of:=SUM([.A74:.A76])&gt;10" office:value-type="boolean" office:boolean-value="false" calcext:value-type="boolean">
            <text:p>FALSE</text:p>
          </table:table-cell>
          <table:table-cell table:formula="of:=SUM([.A70:.A76])&gt;5" office:value-type="boolean" office:boolean-value="false" calcext:value-type="boolean">
            <text:p>FALSE</text:p>
          </table:table-cell>
          <table:table-cell table:formula="of:=SUM([.A70:.A7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6]=IF([.D7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table:formula="of:=SUM([.A75:.A77])&gt;10" office:value-type="boolean" office:boolean-value="false" calcext:value-type="boolean">
            <text:p>FALSE</text:p>
          </table:table-cell>
          <table:table-cell table:formula="of:=SUM([.A71:.A77])&gt;5" office:value-type="boolean" office:boolean-value="false" calcext:value-type="boolean">
            <text:p>FALSE</text:p>
          </table:table-cell>
          <table:table-cell table:formula="of:=SUM([.A71:.A7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7]=IF([.D7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4" calcext:value-type="float">
            <text:p>0.640</text:p>
          </table:table-cell>
          <table:table-cell table:formula="of:=SUM([.A76:.A78])&gt;10" office:value-type="boolean" office:boolean-value="false" calcext:value-type="boolean">
            <text:p>FALSE</text:p>
          </table:table-cell>
          <table:table-cell table:formula="of:=SUM([.A72:.A78])&gt;5" office:value-type="boolean" office:boolean-value="false" calcext:value-type="boolean">
            <text:p>FALSE</text:p>
          </table:table-cell>
          <table:table-cell table:formula="of:=SUM([.A72:.A7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8]=IF([.D7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table:formula="of:=SUM([.A77:.A79])&gt;10" office:value-type="boolean" office:boolean-value="false" calcext:value-type="boolean">
            <text:p>FALSE</text:p>
          </table:table-cell>
          <table:table-cell table:formula="of:=SUM([.A73:.A79])&gt;5" office:value-type="boolean" office:boolean-value="false" calcext:value-type="boolean">
            <text:p>FALSE</text:p>
          </table:table-cell>
          <table:table-cell table:formula="of:=SUM([.A73:.A7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79]=IF([.D7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formula="of:=SUM([.A78:.A80])&gt;10" office:value-type="boolean" office:boolean-value="false" calcext:value-type="boolean">
            <text:p>FALSE</text:p>
          </table:table-cell>
          <table:table-cell table:formula="of:=SUM([.A74:.A80])&gt;5" office:value-type="boolean" office:boolean-value="false" calcext:value-type="boolean">
            <text:p>FALSE</text:p>
          </table:table-cell>
          <table:table-cell table:formula="of:=SUM([.A74:.A8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0]=IF([.D8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table:formula="of:=SUM([.A79:.A81])&gt;10" office:value-type="boolean" office:boolean-value="false" calcext:value-type="boolean">
            <text:p>FALSE</text:p>
          </table:table-cell>
          <table:table-cell table:formula="of:=SUM([.A75:.A81])&gt;5" office:value-type="boolean" office:boolean-value="true" calcext:value-type="boolean">
            <text:p>TRUE</text:p>
          </table:table-cell>
          <table:table-cell table:formula="of:=SUM([.A75:.A8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1]=IF([.D8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873" calcext:value-type="float">
            <text:p>-1.873</text:p>
          </table:table-cell>
          <table:table-cell table:formula="of:=SUM([.A80:.A82])&gt;10" office:value-type="boolean" office:boolean-value="false" calcext:value-type="boolean">
            <text:p>FALSE</text:p>
          </table:table-cell>
          <table:table-cell table:formula="of:=SUM([.A76:.A82])&gt;5" office:value-type="boolean" office:boolean-value="false" calcext:value-type="boolean">
            <text:p>FALSE</text:p>
          </table:table-cell>
          <table:table-cell table:formula="of:=SUM([.A76:.A8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2]=IF([.D8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table:formula="of:=SUM([.A81:.A83])&gt;10" office:value-type="boolean" office:boolean-value="false" calcext:value-type="boolean">
            <text:p>FALSE</text:p>
          </table:table-cell>
          <table:table-cell table:formula="of:=SUM([.A77:.A83])&gt;5" office:value-type="boolean" office:boolean-value="false" calcext:value-type="boolean">
            <text:p>FALSE</text:p>
          </table:table-cell>
          <table:table-cell table:formula="of:=SUM([.A77:.A8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3]=IF([.D8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table:formula="of:=SUM([.A82:.A84])&gt;10" office:value-type="boolean" office:boolean-value="false" calcext:value-type="boolean">
            <text:p>FALSE</text:p>
          </table:table-cell>
          <table:table-cell table:formula="of:=SUM([.A78:.A84])&gt;5" office:value-type="boolean" office:boolean-value="false" calcext:value-type="boolean">
            <text:p>FALSE</text:p>
          </table:table-cell>
          <table:table-cell table:formula="of:=SUM([.A78:.A8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4]=IF([.D8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461" calcext:value-type="float">
            <text:p>-0.461</text:p>
          </table:table-cell>
          <table:table-cell table:formula="of:=SUM([.A83:.A85])&gt;10" office:value-type="boolean" office:boolean-value="false" calcext:value-type="boolean">
            <text:p>FALSE</text:p>
          </table:table-cell>
          <table:table-cell table:formula="of:=SUM([.A79:.A85])&gt;5" office:value-type="boolean" office:boolean-value="false" calcext:value-type="boolean">
            <text:p>FALSE</text:p>
          </table:table-cell>
          <table:table-cell table:formula="of:=SUM([.A79:.A8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5]=IF([.D8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table:formula="of:=SUM([.A84:.A86])&gt;10" office:value-type="boolean" office:boolean-value="false" calcext:value-type="boolean">
            <text:p>FALSE</text:p>
          </table:table-cell>
          <table:table-cell table:formula="of:=SUM([.A80:.A86])&gt;5" office:value-type="boolean" office:boolean-value="false" calcext:value-type="boolean">
            <text:p>FALSE</text:p>
          </table:table-cell>
          <table:table-cell table:formula="of:=SUM([.A80:.A8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6]=IF([.D8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table:formula="of:=SUM([.A85:.A87])&gt;10" office:value-type="boolean" office:boolean-value="false" calcext:value-type="boolean">
            <text:p>FALSE</text:p>
          </table:table-cell>
          <table:table-cell table:formula="of:=SUM([.A81:.A87])&gt;5" office:value-type="boolean" office:boolean-value="false" calcext:value-type="boolean">
            <text:p>FALSE</text:p>
          </table:table-cell>
          <table:table-cell table:formula="of:=SUM([.A81:.A8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7]=IF([.D8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6" calcext:value-type="float">
            <text:p>1.260</text:p>
          </table:table-cell>
          <table:table-cell table:formula="of:=SUM([.A86:.A88])&gt;10" office:value-type="boolean" office:boolean-value="false" calcext:value-type="boolean">
            <text:p>FALSE</text:p>
          </table:table-cell>
          <table:table-cell table:formula="of:=SUM([.A82:.A88])&gt;5" office:value-type="boolean" office:boolean-value="false" calcext:value-type="boolean">
            <text:p>FALSE</text:p>
          </table:table-cell>
          <table:table-cell table:formula="of:=SUM([.A82:.A8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8]=IF([.D8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table:formula="of:=SUM([.A87:.A89])&gt;10" office:value-type="boolean" office:boolean-value="false" calcext:value-type="boolean">
            <text:p>FALSE</text:p>
          </table:table-cell>
          <table:table-cell table:formula="of:=SUM([.A83:.A89])&gt;5" office:value-type="boolean" office:boolean-value="true" calcext:value-type="boolean">
            <text:p>TRUE</text:p>
          </table:table-cell>
          <table:table-cell table:formula="of:=SUM([.A83:.A8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89]=IF([.D8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table:formula="of:=SUM([.A88:.A90])&gt;10" office:value-type="boolean" office:boolean-value="false" calcext:value-type="boolean">
            <text:p>FALSE</text:p>
          </table:table-cell>
          <table:table-cell table:formula="of:=SUM([.A84:.A90])&gt;5" office:value-type="boolean" office:boolean-value="true" calcext:value-type="boolean">
            <text:p>TRUE</text:p>
          </table:table-cell>
          <table:table-cell table:formula="of:=SUM([.A84:.A9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0]=IF([.D9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7.476" calcext:value-type="float">
            <text:p>-7.476</text:p>
          </table:table-cell>
          <table:table-cell table:formula="of:=SUM([.A89:.A91])&gt;10" office:value-type="boolean" office:boolean-value="false" calcext:value-type="boolean">
            <text:p>FALSE</text:p>
          </table:table-cell>
          <table:table-cell table:formula="of:=SUM([.A85:.A91])&gt;5" office:value-type="boolean" office:boolean-value="false" calcext:value-type="boolean">
            <text:p>FALSE</text:p>
          </table:table-cell>
          <table:table-cell table:formula="of:=SUM([.A85:.A9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1]=IF([.D9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table:formula="of:=SUM([.A90:.A92])&gt;10" office:value-type="boolean" office:boolean-value="false" calcext:value-type="boolean">
            <text:p>FALSE</text:p>
          </table:table-cell>
          <table:table-cell table:formula="of:=SUM([.A86:.A92])&gt;5" office:value-type="boolean" office:boolean-value="false" calcext:value-type="boolean">
            <text:p>FALSE</text:p>
          </table:table-cell>
          <table:table-cell table:formula="of:=SUM([.A86:.A9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2]=IF([.D9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table:formula="of:=SUM([.A91:.A93])&gt;10" office:value-type="boolean" office:boolean-value="false" calcext:value-type="boolean">
            <text:p>FALSE</text:p>
          </table:table-cell>
          <table:table-cell table:formula="of:=SUM([.A87:.A93])&gt;5" office:value-type="boolean" office:boolean-value="false" calcext:value-type="boolean">
            <text:p>FALSE</text:p>
          </table:table-cell>
          <table:table-cell table:formula="of:=SUM([.A87:.A9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3]=IF([.D9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table:formula="of:=SUM([.A92:.A94])&gt;10" office:value-type="boolean" office:boolean-value="false" calcext:value-type="boolean">
            <text:p>FALSE</text:p>
          </table:table-cell>
          <table:table-cell table:formula="of:=SUM([.A88:.A94])&gt;5" office:value-type="boolean" office:boolean-value="false" calcext:value-type="boolean">
            <text:p>FALSE</text:p>
          </table:table-cell>
          <table:table-cell table:formula="of:=SUM([.A88:.A9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4]=IF([.D9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007" calcext:value-type="float">
            <text:p>-0.007</text:p>
          </table:table-cell>
          <table:table-cell table:formula="of:=SUM([.A93:.A95])&gt;10" office:value-type="boolean" office:boolean-value="false" calcext:value-type="boolean">
            <text:p>FALSE</text:p>
          </table:table-cell>
          <table:table-cell table:formula="of:=SUM([.A89:.A95])&gt;5" office:value-type="boolean" office:boolean-value="false" calcext:value-type="boolean">
            <text:p>FALSE</text:p>
          </table:table-cell>
          <table:table-cell table:formula="of:=SUM([.A89:.A9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5]=IF([.D9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table:formula="of:=SUM([.A94:.A96])&gt;10" office:value-type="boolean" office:boolean-value="false" calcext:value-type="boolean">
            <text:p>FALSE</text:p>
          </table:table-cell>
          <table:table-cell table:formula="of:=SUM([.A90:.A96])&gt;5" office:value-type="boolean" office:boolean-value="false" calcext:value-type="boolean">
            <text:p>FALSE</text:p>
          </table:table-cell>
          <table:table-cell table:formula="of:=SUM([.A90:.A9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6]=IF([.D9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table:formula="of:=SUM([.A95:.A97])&gt;10" office:value-type="boolean" office:boolean-value="false" calcext:value-type="boolean">
            <text:p>FALSE</text:p>
          </table:table-cell>
          <table:table-cell table:formula="of:=SUM([.A91:.A97])&gt;5" office:value-type="boolean" office:boolean-value="false" calcext:value-type="boolean">
            <text:p>FALSE</text:p>
          </table:table-cell>
          <table:table-cell table:formula="of:=SUM([.A91:.A9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7]=IF([.D9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table:formula="of:=SUM([.A96:.A98])&gt;10" office:value-type="boolean" office:boolean-value="false" calcext:value-type="boolean">
            <text:p>FALSE</text:p>
          </table:table-cell>
          <table:table-cell table:formula="of:=SUM([.A92:.A98])&gt;5" office:value-type="boolean" office:boolean-value="true" calcext:value-type="boolean">
            <text:p>TRUE</text:p>
          </table:table-cell>
          <table:table-cell table:formula="of:=SUM([.A92:.A9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8]=IF([.D9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table:formula="of:=SUM([.A97:.A99])&gt;10" office:value-type="boolean" office:boolean-value="false" calcext:value-type="boolean">
            <text:p>FALSE</text:p>
          </table:table-cell>
          <table:table-cell table:formula="of:=SUM([.A93:.A99])&gt;5" office:value-type="boolean" office:boolean-value="true" calcext:value-type="boolean">
            <text:p>TRUE</text:p>
          </table:table-cell>
          <table:table-cell table:formula="of:=SUM([.A93:.A9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99]=IF([.D9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074" calcext:value-type="float">
            <text:p>-0.074</text:p>
          </table:table-cell>
          <table:table-cell table:formula="of:=SUM([.A98:.A100])&gt;10" office:value-type="boolean" office:boolean-value="false" calcext:value-type="boolean">
            <text:p>FALSE</text:p>
          </table:table-cell>
          <table:table-cell table:formula="of:=SUM([.A94:.A100])&gt;5" office:value-type="boolean" office:boolean-value="true" calcext:value-type="boolean">
            <text:p>TRUE</text:p>
          </table:table-cell>
          <table:table-cell table:formula="of:=SUM([.A94:.A10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0]=IF([.D10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table:formula="of:=SUM([.A99:.A101])&gt;10" office:value-type="boolean" office:boolean-value="false" calcext:value-type="boolean">
            <text:p>FALSE</text:p>
          </table:table-cell>
          <table:table-cell table:formula="of:=SUM([.A95:.A101])&gt;5" office:value-type="boolean" office:boolean-value="true" calcext:value-type="boolean">
            <text:p>TRUE</text:p>
          </table:table-cell>
          <table:table-cell table:formula="of:=SUM([.A95:.A10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1]=IF([.D10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51" calcext:value-type="float">
            <text:p>3.510</text:p>
          </table:table-cell>
          <table:table-cell table:formula="of:=SUM([.A100:.A102])&gt;10" office:value-type="boolean" office:boolean-value="false" calcext:value-type="boolean">
            <text:p>FALSE</text:p>
          </table:table-cell>
          <table:table-cell table:formula="of:=SUM([.A96:.A102])&gt;5" office:value-type="boolean" office:boolean-value="true" calcext:value-type="boolean">
            <text:p>TRUE</text:p>
          </table:table-cell>
          <table:table-cell table:formula="of:=SUM([.A96:.A10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02]=IF([.D10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table:formula="of:=SUM([.A101:.A103])&gt;10" office:value-type="boolean" office:boolean-value="false" calcext:value-type="boolean">
            <text:p>FALSE</text:p>
          </table:table-cell>
          <table:table-cell table:formula="of:=SUM([.A97:.A103])&gt;5" office:value-type="boolean" office:boolean-value="true" calcext:value-type="boolean">
            <text:p>TRUE</text:p>
          </table:table-cell>
          <table:table-cell table:formula="of:=SUM([.A97:.A10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03]=IF([.D10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table:formula="of:=SUM([.A102:.A104])&gt;10" office:value-type="boolean" office:boolean-value="false" calcext:value-type="boolean">
            <text:p>FALSE</text:p>
          </table:table-cell>
          <table:table-cell table:formula="of:=SUM([.A98:.A104])&gt;5" office:value-type="boolean" office:boolean-value="true" calcext:value-type="boolean">
            <text:p>TRUE</text:p>
          </table:table-cell>
          <table:table-cell table:formula="of:=SUM([.A98:.A10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04]=IF([.D10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226" calcext:value-type="float">
            <text:p>-0.226</text:p>
          </table:table-cell>
          <table:table-cell table:formula="of:=SUM([.A103:.A105])&gt;10" office:value-type="boolean" office:boolean-value="false" calcext:value-type="boolean">
            <text:p>FALSE</text:p>
          </table:table-cell>
          <table:table-cell table:formula="of:=SUM([.A99:.A105])&gt;5" office:value-type="boolean" office:boolean-value="true" calcext:value-type="boolean">
            <text:p>TRUE</text:p>
          </table:table-cell>
          <table:table-cell table:formula="of:=SUM([.A99:.A10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05]=IF([.D10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2.466" calcext:value-type="float">
            <text:p>-12.466</text:p>
          </table:table-cell>
          <table:table-cell table:formula="of:=SUM([.A104:.A106])&gt;10" office:value-type="boolean" office:boolean-value="false" calcext:value-type="boolean">
            <text:p>FALSE</text:p>
          </table:table-cell>
          <table:table-cell table:formula="of:=SUM([.A100:.A106])&gt;5" office:value-type="boolean" office:boolean-value="false" calcext:value-type="boolean">
            <text:p>FALSE</text:p>
          </table:table-cell>
          <table:table-cell table:formula="of:=SUM([.A100:.A10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6]=IF([.D10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table:formula="of:=SUM([.A105:.A107])&gt;10" office:value-type="boolean" office:boolean-value="false" calcext:value-type="boolean">
            <text:p>FALSE</text:p>
          </table:table-cell>
          <table:table-cell table:formula="of:=SUM([.A101:.A107])&gt;5" office:value-type="boolean" office:boolean-value="false" calcext:value-type="boolean">
            <text:p>FALSE</text:p>
          </table:table-cell>
          <table:table-cell table:formula="of:=SUM([.A101:.A10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7]=IF([.D10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table:formula="of:=SUM([.A106:.A108])&gt;10" office:value-type="boolean" office:boolean-value="false" calcext:value-type="boolean">
            <text:p>FALSE</text:p>
          </table:table-cell>
          <table:table-cell table:formula="of:=SUM([.A102:.A108])&gt;5" office:value-type="boolean" office:boolean-value="false" calcext:value-type="boolean">
            <text:p>FALSE</text:p>
          </table:table-cell>
          <table:table-cell table:formula="of:=SUM([.A102:.A10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8]=IF([.D10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table:formula="of:=SUM([.A107:.A109])&gt;10" office:value-type="boolean" office:boolean-value="false" calcext:value-type="boolean">
            <text:p>FALSE</text:p>
          </table:table-cell>
          <table:table-cell table:formula="of:=SUM([.A103:.A109])&gt;5" office:value-type="boolean" office:boolean-value="false" calcext:value-type="boolean">
            <text:p>FALSE</text:p>
          </table:table-cell>
          <table:table-cell table:formula="of:=SUM([.A103:.A10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09]=IF([.D10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539" calcext:value-type="float">
            <text:p>2.539</text:p>
          </table:table-cell>
          <table:table-cell table:formula="of:=SUM([.A108:.A110])&gt;10" office:value-type="boolean" office:boolean-value="false" calcext:value-type="boolean">
            <text:p>FALSE</text:p>
          </table:table-cell>
          <table:table-cell table:formula="of:=SUM([.A104:.A110])&gt;5" office:value-type="boolean" office:boolean-value="false" calcext:value-type="boolean">
            <text:p>FALSE</text:p>
          </table:table-cell>
          <table:table-cell table:formula="of:=SUM([.A104:.A11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0]=IF([.D11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table:formula="of:=SUM([.A109:.A111])&gt;10" office:value-type="boolean" office:boolean-value="false" calcext:value-type="boolean">
            <text:p>FALSE</text:p>
          </table:table-cell>
          <table:table-cell table:formula="of:=SUM([.A105:.A111])&gt;5" office:value-type="boolean" office:boolean-value="false" calcext:value-type="boolean">
            <text:p>FALSE</text:p>
          </table:table-cell>
          <table:table-cell table:formula="of:=SUM([.A105:.A11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1]=IF([.D11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table:formula="of:=SUM([.A110:.A112])&gt;10" office:value-type="boolean" office:boolean-value="false" calcext:value-type="boolean">
            <text:p>FALSE</text:p>
          </table:table-cell>
          <table:table-cell table:formula="of:=SUM([.A106:.A112])&gt;5" office:value-type="boolean" office:boolean-value="false" calcext:value-type="boolean">
            <text:p>FALSE</text:p>
          </table:table-cell>
          <table:table-cell table:formula="of:=SUM([.A106:.A11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2]=IF([.D11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table:formula="of:=SUM([.A111:.A113])&gt;10" office:value-type="boolean" office:boolean-value="false" calcext:value-type="boolean">
            <text:p>FALSE</text:p>
          </table:table-cell>
          <table:table-cell table:formula="of:=SUM([.A107:.A113])&gt;5" office:value-type="boolean" office:boolean-value="true" calcext:value-type="boolean">
            <text:p>TRUE</text:p>
          </table:table-cell>
          <table:table-cell table:formula="of:=SUM([.A107:.A11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13]=IF([.D11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816" calcext:value-type="float">
            <text:p>2.816</text:p>
          </table:table-cell>
          <table:table-cell table:formula="of:=SUM([.A112:.A114])&gt;10" office:value-type="boolean" office:boolean-value="false" calcext:value-type="boolean">
            <text:p>FALSE</text:p>
          </table:table-cell>
          <table:table-cell table:formula="of:=SUM([.A108:.A114])&gt;5" office:value-type="boolean" office:boolean-value="true" calcext:value-type="boolean">
            <text:p>TRUE</text:p>
          </table:table-cell>
          <table:table-cell table:formula="of:=SUM([.A108:.A11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14]=IF([.D11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349" calcext:value-type="float">
            <text:p>3.349</text:p>
          </table:table-cell>
          <table:table-cell table:formula="of:=SUM([.A113:.A115])&gt;10" office:value-type="boolean" office:boolean-value="false" calcext:value-type="boolean">
            <text:p>FALSE</text:p>
          </table:table-cell>
          <table:table-cell table:formula="of:=SUM([.A109:.A115])&gt;5" office:value-type="boolean" office:boolean-value="true" calcext:value-type="boolean">
            <text:p>TRUE</text:p>
          </table:table-cell>
          <table:table-cell table:formula="of:=SUM([.A109:.A11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15]=IF([.D11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578" calcext:value-type="float">
            <text:p>-8.578</text:p>
          </table:table-cell>
          <table:table-cell table:formula="of:=SUM([.A114:.A116])&gt;10" office:value-type="boolean" office:boolean-value="false" calcext:value-type="boolean">
            <text:p>FALSE</text:p>
          </table:table-cell>
          <table:table-cell table:formula="of:=SUM([.A110:.A116])&gt;5" office:value-type="boolean" office:boolean-value="false" calcext:value-type="boolean">
            <text:p>FALSE</text:p>
          </table:table-cell>
          <table:table-cell table:formula="of:=SUM([.A110:.A11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6]=IF([.D11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table:formula="of:=SUM([.A115:.A117])&gt;10" office:value-type="boolean" office:boolean-value="false" calcext:value-type="boolean">
            <text:p>FALSE</text:p>
          </table:table-cell>
          <table:table-cell table:formula="of:=SUM([.A111:.A117])&gt;5" office:value-type="boolean" office:boolean-value="false" calcext:value-type="boolean">
            <text:p>FALSE</text:p>
          </table:table-cell>
          <table:table-cell table:formula="of:=SUM([.A111:.A11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7]=IF([.D11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formula="of:=SUM([.A116:.A118])&gt;10" office:value-type="boolean" office:boolean-value="false" calcext:value-type="boolean">
            <text:p>FALSE</text:p>
          </table:table-cell>
          <table:table-cell table:formula="of:=SUM([.A112:.A118])&gt;5" office:value-type="boolean" office:boolean-value="true" calcext:value-type="boolean">
            <text:p>TRUE</text:p>
          </table:table-cell>
          <table:table-cell table:formula="of:=SUM([.A112:.A11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8]=IF([.D11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26" calcext:value-type="float">
            <text:p>2.426</text:p>
          </table:table-cell>
          <table:table-cell table:formula="of:=SUM([.A117:.A119])&gt;10" office:value-type="boolean" office:boolean-value="false" calcext:value-type="boolean">
            <text:p>FALSE</text:p>
          </table:table-cell>
          <table:table-cell table:formula="of:=SUM([.A113:.A119])&gt;5" office:value-type="boolean" office:boolean-value="true" calcext:value-type="boolean">
            <text:p>TRUE</text:p>
          </table:table-cell>
          <table:table-cell table:formula="of:=SUM([.A113:.A11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19]=IF([.D11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081" calcext:value-type="float">
            <text:p>2.081</text:p>
          </table:table-cell>
          <table:table-cell table:formula="of:=SUM([.A118:.A120])&gt;10" office:value-type="boolean" office:boolean-value="false" calcext:value-type="boolean">
            <text:p>FALSE</text:p>
          </table:table-cell>
          <table:table-cell table:formula="of:=SUM([.A114:.A120])&gt;5" office:value-type="boolean" office:boolean-value="true" calcext:value-type="boolean">
            <text:p>TRUE</text:p>
          </table:table-cell>
          <table:table-cell table:formula="of:=SUM([.A114:.A12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0]=IF([.D12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554" calcext:value-type="float">
            <text:p>3.554</text:p>
          </table:table-cell>
          <table:table-cell table:formula="of:=SUM([.A119:.A121])&gt;10" office:value-type="boolean" office:boolean-value="false" calcext:value-type="boolean">
            <text:p>FALSE</text:p>
          </table:table-cell>
          <table:table-cell table:formula="of:=SUM([.A115:.A121])&gt;5" office:value-type="boolean" office:boolean-value="true" calcext:value-type="boolean">
            <text:p>TRUE</text:p>
          </table:table-cell>
          <table:table-cell table:formula="of:=SUM([.A115:.A12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1]=IF([.D12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578" calcext:value-type="float">
            <text:p>-1.578</text:p>
          </table:table-cell>
          <table:table-cell table:formula="of:=SUM([.A120:.A122])&gt;10" office:value-type="boolean" office:boolean-value="false" calcext:value-type="boolean">
            <text:p>FALSE</text:p>
          </table:table-cell>
          <table:table-cell table:formula="of:=SUM([.A116:.A122])&gt;5" office:value-type="boolean" office:boolean-value="false" calcext:value-type="boolean">
            <text:p>FALSE</text:p>
          </table:table-cell>
          <table:table-cell table:formula="of:=SUM([.A116:.A12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2]=IF([.D12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table:formula="of:=SUM([.A121:.A123])&gt;10" office:value-type="boolean" office:boolean-value="false" calcext:value-type="boolean">
            <text:p>FALSE</text:p>
          </table:table-cell>
          <table:table-cell table:formula="of:=SUM([.A117:.A123])&gt;5" office:value-type="boolean" office:boolean-value="true" calcext:value-type="boolean">
            <text:p>TRUE</text:p>
          </table:table-cell>
          <table:table-cell table:formula="of:=SUM([.A117:.A12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23]=IF([.D12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799" calcext:value-type="float">
            <text:p>2.799</text:p>
          </table:table-cell>
          <table:table-cell table:formula="of:=SUM([.A122:.A124])&gt;10" office:value-type="boolean" office:boolean-value="false" calcext:value-type="boolean">
            <text:p>FALSE</text:p>
          </table:table-cell>
          <table:table-cell table:formula="of:=SUM([.A118:.A124])&gt;5" office:value-type="boolean" office:boolean-value="true" calcext:value-type="boolean">
            <text:p>TRUE</text:p>
          </table:table-cell>
          <table:table-cell table:formula="of:=SUM([.A118:.A12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24]=IF([.D12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27" calcext:value-type="float">
            <text:p>3.270</text:p>
          </table:table-cell>
          <table:table-cell table:formula="of:=SUM([.A123:.A125])&gt;10" office:value-type="boolean" office:boolean-value="false" calcext:value-type="boolean">
            <text:p>FALSE</text:p>
          </table:table-cell>
          <table:table-cell table:formula="of:=SUM([.A119:.A125])&gt;5" office:value-type="boolean" office:boolean-value="true" calcext:value-type="boolean">
            <text:p>TRUE</text:p>
          </table:table-cell>
          <table:table-cell table:formula="of:=SUM([.A119:.A12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25]=IF([.D12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table:formula="of:=SUM([.A124:.A126])&gt;10" office:value-type="boolean" office:boolean-value="false" calcext:value-type="boolean">
            <text:p>FALSE</text:p>
          </table:table-cell>
          <table:table-cell table:formula="of:=SUM([.A120:.A126])&gt;5" office:value-type="boolean" office:boolean-value="true" calcext:value-type="boolean">
            <text:p>TRUE</text:p>
          </table:table-cell>
          <table:table-cell table:formula="of:=SUM([.A120:.A12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26]=IF([.D12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229" calcext:value-type="float">
            <text:p>-1.229</text:p>
          </table:table-cell>
          <table:table-cell table:formula="of:=SUM([.A125:.A127])&gt;10" office:value-type="boolean" office:boolean-value="false" calcext:value-type="boolean">
            <text:p>FALSE</text:p>
          </table:table-cell>
          <table:table-cell table:formula="of:=SUM([.A121:.A127])&gt;5" office:value-type="boolean" office:boolean-value="true" calcext:value-type="boolean">
            <text:p>TRUE</text:p>
          </table:table-cell>
          <table:table-cell table:formula="of:=SUM([.A121:.A12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27]=IF([.D12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704" calcext:value-type="float">
            <text:p>-3.704</text:p>
          </table:table-cell>
          <table:table-cell table:formula="of:=SUM([.A126:.A128])&gt;10" office:value-type="boolean" office:boolean-value="false" calcext:value-type="boolean">
            <text:p>FALSE</text:p>
          </table:table-cell>
          <table:table-cell table:formula="of:=SUM([.A122:.A128])&gt;5" office:value-type="boolean" office:boolean-value="false" calcext:value-type="boolean">
            <text:p>FALSE</text:p>
          </table:table-cell>
          <table:table-cell table:formula="of:=SUM([.A122:.A12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8]=IF([.D12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table:formula="of:=SUM([.A127:.A129])&gt;10" office:value-type="boolean" office:boolean-value="false" calcext:value-type="boolean">
            <text:p>FALSE</text:p>
          </table:table-cell>
          <table:table-cell table:formula="of:=SUM([.A123:.A129])&gt;5" office:value-type="boolean" office:boolean-value="true" calcext:value-type="boolean">
            <text:p>TRUE</text:p>
          </table:table-cell>
          <table:table-cell table:formula="of:=SUM([.A123:.A12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29]=IF([.D12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69" calcext:value-type="float">
            <text:p>2.469</text:p>
          </table:table-cell>
          <table:table-cell table:formula="of:=SUM([.A128:.A130])&gt;10" office:value-type="boolean" office:boolean-value="false" calcext:value-type="boolean">
            <text:p>FALSE</text:p>
          </table:table-cell>
          <table:table-cell table:formula="of:=SUM([.A124:.A130])&gt;5" office:value-type="boolean" office:boolean-value="true" calcext:value-type="boolean">
            <text:p>TRUE</text:p>
          </table:table-cell>
          <table:table-cell table:formula="of:=SUM([.A124:.A13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0]=IF([.D13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table:formula="of:=SUM([.A129:.A131])&gt;10" office:value-type="boolean" office:boolean-value="false" calcext:value-type="boolean">
            <text:p>FALSE</text:p>
          </table:table-cell>
          <table:table-cell table:formula="of:=SUM([.A125:.A131])&gt;5" office:value-type="boolean" office:boolean-value="true" calcext:value-type="boolean">
            <text:p>TRUE</text:p>
          </table:table-cell>
          <table:table-cell table:formula="of:=SUM([.A125:.A13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1]=IF([.D13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table:formula="of:=SUM([.A130:.A132])&gt;10" office:value-type="boolean" office:boolean-value="false" calcext:value-type="boolean">
            <text:p>FALSE</text:p>
          </table:table-cell>
          <table:table-cell table:formula="of:=SUM([.A126:.A132])&gt;5" office:value-type="boolean" office:boolean-value="true" calcext:value-type="boolean">
            <text:p>TRUE</text:p>
          </table:table-cell>
          <table:table-cell table:formula="of:=SUM([.A126:.A13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2]=IF([.D13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194" calcext:value-type="float">
            <text:p>4.194</text:p>
          </table:table-cell>
          <table:table-cell table:formula="of:=SUM([.A131:.A133])&gt;10" office:value-type="boolean" office:boolean-value="false" calcext:value-type="boolean">
            <text:p>FALSE</text:p>
          </table:table-cell>
          <table:table-cell table:formula="of:=SUM([.A127:.A133])&gt;5" office:value-type="boolean" office:boolean-value="true" calcext:value-type="boolean">
            <text:p>TRUE</text:p>
          </table:table-cell>
          <table:table-cell table:formula="of:=SUM([.A127:.A13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3]=IF([.D13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formula="of:=SUM([.A132:.A134])&gt;10" office:value-type="boolean" office:boolean-value="false" calcext:value-type="boolean">
            <text:p>FALSE</text:p>
          </table:table-cell>
          <table:table-cell table:formula="of:=SUM([.A128:.A134])&gt;5" office:value-type="boolean" office:boolean-value="true" calcext:value-type="boolean">
            <text:p>TRUE</text:p>
          </table:table-cell>
          <table:table-cell table:formula="of:=SUM([.A128:.A13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34]=IF([.D13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table:formula="of:=SUM([.A133:.A135])&gt;10" office:value-type="boolean" office:boolean-value="false" calcext:value-type="boolean">
            <text:p>FALSE</text:p>
          </table:table-cell>
          <table:table-cell table:formula="of:=SUM([.A129:.A135])&gt;5" office:value-type="boolean" office:boolean-value="true" calcext:value-type="boolean">
            <text:p>TRUE</text:p>
          </table:table-cell>
          <table:table-cell table:formula="of:=SUM([.A129:.A13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35]=IF([.D13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761" calcext:value-type="float">
            <text:p>-5.761</text:p>
          </table:table-cell>
          <table:table-cell table:formula="of:=SUM([.A134:.A136])&gt;10" office:value-type="boolean" office:boolean-value="false" calcext:value-type="boolean">
            <text:p>FALSE</text:p>
          </table:table-cell>
          <table:table-cell table:formula="of:=SUM([.A130:.A136])&gt;5" office:value-type="boolean" office:boolean-value="true" calcext:value-type="boolean">
            <text:p>TRUE</text:p>
          </table:table-cell>
          <table:table-cell table:formula="of:=SUM([.A130:.A13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6]=IF([.D13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6" calcext:value-type="float">
            <text:p>-2.600</text:p>
          </table:table-cell>
          <table:table-cell table:formula="of:=SUM([.A135:.A137])&gt;10" office:value-type="boolean" office:boolean-value="false" calcext:value-type="boolean">
            <text:p>FALSE</text:p>
          </table:table-cell>
          <table:table-cell table:formula="of:=SUM([.A131:.A137])&gt;5" office:value-type="boolean" office:boolean-value="false" calcext:value-type="boolean">
            <text:p>FALSE</text:p>
          </table:table-cell>
          <table:table-cell table:formula="of:=SUM([.A131:.A13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7]=IF([.D13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931" calcext:value-type="float">
            <text:p>3.931</text:p>
          </table:table-cell>
          <table:table-cell table:formula="of:=SUM([.A136:.A138])&gt;10" office:value-type="boolean" office:boolean-value="false" calcext:value-type="boolean">
            <text:p>FALSE</text:p>
          </table:table-cell>
          <table:table-cell table:formula="of:=SUM([.A132:.A138])&gt;5" office:value-type="boolean" office:boolean-value="true" calcext:value-type="boolean">
            <text:p>TRUE</text:p>
          </table:table-cell>
          <table:table-cell table:formula="of:=SUM([.A132:.A13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8]=IF([.D13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187" calcext:value-type="float">
            <text:p>3.187</text:p>
          </table:table-cell>
          <table:table-cell table:formula="of:=SUM([.A137:.A139])&gt;10" office:value-type="boolean" office:boolean-value="false" calcext:value-type="boolean">
            <text:p>FALSE</text:p>
          </table:table-cell>
          <table:table-cell table:formula="of:=SUM([.A133:.A139])&gt;5" office:value-type="boolean" office:boolean-value="true" calcext:value-type="boolean">
            <text:p>TRUE</text:p>
          </table:table-cell>
          <table:table-cell table:formula="of:=SUM([.A133:.A13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39]=IF([.D13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71" calcext:value-type="float">
            <text:p>3.710</text:p>
          </table:table-cell>
          <table:table-cell table:formula="of:=SUM([.A138:.A140])&gt;10" office:value-type="boolean" office:boolean-value="true" calcext:value-type="boolean">
            <text:p>TRUE</text:p>
          </table:table-cell>
          <table:table-cell table:formula="of:=SUM([.A134:.A140])&gt;5" office:value-type="boolean" office:boolean-value="true" calcext:value-type="boolean">
            <text:p>TRUE</text:p>
          </table:table-cell>
          <table:table-cell table:formula="of:=SUM([.A134:.A14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40]=IF([.D14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829" calcext:value-type="float">
            <text:p>3.829</text:p>
          </table:table-cell>
          <table:table-cell table:formula="of:=SUM([.A139:.A141])&gt;10" office:value-type="boolean" office:boolean-value="true" calcext:value-type="boolean">
            <text:p>TRUE</text:p>
          </table:table-cell>
          <table:table-cell table:formula="of:=SUM([.A135:.A141])&gt;5" office:value-type="boolean" office:boolean-value="true" calcext:value-type="boolean">
            <text:p>TRUE</text:p>
          </table:table-cell>
          <table:table-cell table:formula="of:=SUM([.A135:.A14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141]=IF([.D14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834" calcext:value-type="float">
            <text:p>4.834</text:p>
          </table:table-cell>
          <table:table-cell table:formula="of:=SUM([.A140:.A142])&gt;10" office:value-type="boolean" office:boolean-value="true" calcext:value-type="boolean">
            <text:p>TRUE</text:p>
          </table:table-cell>
          <table:table-cell table:formula="of:=SUM([.A136:.A142])&gt;5" office:value-type="boolean" office:boolean-value="true" calcext:value-type="boolean">
            <text:p>TRUE</text:p>
          </table:table-cell>
          <table:table-cell table:formula="of:=SUM([.A136:.A14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2]=IF([.D14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848" calcext:value-type="float">
            <text:p>3.848</text:p>
          </table:table-cell>
          <table:table-cell table:formula="of:=SUM([.A141:.A143])&gt;10" office:value-type="boolean" office:boolean-value="true" calcext:value-type="boolean">
            <text:p>TRUE</text:p>
          </table:table-cell>
          <table:table-cell table:formula="of:=SUM([.A137:.A143])&gt;5" office:value-type="boolean" office:boolean-value="true" calcext:value-type="boolean">
            <text:p>TRUE</text:p>
          </table:table-cell>
          <table:table-cell table:formula="of:=SUM([.A137:.A14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3]=IF([.D14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779" calcext:value-type="float">
            <text:p>6.779</text:p>
          </table:table-cell>
          <table:table-cell table:formula="of:=SUM([.A142:.A144])&gt;10" office:value-type="boolean" office:boolean-value="true" calcext:value-type="boolean">
            <text:p>TRUE</text:p>
          </table:table-cell>
          <table:table-cell table:formula="of:=SUM([.A138:.A144])&gt;5" office:value-type="boolean" office:boolean-value="true" calcext:value-type="boolean">
            <text:p>TRUE</text:p>
          </table:table-cell>
          <table:table-cell table:formula="of:=SUM([.A138:.A14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4]=IF([.D14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905" calcext:value-type="float">
            <text:p>-0.905</text:p>
          </table:table-cell>
          <table:table-cell table:formula="of:=SUM([.A143:.A145])&gt;10" office:value-type="boolean" office:boolean-value="false" calcext:value-type="boolean">
            <text:p>FALSE</text:p>
          </table:table-cell>
          <table:table-cell table:formula="of:=SUM([.A139:.A145])&gt;5" office:value-type="boolean" office:boolean-value="true" calcext:value-type="boolean">
            <text:p>TRUE</text:p>
          </table:table-cell>
          <table:table-cell table:formula="of:=SUM([.A139:.A14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5]=IF([.D14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123" calcext:value-type="float">
            <text:p>5.123</text:p>
          </table:table-cell>
          <table:table-cell table:formula="of:=SUM([.A144:.A146])&gt;10" office:value-type="boolean" office:boolean-value="true" calcext:value-type="boolean">
            <text:p>TRUE</text:p>
          </table:table-cell>
          <table:table-cell table:formula="of:=SUM([.A140:.A146])&gt;5" office:value-type="boolean" office:boolean-value="true" calcext:value-type="boolean">
            <text:p>TRUE</text:p>
          </table:table-cell>
          <table:table-cell table:formula="of:=SUM([.A140:.A14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6]=IF([.D14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652" calcext:value-type="float">
            <text:p>5.652</text:p>
          </table:table-cell>
          <table:table-cell table:formula="of:=SUM([.A145:.A147])&gt;10" office:value-type="boolean" office:boolean-value="false" calcext:value-type="boolean">
            <text:p>FALSE</text:p>
          </table:table-cell>
          <table:table-cell table:formula="of:=SUM([.A141:.A147])&gt;5" office:value-type="boolean" office:boolean-value="true" calcext:value-type="boolean">
            <text:p>TRUE</text:p>
          </table:table-cell>
          <table:table-cell table:formula="of:=SUM([.A141:.A14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7]=IF([.D14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642" calcext:value-type="float">
            <text:p>5.642</text:p>
          </table:table-cell>
          <table:table-cell table:formula="of:=SUM([.A146:.A148])&gt;10" office:value-type="boolean" office:boolean-value="true" calcext:value-type="boolean">
            <text:p>TRUE</text:p>
          </table:table-cell>
          <table:table-cell table:formula="of:=SUM([.A142:.A148])&gt;5" office:value-type="boolean" office:boolean-value="true" calcext:value-type="boolean">
            <text:p>TRUE</text:p>
          </table:table-cell>
          <table:table-cell table:formula="of:=SUM([.A142:.A14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8]=IF([.D14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196" calcext:value-type="float">
            <text:p>5.196</text:p>
          </table:table-cell>
          <table:table-cell table:formula="of:=SUM([.A147:.A149])&gt;10" office:value-type="boolean" office:boolean-value="true" calcext:value-type="boolean">
            <text:p>TRUE</text:p>
          </table:table-cell>
          <table:table-cell table:formula="of:=SUM([.A143:.A149])&gt;5" office:value-type="boolean" office:boolean-value="true" calcext:value-type="boolean">
            <text:p>TRUE</text:p>
          </table:table-cell>
          <table:table-cell table:formula="of:=SUM([.A143:.A14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49]=IF([.D14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979" calcext:value-type="float">
            <text:p>6.979</text:p>
          </table:table-cell>
          <table:table-cell table:formula="of:=SUM([.A148:.A150])&gt;10" office:value-type="boolean" office:boolean-value="true" calcext:value-type="boolean">
            <text:p>TRUE</text:p>
          </table:table-cell>
          <table:table-cell table:formula="of:=SUM([.A144:.A150])&gt;5" office:value-type="boolean" office:boolean-value="true" calcext:value-type="boolean">
            <text:p>TRUE</text:p>
          </table:table-cell>
          <table:table-cell table:formula="of:=SUM([.A144:.A15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0]=IF([.D15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266" calcext:value-type="float">
            <text:p>4.266</text:p>
          </table:table-cell>
          <table:table-cell table:formula="of:=SUM([.A149:.A151])&gt;10" office:value-type="boolean" office:boolean-value="true" calcext:value-type="boolean">
            <text:p>TRUE</text:p>
          </table:table-cell>
          <table:table-cell table:formula="of:=SUM([.A145:.A151])&gt;5" office:value-type="boolean" office:boolean-value="true" calcext:value-type="boolean">
            <text:p>TRUE</text:p>
          </table:table-cell>
          <table:table-cell table:formula="of:=SUM([.A145:.A15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1]=IF([.D15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274" calcext:value-type="float">
            <text:p>5.274</text:p>
          </table:table-cell>
          <table:table-cell table:formula="of:=SUM([.A150:.A152])&gt;10" office:value-type="boolean" office:boolean-value="true" calcext:value-type="boolean">
            <text:p>TRUE</text:p>
          </table:table-cell>
          <table:table-cell table:formula="of:=SUM([.A146:.A152])&gt;5" office:value-type="boolean" office:boolean-value="true" calcext:value-type="boolean">
            <text:p>TRUE</text:p>
          </table:table-cell>
          <table:table-cell table:formula="of:=SUM([.A146:.A15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2]=IF([.D15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052" calcext:value-type="float">
            <text:p>6.052</text:p>
          </table:table-cell>
          <table:table-cell table:formula="of:=SUM([.A151:.A153])&gt;10" office:value-type="boolean" office:boolean-value="true" calcext:value-type="boolean">
            <text:p>TRUE</text:p>
          </table:table-cell>
          <table:table-cell table:formula="of:=SUM([.A147:.A153])&gt;5" office:value-type="boolean" office:boolean-value="true" calcext:value-type="boolean">
            <text:p>TRUE</text:p>
          </table:table-cell>
          <table:table-cell table:formula="of:=SUM([.A147:.A15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3]=IF([.D15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.411" calcext:value-type="float">
            <text:p>10.411</text:p>
          </table:table-cell>
          <table:table-cell table:formula="of:=SUM([.A152:.A154])&gt;10" office:value-type="boolean" office:boolean-value="true" calcext:value-type="boolean">
            <text:p>TRUE</text:p>
          </table:table-cell>
          <table:table-cell table:formula="of:=SUM([.A148:.A154])&gt;5" office:value-type="boolean" office:boolean-value="true" calcext:value-type="boolean">
            <text:p>TRUE</text:p>
          </table:table-cell>
          <table:table-cell table:formula="of:=SUM([.A148:.A15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4]=IF([.D15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639" calcext:value-type="float">
            <text:p>9.639</text:p>
          </table:table-cell>
          <table:table-cell table:formula="of:=SUM([.A153:.A155])&gt;10" office:value-type="boolean" office:boolean-value="true" calcext:value-type="boolean">
            <text:p>TRUE</text:p>
          </table:table-cell>
          <table:table-cell table:formula="of:=SUM([.A149:.A155])&gt;5" office:value-type="boolean" office:boolean-value="true" calcext:value-type="boolean">
            <text:p>TRUE</text:p>
          </table:table-cell>
          <table:table-cell table:formula="of:=SUM([.A149:.A15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5]=IF([.D15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777" calcext:value-type="float">
            <text:p>3.777</text:p>
          </table:table-cell>
          <table:table-cell table:formula="of:=SUM([.A154:.A156])&gt;10" office:value-type="boolean" office:boolean-value="true" calcext:value-type="boolean">
            <text:p>TRUE</text:p>
          </table:table-cell>
          <table:table-cell table:formula="of:=SUM([.A150:.A156])&gt;5" office:value-type="boolean" office:boolean-value="true" calcext:value-type="boolean">
            <text:p>TRUE</text:p>
          </table:table-cell>
          <table:table-cell table:formula="of:=SUM([.A150:.A15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6]=IF([.D15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441" calcext:value-type="float">
            <text:p>4.441</text:p>
          </table:table-cell>
          <table:table-cell table:formula="of:=SUM([.A155:.A157])&gt;10" office:value-type="boolean" office:boolean-value="true" calcext:value-type="boolean">
            <text:p>TRUE</text:p>
          </table:table-cell>
          <table:table-cell table:formula="of:=SUM([.A151:.A157])&gt;5" office:value-type="boolean" office:boolean-value="true" calcext:value-type="boolean">
            <text:p>TRUE</text:p>
          </table:table-cell>
          <table:table-cell table:formula="of:=SUM([.A151:.A15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7]=IF([.D15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882" calcext:value-type="float">
            <text:p>6.882</text:p>
          </table:table-cell>
          <table:table-cell table:formula="of:=SUM([.A156:.A158])&gt;10" office:value-type="boolean" office:boolean-value="true" calcext:value-type="boolean">
            <text:p>TRUE</text:p>
          </table:table-cell>
          <table:table-cell table:formula="of:=SUM([.A152:.A158])&gt;5" office:value-type="boolean" office:boolean-value="true" calcext:value-type="boolean">
            <text:p>TRUE</text:p>
          </table:table-cell>
          <table:table-cell table:formula="of:=SUM([.A152:.A15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8]=IF([.D15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374" calcext:value-type="float">
            <text:p>5.374</text:p>
          </table:table-cell>
          <table:table-cell table:formula="of:=SUM([.A157:.A159])&gt;10" office:value-type="boolean" office:boolean-value="true" calcext:value-type="boolean">
            <text:p>TRUE</text:p>
          </table:table-cell>
          <table:table-cell table:formula="of:=SUM([.A153:.A159])&gt;5" office:value-type="boolean" office:boolean-value="true" calcext:value-type="boolean">
            <text:p>TRUE</text:p>
          </table:table-cell>
          <table:table-cell table:formula="of:=SUM([.A153:.A15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59]=IF([.D15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794" calcext:value-type="float">
            <text:p>2.794</text:p>
          </table:table-cell>
          <table:table-cell table:formula="of:=SUM([.A158:.A160])&gt;10" office:value-type="boolean" office:boolean-value="true" calcext:value-type="boolean">
            <text:p>TRUE</text:p>
          </table:table-cell>
          <table:table-cell table:formula="of:=SUM([.A154:.A160])&gt;5" office:value-type="boolean" office:boolean-value="true" calcext:value-type="boolean">
            <text:p>TRUE</text:p>
          </table:table-cell>
          <table:table-cell table:formula="of:=SUM([.A154:.A16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0]=IF([.D16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527" calcext:value-type="float">
            <text:p>3.527</text:p>
          </table:table-cell>
          <table:table-cell table:formula="of:=SUM([.A159:.A161])&gt;10" office:value-type="boolean" office:boolean-value="true" calcext:value-type="boolean">
            <text:p>TRUE</text:p>
          </table:table-cell>
          <table:table-cell table:formula="of:=SUM([.A155:.A161])&gt;5" office:value-type="boolean" office:boolean-value="true" calcext:value-type="boolean">
            <text:p>TRUE</text:p>
          </table:table-cell>
          <table:table-cell table:formula="of:=SUM([.A155:.A16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1]=IF([.D16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198" calcext:value-type="float">
            <text:p>7.198</text:p>
          </table:table-cell>
          <table:table-cell table:formula="of:=SUM([.A160:.A162])&gt;10" office:value-type="boolean" office:boolean-value="true" calcext:value-type="boolean">
            <text:p>TRUE</text:p>
          </table:table-cell>
          <table:table-cell table:formula="of:=SUM([.A156:.A162])&gt;5" office:value-type="boolean" office:boolean-value="true" calcext:value-type="boolean">
            <text:p>TRUE</text:p>
          </table:table-cell>
          <table:table-cell table:formula="of:=SUM([.A156:.A16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2]=IF([.D16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746" calcext:value-type="float">
            <text:p>5.746</text:p>
          </table:table-cell>
          <table:table-cell table:formula="of:=SUM([.A161:.A163])&gt;10" office:value-type="boolean" office:boolean-value="true" calcext:value-type="boolean">
            <text:p>TRUE</text:p>
          </table:table-cell>
          <table:table-cell table:formula="of:=SUM([.A157:.A163])&gt;5" office:value-type="boolean" office:boolean-value="true" calcext:value-type="boolean">
            <text:p>TRUE</text:p>
          </table:table-cell>
          <table:table-cell table:formula="of:=SUM([.A157:.A16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3]=IF([.D16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316" calcext:value-type="float">
            <text:p>5.316</text:p>
          </table:table-cell>
          <table:table-cell table:formula="of:=SUM([.A162:.A164])&gt;10" office:value-type="boolean" office:boolean-value="true" calcext:value-type="boolean">
            <text:p>TRUE</text:p>
          </table:table-cell>
          <table:table-cell table:formula="of:=SUM([.A158:.A164])&gt;5" office:value-type="boolean" office:boolean-value="true" calcext:value-type="boolean">
            <text:p>TRUE</text:p>
          </table:table-cell>
          <table:table-cell table:formula="of:=SUM([.A158:.A16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4]=IF([.D16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35" calcext:value-type="float">
            <text:p>6.350</text:p>
          </table:table-cell>
          <table:table-cell table:formula="of:=SUM([.A163:.A165])&gt;10" office:value-type="boolean" office:boolean-value="true" calcext:value-type="boolean">
            <text:p>TRUE</text:p>
          </table:table-cell>
          <table:table-cell table:formula="of:=SUM([.A159:.A165])&gt;5" office:value-type="boolean" office:boolean-value="true" calcext:value-type="boolean">
            <text:p>TRUE</text:p>
          </table:table-cell>
          <table:table-cell table:formula="of:=SUM([.A159:.A16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5]=IF([.D16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.686" calcext:value-type="float">
            <text:p>8.686</text:p>
          </table:table-cell>
          <table:table-cell table:formula="of:=SUM([.A164:.A166])&gt;10" office:value-type="boolean" office:boolean-value="true" calcext:value-type="boolean">
            <text:p>TRUE</text:p>
          </table:table-cell>
          <table:table-cell table:formula="of:=SUM([.A160:.A166])&gt;5" office:value-type="boolean" office:boolean-value="true" calcext:value-type="boolean">
            <text:p>TRUE</text:p>
          </table:table-cell>
          <table:table-cell table:formula="of:=SUM([.A160:.A16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6]=IF([.D16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.043" calcext:value-type="float">
            <text:p>10.043</text:p>
          </table:table-cell>
          <table:table-cell table:formula="of:=SUM([.A165:.A167])&gt;10" office:value-type="boolean" office:boolean-value="true" calcext:value-type="boolean">
            <text:p>TRUE</text:p>
          </table:table-cell>
          <table:table-cell table:formula="of:=SUM([.A161:.A167])&gt;5" office:value-type="boolean" office:boolean-value="true" calcext:value-type="boolean">
            <text:p>TRUE</text:p>
          </table:table-cell>
          <table:table-cell table:formula="of:=SUM([.A161:.A16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7]=IF([.D16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.121" calcext:value-type="float">
            <text:p>12.121</text:p>
          </table:table-cell>
          <table:table-cell table:formula="of:=SUM([.A166:.A168])&gt;10" office:value-type="boolean" office:boolean-value="true" calcext:value-type="boolean">
            <text:p>TRUE</text:p>
          </table:table-cell>
          <table:table-cell table:formula="of:=SUM([.A162:.A168])&gt;5" office:value-type="boolean" office:boolean-value="true" calcext:value-type="boolean">
            <text:p>TRUE</text:p>
          </table:table-cell>
          <table:table-cell table:formula="of:=SUM([.A162:.A16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8]=IF([.D16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756" calcext:value-type="float">
            <text:p>9.756</text:p>
          </table:table-cell>
          <table:table-cell table:formula="of:=SUM([.A167:.A169])&gt;10" office:value-type="boolean" office:boolean-value="true" calcext:value-type="boolean">
            <text:p>TRUE</text:p>
          </table:table-cell>
          <table:table-cell table:formula="of:=SUM([.A163:.A169])&gt;5" office:value-type="boolean" office:boolean-value="true" calcext:value-type="boolean">
            <text:p>TRUE</text:p>
          </table:table-cell>
          <table:table-cell table:formula="of:=SUM([.A163:.A16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69]=IF([.D16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.113" calcext:value-type="float">
            <text:p>8.113</text:p>
          </table:table-cell>
          <table:table-cell table:formula="of:=SUM([.A168:.A170])&gt;10" office:value-type="boolean" office:boolean-value="true" calcext:value-type="boolean">
            <text:p>TRUE</text:p>
          </table:table-cell>
          <table:table-cell table:formula="of:=SUM([.A164:.A170])&gt;5" office:value-type="boolean" office:boolean-value="true" calcext:value-type="boolean">
            <text:p>TRUE</text:p>
          </table:table-cell>
          <table:table-cell table:formula="of:=SUM([.A164:.A17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0]=IF([.D17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 table:formula="of:=SUM([.A169:.A171])&gt;10" office:value-type="boolean" office:boolean-value="true" calcext:value-type="boolean">
            <text:p>TRUE</text:p>
          </table:table-cell>
          <table:table-cell table:formula="of:=SUM([.A165:.A171])&gt;5" office:value-type="boolean" office:boolean-value="true" calcext:value-type="boolean">
            <text:p>TRUE</text:p>
          </table:table-cell>
          <table:table-cell table:formula="of:=SUM([.A165:.A17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1]=IF([.D17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964" calcext:value-type="float">
            <text:p>-1.964</text:p>
          </table:table-cell>
          <table:table-cell table:formula="of:=SUM([.A170:.A172])&gt;10" office:value-type="boolean" office:boolean-value="true" calcext:value-type="boolean">
            <text:p>TRUE</text:p>
          </table:table-cell>
          <table:table-cell table:formula="of:=SUM([.A166:.A172])&gt;5" office:value-type="boolean" office:boolean-value="true" calcext:value-type="boolean">
            <text:p>TRUE</text:p>
          </table:table-cell>
          <table:table-cell table:formula="of:=SUM([.A166:.A17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2]=IF([.D17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099" calcext:value-type="float">
            <text:p>-1.099</text:p>
          </table:table-cell>
          <table:table-cell table:formula="of:=SUM([.A171:.A173])&gt;10" office:value-type="boolean" office:boolean-value="false" calcext:value-type="boolean">
            <text:p>FALSE</text:p>
          </table:table-cell>
          <table:table-cell table:formula="of:=SUM([.A167:.A173])&gt;5" office:value-type="boolean" office:boolean-value="true" calcext:value-type="boolean">
            <text:p>TRUE</text:p>
          </table:table-cell>
          <table:table-cell table:formula="of:=SUM([.A167:.A17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3]=IF([.D17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 table:formula="of:=SUM([.A172:.A174])&gt;10" office:value-type="boolean" office:boolean-value="false" calcext:value-type="boolean">
            <text:p>FALSE</text:p>
          </table:table-cell>
          <table:table-cell table:formula="of:=SUM([.A168:.A174])&gt;5" office:value-type="boolean" office:boolean-value="true" calcext:value-type="boolean">
            <text:p>TRUE</text:p>
          </table:table-cell>
          <table:table-cell table:formula="of:=SUM([.A168:.A17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4]=IF([.D17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05" calcext:value-type="float">
            <text:p>3.050</text:p>
          </table:table-cell>
          <table:table-cell table:formula="of:=SUM([.A173:.A175])&gt;10" office:value-type="boolean" office:boolean-value="false" calcext:value-type="boolean">
            <text:p>FALSE</text:p>
          </table:table-cell>
          <table:table-cell table:formula="of:=SUM([.A169:.A175])&gt;5" office:value-type="boolean" office:boolean-value="true" calcext:value-type="boolean">
            <text:p>TRUE</text:p>
          </table:table-cell>
          <table:table-cell table:formula="of:=SUM([.A169:.A17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5]=IF([.D17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273" calcext:value-type="float">
            <text:p>6.273</text:p>
          </table:table-cell>
          <table:table-cell table:formula="of:=SUM([.A174:.A176])&gt;10" office:value-type="boolean" office:boolean-value="true" calcext:value-type="boolean">
            <text:p>TRUE</text:p>
          </table:table-cell>
          <table:table-cell table:formula="of:=SUM([.A170:.A176])&gt;5" office:value-type="boolean" office:boolean-value="true" calcext:value-type="boolean">
            <text:p>TRUE</text:p>
          </table:table-cell>
          <table:table-cell table:formula="of:=SUM([.A170:.A17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6]=IF([.D17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.01" calcext:value-type="float">
            <text:p>8.010</text:p>
          </table:table-cell>
          <table:table-cell table:formula="of:=SUM([.A175:.A177])&gt;10" office:value-type="boolean" office:boolean-value="true" calcext:value-type="boolean">
            <text:p>TRUE</text:p>
          </table:table-cell>
          <table:table-cell table:formula="of:=SUM([.A171:.A177])&gt;5" office:value-type="boolean" office:boolean-value="true" calcext:value-type="boolean">
            <text:p>TRUE</text:p>
          </table:table-cell>
          <table:table-cell table:formula="of:=SUM([.A171:.A17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7]=IF([.D17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034" calcext:value-type="float">
            <text:p>7.034</text:p>
          </table:table-cell>
          <table:table-cell table:formula="of:=SUM([.A176:.A178])&gt;10" office:value-type="boolean" office:boolean-value="true" calcext:value-type="boolean">
            <text:p>TRUE</text:p>
          </table:table-cell>
          <table:table-cell table:formula="of:=SUM([.A172:.A178])&gt;5" office:value-type="boolean" office:boolean-value="true" calcext:value-type="boolean">
            <text:p>TRUE</text:p>
          </table:table-cell>
          <table:table-cell table:formula="of:=SUM([.A172:.A17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8]=IF([.D17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99" calcext:value-type="float">
            <text:p>6.990</text:p>
          </table:table-cell>
          <table:table-cell table:formula="of:=SUM([.A177:.A179])&gt;10" office:value-type="boolean" office:boolean-value="true" calcext:value-type="boolean">
            <text:p>TRUE</text:p>
          </table:table-cell>
          <table:table-cell table:formula="of:=SUM([.A173:.A179])&gt;5" office:value-type="boolean" office:boolean-value="true" calcext:value-type="boolean">
            <text:p>TRUE</text:p>
          </table:table-cell>
          <table:table-cell table:formula="of:=SUM([.A173:.A17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79]=IF([.D17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72" calcext:value-type="float">
            <text:p>4.720</text:p>
          </table:table-cell>
          <table:table-cell table:formula="of:=SUM([.A178:.A180])&gt;10" office:value-type="boolean" office:boolean-value="true" calcext:value-type="boolean">
            <text:p>TRUE</text:p>
          </table:table-cell>
          <table:table-cell table:formula="of:=SUM([.A174:.A180])&gt;5" office:value-type="boolean" office:boolean-value="true" calcext:value-type="boolean">
            <text:p>TRUE</text:p>
          </table:table-cell>
          <table:table-cell table:formula="of:=SUM([.A174:.A18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0]=IF([.D18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719" calcext:value-type="float">
            <text:p>3.719</text:p>
          </table:table-cell>
          <table:table-cell table:formula="of:=SUM([.A179:.A181])&gt;10" office:value-type="boolean" office:boolean-value="true" calcext:value-type="boolean">
            <text:p>TRUE</text:p>
          </table:table-cell>
          <table:table-cell table:formula="of:=SUM([.A175:.A181])&gt;5" office:value-type="boolean" office:boolean-value="true" calcext:value-type="boolean">
            <text:p>TRUE</text:p>
          </table:table-cell>
          <table:table-cell table:formula="of:=SUM([.A175:.A18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1]=IF([.D18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812" calcext:value-type="float">
            <text:p>3.812</text:p>
          </table:table-cell>
          <table:table-cell table:formula="of:=SUM([.A180:.A182])&gt;10" office:value-type="boolean" office:boolean-value="true" calcext:value-type="boolean">
            <text:p>TRUE</text:p>
          </table:table-cell>
          <table:table-cell table:formula="of:=SUM([.A176:.A182])&gt;5" office:value-type="boolean" office:boolean-value="true" calcext:value-type="boolean">
            <text:p>TRUE</text:p>
          </table:table-cell>
          <table:table-cell table:formula="of:=SUM([.A176:.A18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2]=IF([.D18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771" calcext:value-type="float">
            <text:p>5.771</text:p>
          </table:table-cell>
          <table:table-cell table:formula="of:=SUM([.A181:.A183])&gt;10" office:value-type="boolean" office:boolean-value="true" calcext:value-type="boolean">
            <text:p>TRUE</text:p>
          </table:table-cell>
          <table:table-cell table:formula="of:=SUM([.A177:.A183])&gt;5" office:value-type="boolean" office:boolean-value="true" calcext:value-type="boolean">
            <text:p>TRUE</text:p>
          </table:table-cell>
          <table:table-cell table:formula="of:=SUM([.A177:.A18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3]=IF([.D18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976" calcext:value-type="float">
            <text:p>6.976</text:p>
          </table:table-cell>
          <table:table-cell table:formula="of:=SUM([.A182:.A184])&gt;10" office:value-type="boolean" office:boolean-value="true" calcext:value-type="boolean">
            <text:p>TRUE</text:p>
          </table:table-cell>
          <table:table-cell table:formula="of:=SUM([.A178:.A184])&gt;5" office:value-type="boolean" office:boolean-value="true" calcext:value-type="boolean">
            <text:p>TRUE</text:p>
          </table:table-cell>
          <table:table-cell table:formula="of:=SUM([.A178:.A18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4]=IF([.D18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309" calcext:value-type="float">
            <text:p>4.309</text:p>
          </table:table-cell>
          <table:table-cell table:formula="of:=SUM([.A183:.A185])&gt;10" office:value-type="boolean" office:boolean-value="true" calcext:value-type="boolean">
            <text:p>TRUE</text:p>
          </table:table-cell>
          <table:table-cell table:formula="of:=SUM([.A179:.A185])&gt;5" office:value-type="boolean" office:boolean-value="true" calcext:value-type="boolean">
            <text:p>TRUE</text:p>
          </table:table-cell>
          <table:table-cell table:formula="of:=SUM([.A179:.A18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5]=IF([.D18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548" calcext:value-type="float">
            <text:p>3.548</text:p>
          </table:table-cell>
          <table:table-cell table:formula="of:=SUM([.A184:.A186])&gt;10" office:value-type="boolean" office:boolean-value="true" calcext:value-type="boolean">
            <text:p>TRUE</text:p>
          </table:table-cell>
          <table:table-cell table:formula="of:=SUM([.A180:.A186])&gt;5" office:value-type="boolean" office:boolean-value="true" calcext:value-type="boolean">
            <text:p>TRUE</text:p>
          </table:table-cell>
          <table:table-cell table:formula="of:=SUM([.A180:.A18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6]=IF([.D18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table:formula="of:=SUM([.A185:.A187])&gt;10" office:value-type="boolean" office:boolean-value="true" calcext:value-type="boolean">
            <text:p>TRUE</text:p>
          </table:table-cell>
          <table:table-cell table:formula="of:=SUM([.A181:.A187])&gt;5" office:value-type="boolean" office:boolean-value="true" calcext:value-type="boolean">
            <text:p>TRUE</text:p>
          </table:table-cell>
          <table:table-cell table:formula="of:=SUM([.A181:.A18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7]=IF([.D18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299" calcext:value-type="float">
            <text:p>5.299</text:p>
          </table:table-cell>
          <table:table-cell table:formula="of:=SUM([.A186:.A188])&gt;10" office:value-type="boolean" office:boolean-value="true" calcext:value-type="boolean">
            <text:p>TRUE</text:p>
          </table:table-cell>
          <table:table-cell table:formula="of:=SUM([.A182:.A188])&gt;5" office:value-type="boolean" office:boolean-value="true" calcext:value-type="boolean">
            <text:p>TRUE</text:p>
          </table:table-cell>
          <table:table-cell table:formula="of:=SUM([.A182:.A18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8]=IF([.D18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671" calcext:value-type="float">
            <text:p>2.671</text:p>
          </table:table-cell>
          <table:table-cell table:formula="of:=SUM([.A187:.A189])&gt;10" office:value-type="boolean" office:boolean-value="true" calcext:value-type="boolean">
            <text:p>TRUE</text:p>
          </table:table-cell>
          <table:table-cell table:formula="of:=SUM([.A183:.A189])&gt;5" office:value-type="boolean" office:boolean-value="true" calcext:value-type="boolean">
            <text:p>TRUE</text:p>
          </table:table-cell>
          <table:table-cell table:formula="of:=SUM([.A183:.A18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89]=IF([.D18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 table:formula="of:=SUM([.A188:.A190])&gt;10" office:value-type="boolean" office:boolean-value="true" calcext:value-type="boolean">
            <text:p>TRUE</text:p>
          </table:table-cell>
          <table:table-cell table:formula="of:=SUM([.A184:.A190])&gt;5" office:value-type="boolean" office:boolean-value="true" calcext:value-type="boolean">
            <text:p>TRUE</text:p>
          </table:table-cell>
          <table:table-cell table:formula="of:=SUM([.A184:.A19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0]=IF([.D19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.275" calcext:value-type="float">
            <text:p>10.275</text:p>
          </table:table-cell>
          <table:table-cell table:formula="of:=SUM([.A189:.A191])&gt;10" office:value-type="boolean" office:boolean-value="true" calcext:value-type="boolean">
            <text:p>TRUE</text:p>
          </table:table-cell>
          <table:table-cell table:formula="of:=SUM([.A185:.A191])&gt;5" office:value-type="boolean" office:boolean-value="true" calcext:value-type="boolean">
            <text:p>TRUE</text:p>
          </table:table-cell>
          <table:table-cell table:formula="of:=SUM([.A185:.A19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1]=IF([.D19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157" calcext:value-type="float">
            <text:p>7.157</text:p>
          </table:table-cell>
          <table:table-cell table:formula="of:=SUM([.A190:.A192])&gt;10" office:value-type="boolean" office:boolean-value="true" calcext:value-type="boolean">
            <text:p>TRUE</text:p>
          </table:table-cell>
          <table:table-cell table:formula="of:=SUM([.A186:.A192])&gt;5" office:value-type="boolean" office:boolean-value="true" calcext:value-type="boolean">
            <text:p>TRUE</text:p>
          </table:table-cell>
          <table:table-cell table:formula="of:=SUM([.A186:.A19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2]=IF([.D19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942" calcext:value-type="float">
            <text:p>5.942</text:p>
          </table:table-cell>
          <table:table-cell table:formula="of:=SUM([.A191:.A193])&gt;10" office:value-type="boolean" office:boolean-value="true" calcext:value-type="boolean">
            <text:p>TRUE</text:p>
          </table:table-cell>
          <table:table-cell table:formula="of:=SUM([.A187:.A193])&gt;5" office:value-type="boolean" office:boolean-value="true" calcext:value-type="boolean">
            <text:p>TRUE</text:p>
          </table:table-cell>
          <table:table-cell table:formula="of:=SUM([.A187:.A19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3]=IF([.D19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table:formula="of:=SUM([.A192:.A194])&gt;10" office:value-type="boolean" office:boolean-value="true" calcext:value-type="boolean">
            <text:p>TRUE</text:p>
          </table:table-cell>
          <table:table-cell table:formula="of:=SUM([.A188:.A194])&gt;5" office:value-type="boolean" office:boolean-value="true" calcext:value-type="boolean">
            <text:p>TRUE</text:p>
          </table:table-cell>
          <table:table-cell table:formula="of:=SUM([.A188:.A19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4]=IF([.D19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773" calcext:value-type="float">
            <text:p>2.773</text:p>
          </table:table-cell>
          <table:table-cell table:formula="of:=SUM([.A193:.A195])&gt;10" office:value-type="boolean" office:boolean-value="true" calcext:value-type="boolean">
            <text:p>TRUE</text:p>
          </table:table-cell>
          <table:table-cell table:formula="of:=SUM([.A189:.A195])&gt;5" office:value-type="boolean" office:boolean-value="true" calcext:value-type="boolean">
            <text:p>TRUE</text:p>
          </table:table-cell>
          <table:table-cell table:formula="of:=SUM([.A189:.A19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5]=IF([.D19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253" calcext:value-type="float">
            <text:p>6.253</text:p>
          </table:table-cell>
          <table:table-cell table:formula="of:=SUM([.A194:.A196])&gt;10" office:value-type="boolean" office:boolean-value="true" calcext:value-type="boolean">
            <text:p>TRUE</text:p>
          </table:table-cell>
          <table:table-cell table:formula="of:=SUM([.A190:.A196])&gt;5" office:value-type="boolean" office:boolean-value="true" calcext:value-type="boolean">
            <text:p>TRUE</text:p>
          </table:table-cell>
          <table:table-cell table:formula="of:=SUM([.A190:.A19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6]=IF([.D19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6" calcext:value-type="float">
            <text:p>5.600</text:p>
          </table:table-cell>
          <table:table-cell table:formula="of:=SUM([.A195:.A197])&gt;10" office:value-type="boolean" office:boolean-value="true" calcext:value-type="boolean">
            <text:p>TRUE</text:p>
          </table:table-cell>
          <table:table-cell table:formula="of:=SUM([.A191:.A197])&gt;5" office:value-type="boolean" office:boolean-value="true" calcext:value-type="boolean">
            <text:p>TRUE</text:p>
          </table:table-cell>
          <table:table-cell table:formula="of:=SUM([.A191:.A19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7]=IF([.D19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699" calcext:value-type="float">
            <text:p>4.699</text:p>
          </table:table-cell>
          <table:table-cell table:formula="of:=SUM([.A196:.A198])&gt;10" office:value-type="boolean" office:boolean-value="true" calcext:value-type="boolean">
            <text:p>TRUE</text:p>
          </table:table-cell>
          <table:table-cell table:formula="of:=SUM([.A192:.A198])&gt;5" office:value-type="boolean" office:boolean-value="true" calcext:value-type="boolean">
            <text:p>TRUE</text:p>
          </table:table-cell>
          <table:table-cell table:formula="of:=SUM([.A192:.A19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8]=IF([.D19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244" calcext:value-type="float">
            <text:p>7.244</text:p>
          </table:table-cell>
          <table:table-cell table:formula="of:=SUM([.A197:.A199])&gt;10" office:value-type="boolean" office:boolean-value="true" calcext:value-type="boolean">
            <text:p>TRUE</text:p>
          </table:table-cell>
          <table:table-cell table:formula="of:=SUM([.A193:.A199])&gt;5" office:value-type="boolean" office:boolean-value="true" calcext:value-type="boolean">
            <text:p>TRUE</text:p>
          </table:table-cell>
          <table:table-cell table:formula="of:=SUM([.A193:.A19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199]=IF([.D19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154" calcext:value-type="float">
            <text:p>7.154</text:p>
          </table:table-cell>
          <table:table-cell table:formula="of:=SUM([.A198:.A200])&gt;10" office:value-type="boolean" office:boolean-value="true" calcext:value-type="boolean">
            <text:p>TRUE</text:p>
          </table:table-cell>
          <table:table-cell table:formula="of:=SUM([.A194:.A200])&gt;5" office:value-type="boolean" office:boolean-value="true" calcext:value-type="boolean">
            <text:p>TRUE</text:p>
          </table:table-cell>
          <table:table-cell table:formula="of:=SUM([.A194:.A20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0]=IF([.D20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.083" calcext:value-type="float">
            <text:p>8.083</text:p>
          </table:table-cell>
          <table:table-cell table:formula="of:=SUM([.A199:.A201])&gt;10" office:value-type="boolean" office:boolean-value="true" calcext:value-type="boolean">
            <text:p>TRUE</text:p>
          </table:table-cell>
          <table:table-cell table:formula="of:=SUM([.A195:.A201])&gt;5" office:value-type="boolean" office:boolean-value="true" calcext:value-type="boolean">
            <text:p>TRUE</text:p>
          </table:table-cell>
          <table:table-cell table:formula="of:=SUM([.A195:.A20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1]=IF([.D20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table:formula="of:=SUM([.A200:.A202])&gt;10" office:value-type="boolean" office:boolean-value="true" calcext:value-type="boolean">
            <text:p>TRUE</text:p>
          </table:table-cell>
          <table:table-cell table:formula="of:=SUM([.A196:.A202])&gt;5" office:value-type="boolean" office:boolean-value="true" calcext:value-type="boolean">
            <text:p>TRUE</text:p>
          </table:table-cell>
          <table:table-cell table:formula="of:=SUM([.A196:.A20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2]=IF([.D20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057" calcext:value-type="float">
            <text:p>6.057</text:p>
          </table:table-cell>
          <table:table-cell table:formula="of:=SUM([.A201:.A203])&gt;10" office:value-type="boolean" office:boolean-value="true" calcext:value-type="boolean">
            <text:p>TRUE</text:p>
          </table:table-cell>
          <table:table-cell table:formula="of:=SUM([.A197:.A203])&gt;5" office:value-type="boolean" office:boolean-value="true" calcext:value-type="boolean">
            <text:p>TRUE</text:p>
          </table:table-cell>
          <table:table-cell table:formula="of:=SUM([.A197:.A20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3]=IF([.D20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2.603" calcext:value-type="float">
            <text:p>-12.603</text:p>
          </table:table-cell>
          <table:table-cell table:formula="of:=SUM([.A202:.A204])&gt;10" office:value-type="boolean" office:boolean-value="false" calcext:value-type="boolean">
            <text:p>FALSE</text:p>
          </table:table-cell>
          <table:table-cell table:formula="of:=SUM([.A198:.A204])&gt;5" office:value-type="boolean" office:boolean-value="true" calcext:value-type="boolean">
            <text:p>TRUE</text:p>
          </table:table-cell>
          <table:table-cell table:formula="of:=SUM([.A198:.A20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4]=IF([.D20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639" calcext:value-type="float">
            <text:p>4.639</text:p>
          </table:table-cell>
          <table:table-cell table:formula="of:=SUM([.A203:.A205])&gt;10" office:value-type="boolean" office:boolean-value="false" calcext:value-type="boolean">
            <text:p>FALSE</text:p>
          </table:table-cell>
          <table:table-cell table:formula="of:=SUM([.A199:.A205])&gt;5" office:value-type="boolean" office:boolean-value="true" calcext:value-type="boolean">
            <text:p>TRUE</text:p>
          </table:table-cell>
          <table:table-cell table:formula="of:=SUM([.A199:.A20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5]=IF([.D20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059" calcext:value-type="float">
            <text:p>5.059</text:p>
          </table:table-cell>
          <table:table-cell table:formula="of:=SUM([.A204:.A206])&gt;10" office:value-type="boolean" office:boolean-value="false" calcext:value-type="boolean">
            <text:p>FALSE</text:p>
          </table:table-cell>
          <table:table-cell table:formula="of:=SUM([.A200:.A206])&gt;5" office:value-type="boolean" office:boolean-value="true" calcext:value-type="boolean">
            <text:p>TRUE</text:p>
          </table:table-cell>
          <table:table-cell table:formula="of:=SUM([.A200:.A20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6]=IF([.D20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table:formula="of:=SUM([.A205:.A207])&gt;10" office:value-type="boolean" office:boolean-value="true" calcext:value-type="boolean">
            <text:p>TRUE</text:p>
          </table:table-cell>
          <table:table-cell table:formula="of:=SUM([.A201:.A207])&gt;5" office:value-type="boolean" office:boolean-value="true" calcext:value-type="boolean">
            <text:p>TRUE</text:p>
          </table:table-cell>
          <table:table-cell table:formula="of:=SUM([.A201:.A20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7]=IF([.D20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347" calcext:value-type="float">
            <text:p>-1.347</text:p>
          </table:table-cell>
          <table:table-cell table:formula="of:=SUM([.A206:.A208])&gt;10" office:value-type="boolean" office:boolean-value="false" calcext:value-type="boolean">
            <text:p>FALSE</text:p>
          </table:table-cell>
          <table:table-cell table:formula="of:=SUM([.A202:.A208])&gt;5" office:value-type="boolean" office:boolean-value="true" calcext:value-type="boolean">
            <text:p>TRUE</text:p>
          </table:table-cell>
          <table:table-cell table:formula="of:=SUM([.A202:.A20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08]=IF([.D20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formula="of:=SUM([.A207:.A209])&gt;10" office:value-type="boolean" office:boolean-value="false" calcext:value-type="boolean">
            <text:p>FALSE</text:p>
          </table:table-cell>
          <table:table-cell table:formula="of:=SUM([.A203:.A209])&gt;5" office:value-type="boolean" office:boolean-value="true" calcext:value-type="boolean">
            <text:p>TRUE</text:p>
          </table:table-cell>
          <table:table-cell table:formula="of:=SUM([.A203:.A20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09]=IF([.D20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648" calcext:value-type="float">
            <text:p>-1.648</text:p>
          </table:table-cell>
          <table:table-cell table:formula="of:=SUM([.A208:.A210])&gt;10" office:value-type="boolean" office:boolean-value="false" calcext:value-type="boolean">
            <text:p>FALSE</text:p>
          </table:table-cell>
          <table:table-cell table:formula="of:=SUM([.A204:.A210])&gt;5" office:value-type="boolean" office:boolean-value="false" calcext:value-type="boolean">
            <text:p>FALSE</text:p>
          </table:table-cell>
          <table:table-cell table:formula="of:=SUM([.A204:.A21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0]=IF([.D21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124" calcext:value-type="float">
            <text:p>4.124</text:p>
          </table:table-cell>
          <table:table-cell table:formula="of:=SUM([.A209:.A211])&gt;10" office:value-type="boolean" office:boolean-value="false" calcext:value-type="boolean">
            <text:p>FALSE</text:p>
          </table:table-cell>
          <table:table-cell table:formula="of:=SUM([.A205:.A211])&gt;5" office:value-type="boolean" office:boolean-value="true" calcext:value-type="boolean">
            <text:p>TRUE</text:p>
          </table:table-cell>
          <table:table-cell table:formula="of:=SUM([.A205:.A21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11]=IF([.D21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7.015" calcext:value-type="float">
            <text:p>-17.015</text:p>
          </table:table-cell>
          <table:table-cell table:formula="of:=SUM([.A210:.A212])&gt;10" office:value-type="boolean" office:boolean-value="false" calcext:value-type="boolean">
            <text:p>FALSE</text:p>
          </table:table-cell>
          <table:table-cell table:formula="of:=SUM([.A206:.A212])&gt;5" office:value-type="boolean" office:boolean-value="false" calcext:value-type="boolean">
            <text:p>FALSE</text:p>
          </table:table-cell>
          <table:table-cell table:formula="of:=SUM([.A206:.A21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2]=IF([.D21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3.403" calcext:value-type="float">
            <text:p>-13.403</text:p>
          </table:table-cell>
          <table:table-cell table:formula="of:=SUM([.A211:.A213])&gt;10" office:value-type="boolean" office:boolean-value="false" calcext:value-type="boolean">
            <text:p>FALSE</text:p>
          </table:table-cell>
          <table:table-cell table:formula="of:=SUM([.A207:.A213])&gt;5" office:value-type="boolean" office:boolean-value="false" calcext:value-type="boolean">
            <text:p>FALSE</text:p>
          </table:table-cell>
          <table:table-cell table:formula="of:=SUM([.A207:.A21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3]=IF([.D21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6.753" calcext:value-type="float">
            <text:p>-16.753</text:p>
          </table:table-cell>
          <table:table-cell table:formula="of:=SUM([.A212:.A214])&gt;10" office:value-type="boolean" office:boolean-value="false" calcext:value-type="boolean">
            <text:p>FALSE</text:p>
          </table:table-cell>
          <table:table-cell table:formula="of:=SUM([.A208:.A214])&gt;5" office:value-type="boolean" office:boolean-value="false" calcext:value-type="boolean">
            <text:p>FALSE</text:p>
          </table:table-cell>
          <table:table-cell table:formula="of:=SUM([.A208:.A21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4]=IF([.D21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table:formula="of:=SUM([.A213:.A215])&gt;10" office:value-type="boolean" office:boolean-value="false" calcext:value-type="boolean">
            <text:p>FALSE</text:p>
          </table:table-cell>
          <table:table-cell table:formula="of:=SUM([.A209:.A215])&gt;5" office:value-type="boolean" office:boolean-value="false" calcext:value-type="boolean">
            <text:p>FALSE</text:p>
          </table:table-cell>
          <table:table-cell table:formula="of:=SUM([.A209:.A21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5]=IF([.D21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628" calcext:value-type="float">
            <text:p>4.628</text:p>
          </table:table-cell>
          <table:table-cell table:formula="of:=SUM([.A214:.A216])&gt;10" office:value-type="boolean" office:boolean-value="false" calcext:value-type="boolean">
            <text:p>FALSE</text:p>
          </table:table-cell>
          <table:table-cell table:formula="of:=SUM([.A210:.A216])&gt;5" office:value-type="boolean" office:boolean-value="false" calcext:value-type="boolean">
            <text:p>FALSE</text:p>
          </table:table-cell>
          <table:table-cell table:formula="of:=SUM([.A210:.A21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6]=IF([.D21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555" calcext:value-type="float">
            <text:p>5.555</text:p>
          </table:table-cell>
          <table:table-cell table:formula="of:=SUM([.A215:.A217])&gt;10" office:value-type="boolean" office:boolean-value="true" calcext:value-type="boolean">
            <text:p>TRUE</text:p>
          </table:table-cell>
          <table:table-cell table:formula="of:=SUM([.A211:.A217])&gt;5" office:value-type="boolean" office:boolean-value="false" calcext:value-type="boolean">
            <text:p>FALSE</text:p>
          </table:table-cell>
          <table:table-cell table:formula="of:=SUM([.A211:.A21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7]=IF([.D21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table:formula="of:=SUM([.A216:.A218])&gt;10" office:value-type="boolean" office:boolean-value="true" calcext:value-type="boolean">
            <text:p>TRUE</text:p>
          </table:table-cell>
          <table:table-cell table:formula="of:=SUM([.A212:.A218])&gt;5" office:value-type="boolean" office:boolean-value="false" calcext:value-type="boolean">
            <text:p>FALSE</text:p>
          </table:table-cell>
          <table:table-cell table:formula="of:=SUM([.A212:.A21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8]=IF([.D21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088" calcext:value-type="float">
            <text:p>3.088</text:p>
          </table:table-cell>
          <table:table-cell table:formula="of:=SUM([.A217:.A219])&gt;10" office:value-type="boolean" office:boolean-value="true" calcext:value-type="boolean">
            <text:p>TRUE</text:p>
          </table:table-cell>
          <table:table-cell table:formula="of:=SUM([.A213:.A219])&gt;5" office:value-type="boolean" office:boolean-value="false" calcext:value-type="boolean">
            <text:p>FALSE</text:p>
          </table:table-cell>
          <table:table-cell table:formula="of:=SUM([.A213:.A21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19]=IF([.D21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969" calcext:value-type="float">
            <text:p>5.969</text:p>
          </table:table-cell>
          <table:table-cell table:formula="of:=SUM([.A218:.A220])&gt;10" office:value-type="boolean" office:boolean-value="true" calcext:value-type="boolean">
            <text:p>TRUE</text:p>
          </table:table-cell>
          <table:table-cell table:formula="of:=SUM([.A214:.A220])&gt;5" office:value-type="boolean" office:boolean-value="false" calcext:value-type="boolean">
            <text:p>FALSE</text:p>
          </table:table-cell>
          <table:table-cell table:formula="of:=SUM([.A214:.A22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20]=IF([.D22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628" calcext:value-type="float">
            <text:p>6.628</text:p>
          </table:table-cell>
          <table:table-cell table:formula="of:=SUM([.A219:.A221])&gt;10" office:value-type="boolean" office:boolean-value="true" calcext:value-type="boolean">
            <text:p>TRUE</text:p>
          </table:table-cell>
          <table:table-cell table:formula="of:=SUM([.A215:.A221])&gt;5" office:value-type="boolean" office:boolean-value="true" calcext:value-type="boolean">
            <text:p>TRUE</text:p>
          </table:table-cell>
          <table:table-cell table:formula="of:=SUM([.A215:.A22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1]=IF([.D22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0.38" calcext:value-type="float">
            <text:p>-10.380</text:p>
          </table:table-cell>
          <table:table-cell table:formula="of:=SUM([.A220:.A222])&gt;10" office:value-type="boolean" office:boolean-value="false" calcext:value-type="boolean">
            <text:p>FALSE</text:p>
          </table:table-cell>
          <table:table-cell table:formula="of:=SUM([.A216:.A222])&gt;5" office:value-type="boolean" office:boolean-value="true" calcext:value-type="boolean">
            <text:p>TRUE</text:p>
          </table:table-cell>
          <table:table-cell table:formula="of:=SUM([.A216:.A22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2]=IF([.D22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793" calcext:value-type="float">
            <text:p>2.793</text:p>
          </table:table-cell>
          <table:table-cell table:formula="of:=SUM([.A221:.A223])&gt;10" office:value-type="boolean" office:boolean-value="false" calcext:value-type="boolean">
            <text:p>FALSE</text:p>
          </table:table-cell>
          <table:table-cell table:formula="of:=SUM([.A217:.A223])&gt;5" office:value-type="boolean" office:boolean-value="true" calcext:value-type="boolean">
            <text:p>TRUE</text:p>
          </table:table-cell>
          <table:table-cell table:formula="of:=SUM([.A217:.A22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3]=IF([.D22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971" calcext:value-type="float">
            <text:p>-0.971</text:p>
          </table:table-cell>
          <table:table-cell table:formula="of:=SUM([.A222:.A224])&gt;10" office:value-type="boolean" office:boolean-value="false" calcext:value-type="boolean">
            <text:p>FALSE</text:p>
          </table:table-cell>
          <table:table-cell table:formula="of:=SUM([.A218:.A224])&gt;5" office:value-type="boolean" office:boolean-value="true" calcext:value-type="boolean">
            <text:p>TRUE</text:p>
          </table:table-cell>
          <table:table-cell table:formula="of:=SUM([.A218:.A22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24]=IF([.D22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table:formula="of:=SUM([.A223:.A225])&gt;10" office:value-type="boolean" office:boolean-value="false" calcext:value-type="boolean">
            <text:p>FALSE</text:p>
          </table:table-cell>
          <table:table-cell table:formula="of:=SUM([.A219:.A225])&gt;5" office:value-type="boolean" office:boolean-value="true" calcext:value-type="boolean">
            <text:p>TRUE</text:p>
          </table:table-cell>
          <table:table-cell table:formula="of:=SUM([.A219:.A22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5]=IF([.D22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301" calcext:value-type="float">
            <text:p>4.301</text:p>
          </table:table-cell>
          <table:table-cell table:formula="of:=SUM([.A224:.A226])&gt;10" office:value-type="boolean" office:boolean-value="false" calcext:value-type="boolean">
            <text:p>FALSE</text:p>
          </table:table-cell>
          <table:table-cell table:formula="of:=SUM([.A220:.A226])&gt;5" office:value-type="boolean" office:boolean-value="true" calcext:value-type="boolean">
            <text:p>TRUE</text:p>
          </table:table-cell>
          <table:table-cell table:formula="of:=SUM([.A220:.A22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6]=IF([.D22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395" calcext:value-type="float">
            <text:p>4.395</text:p>
          </table:table-cell>
          <table:table-cell table:formula="of:=SUM([.A225:.A227])&gt;10" office:value-type="boolean" office:boolean-value="true" calcext:value-type="boolean">
            <text:p>TRUE</text:p>
          </table:table-cell>
          <table:table-cell table:formula="of:=SUM([.A221:.A227])&gt;5" office:value-type="boolean" office:boolean-value="true" calcext:value-type="boolean">
            <text:p>TRUE</text:p>
          </table:table-cell>
          <table:table-cell table:formula="of:=SUM([.A221:.A22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27]=IF([.D22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152" calcext:value-type="float">
            <text:p>5.152</text:p>
          </table:table-cell>
          <table:table-cell table:formula="of:=SUM([.A226:.A228])&gt;10" office:value-type="boolean" office:boolean-value="true" calcext:value-type="boolean">
            <text:p>TRUE</text:p>
          </table:table-cell>
          <table:table-cell table:formula="of:=SUM([.A222:.A228])&gt;5" office:value-type="boolean" office:boolean-value="true" calcext:value-type="boolean">
            <text:p>TRUE</text:p>
          </table:table-cell>
          <table:table-cell table:formula="of:=SUM([.A222:.A22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28]=IF([.D22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629" calcext:value-type="float">
            <text:p>5.629</text:p>
          </table:table-cell>
          <table:table-cell table:formula="of:=SUM([.A227:.A229])&gt;10" office:value-type="boolean" office:boolean-value="true" calcext:value-type="boolean">
            <text:p>TRUE</text:p>
          </table:table-cell>
          <table:table-cell table:formula="of:=SUM([.A223:.A229])&gt;5" office:value-type="boolean" office:boolean-value="true" calcext:value-type="boolean">
            <text:p>TRUE</text:p>
          </table:table-cell>
          <table:table-cell table:formula="of:=SUM([.A223:.A22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29]=IF([.D22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83" calcext:value-type="float">
            <text:p>1.830</text:p>
          </table:table-cell>
          <table:table-cell table:formula="of:=SUM([.A228:.A230])&gt;10" office:value-type="boolean" office:boolean-value="true" calcext:value-type="boolean">
            <text:p>TRUE</text:p>
          </table:table-cell>
          <table:table-cell table:formula="of:=SUM([.A224:.A230])&gt;5" office:value-type="boolean" office:boolean-value="true" calcext:value-type="boolean">
            <text:p>TRUE</text:p>
          </table:table-cell>
          <table:table-cell table:formula="of:=SUM([.A224:.A23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0]=IF([.D23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 table:formula="of:=SUM([.A229:.A231])&gt;10" office:value-type="boolean" office:boolean-value="true" calcext:value-type="boolean">
            <text:p>TRUE</text:p>
          </table:table-cell>
          <table:table-cell table:formula="of:=SUM([.A225:.A231])&gt;5" office:value-type="boolean" office:boolean-value="true" calcext:value-type="boolean">
            <text:p>TRUE</text:p>
          </table:table-cell>
          <table:table-cell table:formula="of:=SUM([.A225:.A23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1]=IF([.D23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89" calcext:value-type="float">
            <text:p>4.890</text:p>
          </table:table-cell>
          <table:table-cell table:formula="of:=SUM([.A230:.A232])&gt;10" office:value-type="boolean" office:boolean-value="true" calcext:value-type="boolean">
            <text:p>TRUE</text:p>
          </table:table-cell>
          <table:table-cell table:formula="of:=SUM([.A226:.A232])&gt;5" office:value-type="boolean" office:boolean-value="true" calcext:value-type="boolean">
            <text:p>TRUE</text:p>
          </table:table-cell>
          <table:table-cell table:formula="of:=SUM([.A226:.A23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2]=IF([.D23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formula="of:=SUM([.A231:.A233])&gt;10" office:value-type="boolean" office:boolean-value="true" calcext:value-type="boolean">
            <text:p>TRUE</text:p>
          </table:table-cell>
          <table:table-cell table:formula="of:=SUM([.A227:.A233])&gt;5" office:value-type="boolean" office:boolean-value="true" calcext:value-type="boolean">
            <text:p>TRUE</text:p>
          </table:table-cell>
          <table:table-cell table:formula="of:=SUM([.A227:.A23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3]=IF([.D23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table:formula="of:=SUM([.A232:.A234])&gt;10" office:value-type="boolean" office:boolean-value="true" calcext:value-type="boolean">
            <text:p>TRUE</text:p>
          </table:table-cell>
          <table:table-cell table:formula="of:=SUM([.A228:.A234])&gt;5" office:value-type="boolean" office:boolean-value="true" calcext:value-type="boolean">
            <text:p>TRUE</text:p>
          </table:table-cell>
          <table:table-cell table:formula="of:=SUM([.A228:.A23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4]=IF([.D23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table:formula="of:=SUM([.A233:.A235])&gt;10" office:value-type="boolean" office:boolean-value="true" calcext:value-type="boolean">
            <text:p>TRUE</text:p>
          </table:table-cell>
          <table:table-cell table:formula="of:=SUM([.A229:.A235])&gt;5" office:value-type="boolean" office:boolean-value="true" calcext:value-type="boolean">
            <text:p>TRUE</text:p>
          </table:table-cell>
          <table:table-cell table:formula="of:=SUM([.A229:.A23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5]=IF([.D23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63" calcext:value-type="float">
            <text:p>5.630</text:p>
          </table:table-cell>
          <table:table-cell table:formula="of:=SUM([.A234:.A236])&gt;10" office:value-type="boolean" office:boolean-value="true" calcext:value-type="boolean">
            <text:p>TRUE</text:p>
          </table:table-cell>
          <table:table-cell table:formula="of:=SUM([.A230:.A236])&gt;5" office:value-type="boolean" office:boolean-value="true" calcext:value-type="boolean">
            <text:p>TRUE</text:p>
          </table:table-cell>
          <table:table-cell table:formula="of:=SUM([.A230:.A23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6]=IF([.D23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001" calcext:value-type="float">
            <text:p>7.001</text:p>
          </table:table-cell>
          <table:table-cell table:formula="of:=SUM([.A235:.A237])&gt;10" office:value-type="boolean" office:boolean-value="true" calcext:value-type="boolean">
            <text:p>TRUE</text:p>
          </table:table-cell>
          <table:table-cell table:formula="of:=SUM([.A231:.A237])&gt;5" office:value-type="boolean" office:boolean-value="true" calcext:value-type="boolean">
            <text:p>TRUE</text:p>
          </table:table-cell>
          <table:table-cell table:formula="of:=SUM([.A231:.A23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7]=IF([.D23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285" calcext:value-type="float">
            <text:p>6.285</text:p>
          </table:table-cell>
          <table:table-cell table:formula="of:=SUM([.A236:.A238])&gt;10" office:value-type="boolean" office:boolean-value="true" calcext:value-type="boolean">
            <text:p>TRUE</text:p>
          </table:table-cell>
          <table:table-cell table:formula="of:=SUM([.A232:.A238])&gt;5" office:value-type="boolean" office:boolean-value="true" calcext:value-type="boolean">
            <text:p>TRUE</text:p>
          </table:table-cell>
          <table:table-cell table:formula="of:=SUM([.A232:.A23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8]=IF([.D23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843" calcext:value-type="float">
            <text:p>4.843</text:p>
          </table:table-cell>
          <table:table-cell table:formula="of:=SUM([.A237:.A239])&gt;10" office:value-type="boolean" office:boolean-value="true" calcext:value-type="boolean">
            <text:p>TRUE</text:p>
          </table:table-cell>
          <table:table-cell table:formula="of:=SUM([.A233:.A239])&gt;5" office:value-type="boolean" office:boolean-value="true" calcext:value-type="boolean">
            <text:p>TRUE</text:p>
          </table:table-cell>
          <table:table-cell table:formula="of:=SUM([.A233:.A23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39]=IF([.D23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813" calcext:value-type="float">
            <text:p>3.813</text:p>
          </table:table-cell>
          <table:table-cell table:formula="of:=SUM([.A238:.A240])&gt;10" office:value-type="boolean" office:boolean-value="true" calcext:value-type="boolean">
            <text:p>TRUE</text:p>
          </table:table-cell>
          <table:table-cell table:formula="of:=SUM([.A234:.A240])&gt;5" office:value-type="boolean" office:boolean-value="true" calcext:value-type="boolean">
            <text:p>TRUE</text:p>
          </table:table-cell>
          <table:table-cell table:formula="of:=SUM([.A234:.A24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0]=IF([.D24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table:formula="of:=SUM([.A239:.A241])&gt;10" office:value-type="boolean" office:boolean-value="true" calcext:value-type="boolean">
            <text:p>TRUE</text:p>
          </table:table-cell>
          <table:table-cell table:formula="of:=SUM([.A235:.A241])&gt;5" office:value-type="boolean" office:boolean-value="true" calcext:value-type="boolean">
            <text:p>TRUE</text:p>
          </table:table-cell>
          <table:table-cell table:formula="of:=SUM([.A235:.A24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1]=IF([.D24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104" calcext:value-type="float">
            <text:p>3.104</text:p>
          </table:table-cell>
          <table:table-cell table:formula="of:=SUM([.A240:.A242])&gt;10" office:value-type="boolean" office:boolean-value="true" calcext:value-type="boolean">
            <text:p>TRUE</text:p>
          </table:table-cell>
          <table:table-cell table:formula="of:=SUM([.A236:.A242])&gt;5" office:value-type="boolean" office:boolean-value="true" calcext:value-type="boolean">
            <text:p>TRUE</text:p>
          </table:table-cell>
          <table:table-cell table:formula="of:=SUM([.A236:.A24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2]=IF([.D24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table:formula="of:=SUM([.A241:.A243])&gt;10" office:value-type="boolean" office:boolean-value="false" calcext:value-type="boolean">
            <text:p>FALSE</text:p>
          </table:table-cell>
          <table:table-cell table:formula="of:=SUM([.A237:.A243])&gt;5" office:value-type="boolean" office:boolean-value="true" calcext:value-type="boolean">
            <text:p>TRUE</text:p>
          </table:table-cell>
          <table:table-cell table:formula="of:=SUM([.A237:.A24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3]=IF([.D24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table:formula="of:=SUM([.A242:.A244])&gt;10" office:value-type="boolean" office:boolean-value="false" calcext:value-type="boolean">
            <text:p>FALSE</text:p>
          </table:table-cell>
          <table:table-cell table:formula="of:=SUM([.A238:.A244])&gt;5" office:value-type="boolean" office:boolean-value="true" calcext:value-type="boolean">
            <text:p>TRUE</text:p>
          </table:table-cell>
          <table:table-cell table:formula="of:=SUM([.A238:.A24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4]=IF([.D24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257" calcext:value-type="float">
            <text:p>4.257</text:p>
          </table:table-cell>
          <table:table-cell table:formula="of:=SUM([.A243:.A245])&gt;10" office:value-type="boolean" office:boolean-value="false" calcext:value-type="boolean">
            <text:p>FALSE</text:p>
          </table:table-cell>
          <table:table-cell table:formula="of:=SUM([.A239:.A245])&gt;5" office:value-type="boolean" office:boolean-value="true" calcext:value-type="boolean">
            <text:p>TRUE</text:p>
          </table:table-cell>
          <table:table-cell table:formula="of:=SUM([.A239:.A24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5]=IF([.D24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table:formula="of:=SUM([.A244:.A246])&gt;10" office:value-type="boolean" office:boolean-value="true" calcext:value-type="boolean">
            <text:p>TRUE</text:p>
          </table:table-cell>
          <table:table-cell table:formula="of:=SUM([.A240:.A246])&gt;5" office:value-type="boolean" office:boolean-value="true" calcext:value-type="boolean">
            <text:p>TRUE</text:p>
          </table:table-cell>
          <table:table-cell table:formula="of:=SUM([.A240:.A246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6]=IF([.D24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241" calcext:value-type="float">
            <text:p>4.241</text:p>
          </table:table-cell>
          <table:table-cell table:formula="of:=SUM([.A245:.A247])&gt;10" office:value-type="boolean" office:boolean-value="true" calcext:value-type="boolean">
            <text:p>TRUE</text:p>
          </table:table-cell>
          <table:table-cell table:formula="of:=SUM([.A241:.A247])&gt;5" office:value-type="boolean" office:boolean-value="true" calcext:value-type="boolean">
            <text:p>TRUE</text:p>
          </table:table-cell>
          <table:table-cell table:formula="of:=SUM([.A241:.A24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7]=IF([.D24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.353" calcext:value-type="float">
            <text:p>5.353</text:p>
          </table:table-cell>
          <table:table-cell table:formula="of:=SUM([.A246:.A248])&gt;10" office:value-type="boolean" office:boolean-value="true" calcext:value-type="boolean">
            <text:p>TRUE</text:p>
          </table:table-cell>
          <table:table-cell table:formula="of:=SUM([.A242:.A248])&gt;5" office:value-type="boolean" office:boolean-value="true" calcext:value-type="boolean">
            <text:p>TRUE</text:p>
          </table:table-cell>
          <table:table-cell table:formula="of:=SUM([.A242:.A248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8]=IF([.D24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201" calcext:value-type="float">
            <text:p>9.201</text:p>
          </table:table-cell>
          <table:table-cell table:formula="of:=SUM([.A247:.A249])&gt;10" office:value-type="boolean" office:boolean-value="true" calcext:value-type="boolean">
            <text:p>TRUE</text:p>
          </table:table-cell>
          <table:table-cell table:formula="of:=SUM([.A243:.A249])&gt;5" office:value-type="boolean" office:boolean-value="true" calcext:value-type="boolean">
            <text:p>TRUE</text:p>
          </table:table-cell>
          <table:table-cell table:formula="of:=SUM([.A243:.A24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49]=IF([.D24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714" calcext:value-type="float">
            <text:p>-8.714</text:p>
          </table:table-cell>
          <table:table-cell table:formula="of:=SUM([.A248:.A250])&gt;10" office:value-type="boolean" office:boolean-value="false" calcext:value-type="boolean">
            <text:p>FALSE</text:p>
          </table:table-cell>
          <table:table-cell table:formula="of:=SUM([.A244:.A250])&gt;5" office:value-type="boolean" office:boolean-value="true" calcext:value-type="boolean">
            <text:p>TRUE</text:p>
          </table:table-cell>
          <table:table-cell table:formula="of:=SUM([.A244:.A25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0]=IF([.D25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45" calcext:value-type="float">
            <text:p>3.450</text:p>
          </table:table-cell>
          <table:table-cell table:formula="of:=SUM([.A249:.A251])&gt;10" office:value-type="boolean" office:boolean-value="false" calcext:value-type="boolean">
            <text:p>FALSE</text:p>
          </table:table-cell>
          <table:table-cell table:formula="of:=SUM([.A245:.A251])&gt;5" office:value-type="boolean" office:boolean-value="true" calcext:value-type="boolean">
            <text:p>TRUE</text:p>
          </table:table-cell>
          <table:table-cell table:formula="of:=SUM([.A245:.A25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1]=IF([.D25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table:formula="of:=SUM([.A250:.A252])&gt;10" office:value-type="boolean" office:boolean-value="false" calcext:value-type="boolean">
            <text:p>FALSE</text:p>
          </table:table-cell>
          <table:table-cell table:formula="of:=SUM([.A246:.A252])&gt;5" office:value-type="boolean" office:boolean-value="true" calcext:value-type="boolean">
            <text:p>TRUE</text:p>
          </table:table-cell>
          <table:table-cell table:formula="of:=SUM([.A246:.A25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2]=IF([.D25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table:formula="of:=SUM([.A251:.A253])&gt;10" office:value-type="boolean" office:boolean-value="false" calcext:value-type="boolean">
            <text:p>FALSE</text:p>
          </table:table-cell>
          <table:table-cell table:formula="of:=SUM([.A247:.A253])&gt;5" office:value-type="boolean" office:boolean-value="true" calcext:value-type="boolean">
            <text:p>TRUE</text:p>
          </table:table-cell>
          <table:table-cell table:formula="of:=SUM([.A247:.A25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3]=IF([.D25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.579" calcext:value-type="float">
            <text:p>3.579</text:p>
          </table:table-cell>
          <table:table-cell table:formula="of:=SUM([.A252:.A254])&gt;10" office:value-type="boolean" office:boolean-value="false" calcext:value-type="boolean">
            <text:p>FALSE</text:p>
          </table:table-cell>
          <table:table-cell table:formula="of:=SUM([.A248:.A254])&gt;5" office:value-type="boolean" office:boolean-value="true" calcext:value-type="boolean">
            <text:p>TRUE</text:p>
          </table:table-cell>
          <table:table-cell table:formula="of:=SUM([.A248:.A254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4]=IF([.D25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  <table:table-cell table:formula="of:=SUM([.A253:.A255])&gt;10" office:value-type="boolean" office:boolean-value="false" calcext:value-type="boolean">
            <text:p>FALSE</text:p>
          </table:table-cell>
          <table:table-cell table:formula="of:=SUM([.A249:.A255])&gt;5" office:value-type="boolean" office:boolean-value="true" calcext:value-type="boolean">
            <text:p>TRUE</text:p>
          </table:table-cell>
          <table:table-cell table:formula="of:=SUM([.A249:.A255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5]=IF([.D25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table:formula="of:=SUM([.A254:.A256])&gt;10" office:value-type="boolean" office:boolean-value="false" calcext:value-type="boolean">
            <text:p>FALSE</text:p>
          </table:table-cell>
          <table:table-cell table:formula="of:=SUM([.A250:.A256])&gt;5" office:value-type="boolean" office:boolean-value="false" calcext:value-type="boolean">
            <text:p>FALSE</text:p>
          </table:table-cell>
          <table:table-cell table:formula="of:=SUM([.A250:.A25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56]=IF([.D25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table:formula="of:=SUM([.A255:.A257])&gt;10" office:value-type="boolean" office:boolean-value="false" calcext:value-type="boolean">
            <text:p>FALSE</text:p>
          </table:table-cell>
          <table:table-cell table:formula="of:=SUM([.A251:.A257])&gt;5" office:value-type="boolean" office:boolean-value="true" calcext:value-type="boolean">
            <text:p>TRUE</text:p>
          </table:table-cell>
          <table:table-cell table:formula="of:=SUM([.A251:.A257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57]=IF([.D25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574" calcext:value-type="float">
            <text:p>-3.574</text:p>
          </table:table-cell>
          <table:table-cell table:formula="of:=SUM([.A256:.A258])&gt;10" office:value-type="boolean" office:boolean-value="false" calcext:value-type="boolean">
            <text:p>FALSE</text:p>
          </table:table-cell>
          <table:table-cell table:formula="of:=SUM([.A252:.A258])&gt;5" office:value-type="boolean" office:boolean-value="true" calcext:value-type="boolean">
            <text:p>TRUE</text:p>
          </table:table-cell>
          <table:table-cell table:formula="of:=SUM([.A252:.A25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58]=IF([.D25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table:formula="of:=SUM([.A257:.A259])&gt;10" office:value-type="boolean" office:boolean-value="false" calcext:value-type="boolean">
            <text:p>FALSE</text:p>
          </table:table-cell>
          <table:table-cell table:formula="of:=SUM([.A253:.A259])&gt;5" office:value-type="boolean" office:boolean-value="true" calcext:value-type="boolean">
            <text:p>TRUE</text:p>
          </table:table-cell>
          <table:table-cell table:formula="of:=SUM([.A253:.A25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59]=IF([.D25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table:formula="of:=SUM([.A258:.A260])&gt;10" office:value-type="boolean" office:boolean-value="false" calcext:value-type="boolean">
            <text:p>FALSE</text:p>
          </table:table-cell>
          <table:table-cell table:formula="of:=SUM([.A254:.A260])&gt;5" office:value-type="boolean" office:boolean-value="true" calcext:value-type="boolean">
            <text:p>TRUE</text:p>
          </table:table-cell>
          <table:table-cell table:formula="of:=SUM([.A254:.A26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0]=IF([.D26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table:formula="of:=SUM([.A259:.A261])&gt;10" office:value-type="boolean" office:boolean-value="false" calcext:value-type="boolean">
            <text:p>FALSE</text:p>
          </table:table-cell>
          <table:table-cell table:formula="of:=SUM([.A255:.A261])&gt;5" office:value-type="boolean" office:boolean-value="false" calcext:value-type="boolean">
            <text:p>FALSE</text:p>
          </table:table-cell>
          <table:table-cell table:formula="of:=SUM([.A255:.A26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1]=IF([.D26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9.254" calcext:value-type="float">
            <text:p>-9.254</text:p>
          </table:table-cell>
          <table:table-cell table:formula="of:=SUM([.A260:.A262])&gt;10" office:value-type="boolean" office:boolean-value="false" calcext:value-type="boolean">
            <text:p>FALSE</text:p>
          </table:table-cell>
          <table:table-cell table:formula="of:=SUM([.A256:.A262])&gt;5" office:value-type="boolean" office:boolean-value="false" calcext:value-type="boolean">
            <text:p>FALSE</text:p>
          </table:table-cell>
          <table:table-cell table:formula="of:=SUM([.A256:.A26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2]=IF([.D26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3" calcext:value-type="float">
            <text:p>0.730</text:p>
          </table:table-cell>
          <table:table-cell table:formula="of:=SUM([.A261:.A263])&gt;10" office:value-type="boolean" office:boolean-value="false" calcext:value-type="boolean">
            <text:p>FALSE</text:p>
          </table:table-cell>
          <table:table-cell table:formula="of:=SUM([.A257:.A263])&gt;5" office:value-type="boolean" office:boolean-value="false" calcext:value-type="boolean">
            <text:p>FALSE</text:p>
          </table:table-cell>
          <table:table-cell table:formula="of:=SUM([.A257:.A26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3]=IF([.D26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table:formula="of:=SUM([.A262:.A264])&gt;10" office:value-type="boolean" office:boolean-value="false" calcext:value-type="boolean">
            <text:p>FALSE</text:p>
          </table:table-cell>
          <table:table-cell table:formula="of:=SUM([.A258:.A264])&gt;5" office:value-type="boolean" office:boolean-value="false" calcext:value-type="boolean">
            <text:p>FALSE</text:p>
          </table:table-cell>
          <table:table-cell table:formula="of:=SUM([.A258:.A26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4]=IF([.D26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table:formula="of:=SUM([.A263:.A265])&gt;10" office:value-type="boolean" office:boolean-value="false" calcext:value-type="boolean">
            <text:p>FALSE</text:p>
          </table:table-cell>
          <table:table-cell table:formula="of:=SUM([.A259:.A265])&gt;5" office:value-type="boolean" office:boolean-value="false" calcext:value-type="boolean">
            <text:p>FALSE</text:p>
          </table:table-cell>
          <table:table-cell table:formula="of:=SUM([.A259:.A26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5]=IF([.D26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table:formula="of:=SUM([.A264:.A266])&gt;10" office:value-type="boolean" office:boolean-value="false" calcext:value-type="boolean">
            <text:p>FALSE</text:p>
          </table:table-cell>
          <table:table-cell table:formula="of:=SUM([.A260:.A266])&gt;5" office:value-type="boolean" office:boolean-value="false" calcext:value-type="boolean">
            <text:p>FALSE</text:p>
          </table:table-cell>
          <table:table-cell table:formula="of:=SUM([.A260:.A26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6]=IF([.D26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table:formula="of:=SUM([.A265:.A267])&gt;10" office:value-type="boolean" office:boolean-value="false" calcext:value-type="boolean">
            <text:p>FALSE</text:p>
          </table:table-cell>
          <table:table-cell table:formula="of:=SUM([.A261:.A267])&gt;5" office:value-type="boolean" office:boolean-value="false" calcext:value-type="boolean">
            <text:p>FALSE</text:p>
          </table:table-cell>
          <table:table-cell table:formula="of:=SUM([.A261:.A26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7]=IF([.D26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4.619" calcext:value-type="float">
            <text:p>-14.619</text:p>
          </table:table-cell>
          <table:table-cell table:formula="of:=SUM([.A266:.A268])&gt;10" office:value-type="boolean" office:boolean-value="false" calcext:value-type="boolean">
            <text:p>FALSE</text:p>
          </table:table-cell>
          <table:table-cell table:formula="of:=SUM([.A262:.A268])&gt;5" office:value-type="boolean" office:boolean-value="false" calcext:value-type="boolean">
            <text:p>FALSE</text:p>
          </table:table-cell>
          <table:table-cell table:formula="of:=SUM([.A262:.A26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8]=IF([.D26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0.908" calcext:value-type="float">
            <text:p>-10.908</text:p>
          </table:table-cell>
          <table:table-cell table:formula="of:=SUM([.A267:.A269])&gt;10" office:value-type="boolean" office:boolean-value="false" calcext:value-type="boolean">
            <text:p>FALSE</text:p>
          </table:table-cell>
          <table:table-cell table:formula="of:=SUM([.A263:.A269])&gt;5" office:value-type="boolean" office:boolean-value="false" calcext:value-type="boolean">
            <text:p>FALSE</text:p>
          </table:table-cell>
          <table:table-cell table:formula="of:=SUM([.A263:.A26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69]=IF([.D26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752" calcext:value-type="float">
            <text:p>-0.752</text:p>
          </table:table-cell>
          <table:table-cell table:formula="of:=SUM([.A268:.A270])&gt;10" office:value-type="boolean" office:boolean-value="false" calcext:value-type="boolean">
            <text:p>FALSE</text:p>
          </table:table-cell>
          <table:table-cell table:formula="of:=SUM([.A264:.A270])&gt;5" office:value-type="boolean" office:boolean-value="false" calcext:value-type="boolean">
            <text:p>FALSE</text:p>
          </table:table-cell>
          <table:table-cell table:formula="of:=SUM([.A264:.A27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0]=IF([.D27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table:formula="of:=SUM([.A269:.A271])&gt;10" office:value-type="boolean" office:boolean-value="false" calcext:value-type="boolean">
            <text:p>FALSE</text:p>
          </table:table-cell>
          <table:table-cell table:formula="of:=SUM([.A265:.A271])&gt;5" office:value-type="boolean" office:boolean-value="false" calcext:value-type="boolean">
            <text:p>FALSE</text:p>
          </table:table-cell>
          <table:table-cell table:formula="of:=SUM([.A265:.A27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1]=IF([.D27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table:formula="of:=SUM([.A270:.A272])&gt;10" office:value-type="boolean" office:boolean-value="false" calcext:value-type="boolean">
            <text:p>FALSE</text:p>
          </table:table-cell>
          <table:table-cell table:formula="of:=SUM([.A266:.A272])&gt;5" office:value-type="boolean" office:boolean-value="false" calcext:value-type="boolean">
            <text:p>FALSE</text:p>
          </table:table-cell>
          <table:table-cell table:formula="of:=SUM([.A266:.A27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2]=IF([.D27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table:formula="of:=SUM([.A271:.A273])&gt;10" office:value-type="boolean" office:boolean-value="false" calcext:value-type="boolean">
            <text:p>FALSE</text:p>
          </table:table-cell>
          <table:table-cell table:formula="of:=SUM([.A267:.A273])&gt;5" office:value-type="boolean" office:boolean-value="false" calcext:value-type="boolean">
            <text:p>FALSE</text:p>
          </table:table-cell>
          <table:table-cell table:formula="of:=SUM([.A267:.A27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3]=IF([.D27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table:formula="of:=SUM([.A272:.A274])&gt;10" office:value-type="boolean" office:boolean-value="false" calcext:value-type="boolean">
            <text:p>FALSE</text:p>
          </table:table-cell>
          <table:table-cell table:formula="of:=SUM([.A268:.A274])&gt;5" office:value-type="boolean" office:boolean-value="false" calcext:value-type="boolean">
            <text:p>FALSE</text:p>
          </table:table-cell>
          <table:table-cell table:formula="of:=SUM([.A268:.A27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4]=IF([.D27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table:formula="of:=SUM([.A273:.A275])&gt;10" office:value-type="boolean" office:boolean-value="false" calcext:value-type="boolean">
            <text:p>FALSE</text:p>
          </table:table-cell>
          <table:table-cell table:formula="of:=SUM([.A269:.A275])&gt;5" office:value-type="boolean" office:boolean-value="false" calcext:value-type="boolean">
            <text:p>FALSE</text:p>
          </table:table-cell>
          <table:table-cell table:formula="of:=SUM([.A269:.A27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5]=IF([.D27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129" calcext:value-type="float">
            <text:p>-1.129</text:p>
          </table:table-cell>
          <table:table-cell table:formula="of:=SUM([.A274:.A276])&gt;10" office:value-type="boolean" office:boolean-value="false" calcext:value-type="boolean">
            <text:p>FALSE</text:p>
          </table:table-cell>
          <table:table-cell table:formula="of:=SUM([.A270:.A276])&gt;5" office:value-type="boolean" office:boolean-value="false" calcext:value-type="boolean">
            <text:p>FALSE</text:p>
          </table:table-cell>
          <table:table-cell table:formula="of:=SUM([.A270:.A27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6]=IF([.D27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table:formula="of:=SUM([.A275:.A277])&gt;10" office:value-type="boolean" office:boolean-value="false" calcext:value-type="boolean">
            <text:p>FALSE</text:p>
          </table:table-cell>
          <table:table-cell table:formula="of:=SUM([.A271:.A277])&gt;5" office:value-type="boolean" office:boolean-value="true" calcext:value-type="boolean">
            <text:p>TRUE</text:p>
          </table:table-cell>
          <table:table-cell table:formula="of:=SUM([.A271:.A27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7]=IF([.D27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table:formula="of:=SUM([.A276:.A278])&gt;10" office:value-type="boolean" office:boolean-value="false" calcext:value-type="boolean">
            <text:p>FALSE</text:p>
          </table:table-cell>
          <table:table-cell table:formula="of:=SUM([.A272:.A278])&gt;5" office:value-type="boolean" office:boolean-value="true" calcext:value-type="boolean">
            <text:p>TRUE</text:p>
          </table:table-cell>
          <table:table-cell table:formula="of:=SUM([.A272:.A27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8]=IF([.D27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table:formula="of:=SUM([.A277:.A279])&gt;10" office:value-type="boolean" office:boolean-value="false" calcext:value-type="boolean">
            <text:p>FALSE</text:p>
          </table:table-cell>
          <table:table-cell table:formula="of:=SUM([.A273:.A279])&gt;5" office:value-type="boolean" office:boolean-value="true" calcext:value-type="boolean">
            <text:p>TRUE</text:p>
          </table:table-cell>
          <table:table-cell table:formula="of:=SUM([.A273:.A27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79]=IF([.D27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table:formula="of:=SUM([.A278:.A280])&gt;10" office:value-type="boolean" office:boolean-value="false" calcext:value-type="boolean">
            <text:p>FALSE</text:p>
          </table:table-cell>
          <table:table-cell table:formula="of:=SUM([.A274:.A280])&gt;5" office:value-type="boolean" office:boolean-value="true" calcext:value-type="boolean">
            <text:p>TRUE</text:p>
          </table:table-cell>
          <table:table-cell table:formula="of:=SUM([.A274:.A28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0]=IF([.D28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table:formula="of:=SUM([.A279:.A281])&gt;10" office:value-type="boolean" office:boolean-value="false" calcext:value-type="boolean">
            <text:p>FALSE</text:p>
          </table:table-cell>
          <table:table-cell table:formula="of:=SUM([.A275:.A281])&gt;5" office:value-type="boolean" office:boolean-value="true" calcext:value-type="boolean">
            <text:p>TRUE</text:p>
          </table:table-cell>
          <table:table-cell table:formula="of:=SUM([.A275:.A28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1]=IF([.D28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table:formula="of:=SUM([.A280:.A282])&gt;10" office:value-type="boolean" office:boolean-value="false" calcext:value-type="boolean">
            <text:p>FALSE</text:p>
          </table:table-cell>
          <table:table-cell table:formula="of:=SUM([.A276:.A282])&gt;5" office:value-type="boolean" office:boolean-value="false" calcext:value-type="boolean">
            <text:p>FALSE</text:p>
          </table:table-cell>
          <table:table-cell table:formula="of:=SUM([.A276:.A28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2]=IF([.D28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table:formula="of:=SUM([.A281:.A283])&gt;10" office:value-type="boolean" office:boolean-value="false" calcext:value-type="boolean">
            <text:p>FALSE</text:p>
          </table:table-cell>
          <table:table-cell table:formula="of:=SUM([.A277:.A283])&gt;5" office:value-type="boolean" office:boolean-value="true" calcext:value-type="boolean">
            <text:p>TRUE</text:p>
          </table:table-cell>
          <table:table-cell table:formula="of:=SUM([.A277:.A28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3]=IF([.D28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table:formula="of:=SUM([.A282:.A284])&gt;10" office:value-type="boolean" office:boolean-value="false" calcext:value-type="boolean">
            <text:p>FALSE</text:p>
          </table:table-cell>
          <table:table-cell table:formula="of:=SUM([.A278:.A284])&gt;5" office:value-type="boolean" office:boolean-value="true" calcext:value-type="boolean">
            <text:p>TRUE</text:p>
          </table:table-cell>
          <table:table-cell table:formula="of:=SUM([.A278:.A28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4]=IF([.D28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table:formula="of:=SUM([.A283:.A285])&gt;10" office:value-type="boolean" office:boolean-value="false" calcext:value-type="boolean">
            <text:p>FALSE</text:p>
          </table:table-cell>
          <table:table-cell table:formula="of:=SUM([.A279:.A285])&gt;5" office:value-type="boolean" office:boolean-value="true" calcext:value-type="boolean">
            <text:p>TRUE</text:p>
          </table:table-cell>
          <table:table-cell table:formula="of:=SUM([.A279:.A28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5]=IF([.D28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table:formula="of:=SUM([.A284:.A286])&gt;10" office:value-type="boolean" office:boolean-value="false" calcext:value-type="boolean">
            <text:p>FALSE</text:p>
          </table:table-cell>
          <table:table-cell table:formula="of:=SUM([.A280:.A286])&gt;5" office:value-type="boolean" office:boolean-value="true" calcext:value-type="boolean">
            <text:p>TRUE</text:p>
          </table:table-cell>
          <table:table-cell table:formula="of:=SUM([.A280:.A28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6]=IF([.D28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table:formula="of:=SUM([.A285:.A287])&gt;10" office:value-type="boolean" office:boolean-value="false" calcext:value-type="boolean">
            <text:p>FALSE</text:p>
          </table:table-cell>
          <table:table-cell table:formula="of:=SUM([.A281:.A287])&gt;5" office:value-type="boolean" office:boolean-value="true" calcext:value-type="boolean">
            <text:p>TRUE</text:p>
          </table:table-cell>
          <table:table-cell table:formula="of:=SUM([.A281:.A28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7]=IF([.D28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table:formula="of:=SUM([.A286:.A288])&gt;10" office:value-type="boolean" office:boolean-value="false" calcext:value-type="boolean">
            <text:p>FALSE</text:p>
          </table:table-cell>
          <table:table-cell table:formula="of:=SUM([.A282:.A288])&gt;5" office:value-type="boolean" office:boolean-value="true" calcext:value-type="boolean">
            <text:p>TRUE</text:p>
          </table:table-cell>
          <table:table-cell table:formula="of:=SUM([.A282:.A28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88]=IF([.D28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table:formula="of:=SUM([.A287:.A289])&gt;10" office:value-type="boolean" office:boolean-value="false" calcext:value-type="boolean">
            <text:p>FALSE</text:p>
          </table:table-cell>
          <table:table-cell table:formula="of:=SUM([.A283:.A289])&gt;5" office:value-type="boolean" office:boolean-value="true" calcext:value-type="boolean">
            <text:p>TRUE</text:p>
          </table:table-cell>
          <table:table-cell table:formula="of:=SUM([.A283:.A289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89]=IF([.D28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table:formula="of:=SUM([.A288:.A290])&gt;10" office:value-type="boolean" office:boolean-value="false" calcext:value-type="boolean">
            <text:p>FALSE</text:p>
          </table:table-cell>
          <table:table-cell table:formula="of:=SUM([.A284:.A290])&gt;5" office:value-type="boolean" office:boolean-value="true" calcext:value-type="boolean">
            <text:p>TRUE</text:p>
          </table:table-cell>
          <table:table-cell table:formula="of:=SUM([.A284:.A290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90]=IF([.D29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table:formula="of:=SUM([.A289:.A291])&gt;10" office:value-type="boolean" office:boolean-value="false" calcext:value-type="boolean">
            <text:p>FALSE</text:p>
          </table:table-cell>
          <table:table-cell table:formula="of:=SUM([.A285:.A291])&gt;5" office:value-type="boolean" office:boolean-value="true" calcext:value-type="boolean">
            <text:p>TRUE</text:p>
          </table:table-cell>
          <table:table-cell table:formula="of:=SUM([.A285:.A291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91]=IF([.D29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34" calcext:value-type="float">
            <text:p>1.340</text:p>
          </table:table-cell>
          <table:table-cell table:formula="of:=SUM([.A290:.A292])&gt;10" office:value-type="boolean" office:boolean-value="false" calcext:value-type="boolean">
            <text:p>FALSE</text:p>
          </table:table-cell>
          <table:table-cell table:formula="of:=SUM([.A286:.A292])&gt;5" office:value-type="boolean" office:boolean-value="true" calcext:value-type="boolean">
            <text:p>TRUE</text:p>
          </table:table-cell>
          <table:table-cell table:formula="of:=SUM([.A286:.A292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92]=IF([.D29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table:formula="of:=SUM([.A291:.A293])&gt;10" office:value-type="boolean" office:boolean-value="false" calcext:value-type="boolean">
            <text:p>FALSE</text:p>
          </table:table-cell>
          <table:table-cell table:formula="of:=SUM([.A287:.A293])&gt;5" office:value-type="boolean" office:boolean-value="true" calcext:value-type="boolean">
            <text:p>TRUE</text:p>
          </table:table-cell>
          <table:table-cell table:formula="of:=SUM([.A287:.A293])&gt;10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formula="of:=[.F293]=IF([.D29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table:formula="of:=SUM([.A292:.A294])&gt;10" office:value-type="boolean" office:boolean-value="false" calcext:value-type="boolean">
            <text:p>FALSE</text:p>
          </table:table-cell>
          <table:table-cell table:formula="of:=SUM([.A288:.A294])&gt;5" office:value-type="boolean" office:boolean-value="true" calcext:value-type="boolean">
            <text:p>TRUE</text:p>
          </table:table-cell>
          <table:table-cell table:formula="of:=SUM([.A288:.A29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4]=IF([.D29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table:formula="of:=SUM([.A293:.A295])&gt;10" office:value-type="boolean" office:boolean-value="false" calcext:value-type="boolean">
            <text:p>FALSE</text:p>
          </table:table-cell>
          <table:table-cell table:formula="of:=SUM([.A289:.A295])&gt;5" office:value-type="boolean" office:boolean-value="true" calcext:value-type="boolean">
            <text:p>TRUE</text:p>
          </table:table-cell>
          <table:table-cell table:formula="of:=SUM([.A289:.A29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5]=IF([.D29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table:formula="of:=SUM([.A294:.A296])&gt;10" office:value-type="boolean" office:boolean-value="false" calcext:value-type="boolean">
            <text:p>FALSE</text:p>
          </table:table-cell>
          <table:table-cell table:formula="of:=SUM([.A290:.A296])&gt;5" office:value-type="boolean" office:boolean-value="true" calcext:value-type="boolean">
            <text:p>TRUE</text:p>
          </table:table-cell>
          <table:table-cell table:formula="of:=SUM([.A290:.A29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6]=IF([.D29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865" calcext:value-type="float">
            <text:p>-1.865</text:p>
          </table:table-cell>
          <table:table-cell table:formula="of:=SUM([.A295:.A297])&gt;10" office:value-type="boolean" office:boolean-value="false" calcext:value-type="boolean">
            <text:p>FALSE</text:p>
          </table:table-cell>
          <table:table-cell table:formula="of:=SUM([.A291:.A297])&gt;5" office:value-type="boolean" office:boolean-value="true" calcext:value-type="boolean">
            <text:p>TRUE</text:p>
          </table:table-cell>
          <table:table-cell table:formula="of:=SUM([.A291:.A29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7]=IF([.D29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7.547" calcext:value-type="float">
            <text:p>-7.547</text:p>
          </table:table-cell>
          <table:table-cell table:formula="of:=SUM([.A296:.A298])&gt;10" office:value-type="boolean" office:boolean-value="false" calcext:value-type="boolean">
            <text:p>FALSE</text:p>
          </table:table-cell>
          <table:table-cell table:formula="of:=SUM([.A292:.A298])&gt;5" office:value-type="boolean" office:boolean-value="false" calcext:value-type="boolean">
            <text:p>FALSE</text:p>
          </table:table-cell>
          <table:table-cell table:formula="of:=SUM([.A292:.A29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8]=IF([.D29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4.643" calcext:value-type="float">
            <text:p>-4.643</text:p>
          </table:table-cell>
          <table:table-cell table:formula="of:=SUM([.A297:.A299])&gt;10" office:value-type="boolean" office:boolean-value="false" calcext:value-type="boolean">
            <text:p>FALSE</text:p>
          </table:table-cell>
          <table:table-cell table:formula="of:=SUM([.A293:.A299])&gt;5" office:value-type="boolean" office:boolean-value="false" calcext:value-type="boolean">
            <text:p>FALSE</text:p>
          </table:table-cell>
          <table:table-cell table:formula="of:=SUM([.A293:.A29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299]=IF([.D29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6.803" calcext:value-type="float">
            <text:p>-6.803</text:p>
          </table:table-cell>
          <table:table-cell table:formula="of:=SUM([.A298:.A300])&gt;10" office:value-type="boolean" office:boolean-value="false" calcext:value-type="boolean">
            <text:p>FALSE</text:p>
          </table:table-cell>
          <table:table-cell table:formula="of:=SUM([.A294:.A300])&gt;5" office:value-type="boolean" office:boolean-value="false" calcext:value-type="boolean">
            <text:p>FALSE</text:p>
          </table:table-cell>
          <table:table-cell table:formula="of:=SUM([.A294:.A30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0]=IF([.D30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table:formula="of:=SUM([.A299:.A301])&gt;10" office:value-type="boolean" office:boolean-value="false" calcext:value-type="boolean">
            <text:p>FALSE</text:p>
          </table:table-cell>
          <table:table-cell table:formula="of:=SUM([.A295:.A301])&gt;5" office:value-type="boolean" office:boolean-value="false" calcext:value-type="boolean">
            <text:p>FALSE</text:p>
          </table:table-cell>
          <table:table-cell table:formula="of:=SUM([.A295:.A30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1]=IF([.D30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84" calcext:value-type="float">
            <text:p>0.840</text:p>
          </table:table-cell>
          <table:table-cell table:formula="of:=SUM([.A300:.A302])&gt;10" office:value-type="boolean" office:boolean-value="false" calcext:value-type="boolean">
            <text:p>FALSE</text:p>
          </table:table-cell>
          <table:table-cell table:formula="of:=SUM([.A296:.A302])&gt;5" office:value-type="boolean" office:boolean-value="false" calcext:value-type="boolean">
            <text:p>FALSE</text:p>
          </table:table-cell>
          <table:table-cell table:formula="of:=SUM([.A296:.A30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2]=IF([.D30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table:formula="of:=SUM([.A301:.A303])&gt;10" office:value-type="boolean" office:boolean-value="false" calcext:value-type="boolean">
            <text:p>FALSE</text:p>
          </table:table-cell>
          <table:table-cell table:formula="of:=SUM([.A297:.A303])&gt;5" office:value-type="boolean" office:boolean-value="false" calcext:value-type="boolean">
            <text:p>FALSE</text:p>
          </table:table-cell>
          <table:table-cell table:formula="of:=SUM([.A297:.A30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3]=IF([.D30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table:formula="of:=SUM([.A302:.A304])&gt;10" office:value-type="boolean" office:boolean-value="false" calcext:value-type="boolean">
            <text:p>FALSE</text:p>
          </table:table-cell>
          <table:table-cell table:formula="of:=SUM([.A298:.A304])&gt;5" office:value-type="boolean" office:boolean-value="false" calcext:value-type="boolean">
            <text:p>FALSE</text:p>
          </table:table-cell>
          <table:table-cell table:formula="of:=SUM([.A298:.A30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4]=IF([.D30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0.06" calcext:value-type="float">
            <text:p>-10.060</text:p>
          </table:table-cell>
          <table:table-cell table:formula="of:=SUM([.A303:.A305])&gt;10" office:value-type="boolean" office:boolean-value="false" calcext:value-type="boolean">
            <text:p>FALSE</text:p>
          </table:table-cell>
          <table:table-cell table:formula="of:=SUM([.A299:.A305])&gt;5" office:value-type="boolean" office:boolean-value="false" calcext:value-type="boolean">
            <text:p>FALSE</text:p>
          </table:table-cell>
          <table:table-cell table:formula="of:=SUM([.A299:.A30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5]=IF([.D30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077" calcext:value-type="float">
            <text:p>-2.077</text:p>
          </table:table-cell>
          <table:table-cell table:formula="of:=SUM([.A304:.A306])&gt;10" office:value-type="boolean" office:boolean-value="false" calcext:value-type="boolean">
            <text:p>FALSE</text:p>
          </table:table-cell>
          <table:table-cell table:formula="of:=SUM([.A300:.A306])&gt;5" office:value-type="boolean" office:boolean-value="false" calcext:value-type="boolean">
            <text:p>FALSE</text:p>
          </table:table-cell>
          <table:table-cell table:formula="of:=SUM([.A300:.A30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6]=IF([.D30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formula="of:=SUM([.A305:.A307])&gt;10" office:value-type="boolean" office:boolean-value="false" calcext:value-type="boolean">
            <text:p>FALSE</text:p>
          </table:table-cell>
          <table:table-cell table:formula="of:=SUM([.A301:.A307])&gt;5" office:value-type="boolean" office:boolean-value="false" calcext:value-type="boolean">
            <text:p>FALSE</text:p>
          </table:table-cell>
          <table:table-cell table:formula="of:=SUM([.A301:.A30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7]=IF([.D30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table:formula="of:=SUM([.A306:.A308])&gt;10" office:value-type="boolean" office:boolean-value="false" calcext:value-type="boolean">
            <text:p>FALSE</text:p>
          </table:table-cell>
          <table:table-cell table:formula="of:=SUM([.A302:.A308])&gt;5" office:value-type="boolean" office:boolean-value="false" calcext:value-type="boolean">
            <text:p>FALSE</text:p>
          </table:table-cell>
          <table:table-cell table:formula="of:=SUM([.A302:.A30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8]=IF([.D30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table:formula="of:=SUM([.A307:.A309])&gt;10" office:value-type="boolean" office:boolean-value="false" calcext:value-type="boolean">
            <text:p>FALSE</text:p>
          </table:table-cell>
          <table:table-cell table:formula="of:=SUM([.A303:.A309])&gt;5" office:value-type="boolean" office:boolean-value="false" calcext:value-type="boolean">
            <text:p>FALSE</text:p>
          </table:table-cell>
          <table:table-cell table:formula="of:=SUM([.A303:.A30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09]=IF([.D30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6.943" calcext:value-type="float">
            <text:p>-16.943</text:p>
          </table:table-cell>
          <table:table-cell table:formula="of:=SUM([.A308:.A310])&gt;10" office:value-type="boolean" office:boolean-value="false" calcext:value-type="boolean">
            <text:p>FALSE</text:p>
          </table:table-cell>
          <table:table-cell table:formula="of:=SUM([.A304:.A310])&gt;5" office:value-type="boolean" office:boolean-value="false" calcext:value-type="boolean">
            <text:p>FALSE</text:p>
          </table:table-cell>
          <table:table-cell table:formula="of:=SUM([.A304:.A31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0]=IF([.D31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187" calcext:value-type="float">
            <text:p>-1.187</text:p>
          </table:table-cell>
          <table:table-cell table:formula="of:=SUM([.A309:.A311])&gt;10" office:value-type="boolean" office:boolean-value="false" calcext:value-type="boolean">
            <text:p>FALSE</text:p>
          </table:table-cell>
          <table:table-cell table:formula="of:=SUM([.A305:.A311])&gt;5" office:value-type="boolean" office:boolean-value="false" calcext:value-type="boolean">
            <text:p>FALSE</text:p>
          </table:table-cell>
          <table:table-cell table:formula="of:=SUM([.A305:.A31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1]=IF([.D31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339" calcext:value-type="float">
            <text:p>-2.339</text:p>
          </table:table-cell>
          <table:table-cell table:formula="of:=SUM([.A310:.A312])&gt;10" office:value-type="boolean" office:boolean-value="false" calcext:value-type="boolean">
            <text:p>FALSE</text:p>
          </table:table-cell>
          <table:table-cell table:formula="of:=SUM([.A306:.A312])&gt;5" office:value-type="boolean" office:boolean-value="false" calcext:value-type="boolean">
            <text:p>FALSE</text:p>
          </table:table-cell>
          <table:table-cell table:formula="of:=SUM([.A306:.A31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2]=IF([.D31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6.604" calcext:value-type="float">
            <text:p>-6.604</text:p>
          </table:table-cell>
          <table:table-cell table:formula="of:=SUM([.A311:.A313])&gt;10" office:value-type="boolean" office:boolean-value="false" calcext:value-type="boolean">
            <text:p>FALSE</text:p>
          </table:table-cell>
          <table:table-cell table:formula="of:=SUM([.A307:.A313])&gt;5" office:value-type="boolean" office:boolean-value="false" calcext:value-type="boolean">
            <text:p>FALSE</text:p>
          </table:table-cell>
          <table:table-cell table:formula="of:=SUM([.A307:.A31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3]=IF([.D31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94" calcext:value-type="float">
            <text:p>-8.940</text:p>
          </table:table-cell>
          <table:table-cell table:formula="of:=SUM([.A312:.A314])&gt;10" office:value-type="boolean" office:boolean-value="false" calcext:value-type="boolean">
            <text:p>FALSE</text:p>
          </table:table-cell>
          <table:table-cell table:formula="of:=SUM([.A308:.A314])&gt;5" office:value-type="boolean" office:boolean-value="false" calcext:value-type="boolean">
            <text:p>FALSE</text:p>
          </table:table-cell>
          <table:table-cell table:formula="of:=SUM([.A308:.A31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4]=IF([.D31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046" calcext:value-type="float">
            <text:p>-1.046</text:p>
          </table:table-cell>
          <table:table-cell table:formula="of:=SUM([.A313:.A315])&gt;10" office:value-type="boolean" office:boolean-value="false" calcext:value-type="boolean">
            <text:p>FALSE</text:p>
          </table:table-cell>
          <table:table-cell table:formula="of:=SUM([.A309:.A315])&gt;5" office:value-type="boolean" office:boolean-value="false" calcext:value-type="boolean">
            <text:p>FALSE</text:p>
          </table:table-cell>
          <table:table-cell table:formula="of:=SUM([.A309:.A31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5]=IF([.D31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table:formula="of:=SUM([.A314:.A316])&gt;10" office:value-type="boolean" office:boolean-value="false" calcext:value-type="boolean">
            <text:p>FALSE</text:p>
          </table:table-cell>
          <table:table-cell table:formula="of:=SUM([.A310:.A316])&gt;5" office:value-type="boolean" office:boolean-value="false" calcext:value-type="boolean">
            <text:p>FALSE</text:p>
          </table:table-cell>
          <table:table-cell table:formula="of:=SUM([.A310:.A31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6]=IF([.D31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2.318" calcext:value-type="float">
            <text:p>-12.318</text:p>
          </table:table-cell>
          <table:table-cell table:formula="of:=SUM([.A315:.A317])&gt;10" office:value-type="boolean" office:boolean-value="false" calcext:value-type="boolean">
            <text:p>FALSE</text:p>
          </table:table-cell>
          <table:table-cell table:formula="of:=SUM([.A311:.A317])&gt;5" office:value-type="boolean" office:boolean-value="false" calcext:value-type="boolean">
            <text:p>FALSE</text:p>
          </table:table-cell>
          <table:table-cell table:formula="of:=SUM([.A311:.A31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7]=IF([.D31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437" calcext:value-type="float">
            <text:p>-8.437</text:p>
          </table:table-cell>
          <table:table-cell table:formula="of:=SUM([.A316:.A318])&gt;10" office:value-type="boolean" office:boolean-value="false" calcext:value-type="boolean">
            <text:p>FALSE</text:p>
          </table:table-cell>
          <table:table-cell table:formula="of:=SUM([.A312:.A318])&gt;5" office:value-type="boolean" office:boolean-value="false" calcext:value-type="boolean">
            <text:p>FALSE</text:p>
          </table:table-cell>
          <table:table-cell table:formula="of:=SUM([.A312:.A31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8]=IF([.D31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04" calcext:value-type="float">
            <text:p>-1.040</text:p>
          </table:table-cell>
          <table:table-cell table:formula="of:=SUM([.A317:.A319])&gt;10" office:value-type="boolean" office:boolean-value="false" calcext:value-type="boolean">
            <text:p>FALSE</text:p>
          </table:table-cell>
          <table:table-cell table:formula="of:=SUM([.A313:.A319])&gt;5" office:value-type="boolean" office:boolean-value="false" calcext:value-type="boolean">
            <text:p>FALSE</text:p>
          </table:table-cell>
          <table:table-cell table:formula="of:=SUM([.A313:.A31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19]=IF([.D31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table:formula="of:=SUM([.A318:.A320])&gt;10" office:value-type="boolean" office:boolean-value="false" calcext:value-type="boolean">
            <text:p>FALSE</text:p>
          </table:table-cell>
          <table:table-cell table:formula="of:=SUM([.A314:.A320])&gt;5" office:value-type="boolean" office:boolean-value="false" calcext:value-type="boolean">
            <text:p>FALSE</text:p>
          </table:table-cell>
          <table:table-cell table:formula="of:=SUM([.A314:.A32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0]=IF([.D32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9.627" calcext:value-type="float">
            <text:p>-9.627</text:p>
          </table:table-cell>
          <table:table-cell table:formula="of:=SUM([.A319:.A321])&gt;10" office:value-type="boolean" office:boolean-value="false" calcext:value-type="boolean">
            <text:p>FALSE</text:p>
          </table:table-cell>
          <table:table-cell table:formula="of:=SUM([.A315:.A321])&gt;5" office:value-type="boolean" office:boolean-value="false" calcext:value-type="boolean">
            <text:p>FALSE</text:p>
          </table:table-cell>
          <table:table-cell table:formula="of:=SUM([.A315:.A32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1]=IF([.D32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338" calcext:value-type="float">
            <text:p>-0.338</text:p>
          </table:table-cell>
          <table:table-cell table:formula="of:=SUM([.A320:.A322])&gt;10" office:value-type="boolean" office:boolean-value="false" calcext:value-type="boolean">
            <text:p>FALSE</text:p>
          </table:table-cell>
          <table:table-cell table:formula="of:=SUM([.A316:.A322])&gt;5" office:value-type="boolean" office:boolean-value="false" calcext:value-type="boolean">
            <text:p>FALSE</text:p>
          </table:table-cell>
          <table:table-cell table:formula="of:=SUM([.A316:.A32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2]=IF([.D32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317" calcext:value-type="float">
            <text:p>-1.317</text:p>
          </table:table-cell>
          <table:table-cell table:formula="of:=SUM([.A321:.A323])&gt;10" office:value-type="boolean" office:boolean-value="false" calcext:value-type="boolean">
            <text:p>FALSE</text:p>
          </table:table-cell>
          <table:table-cell table:formula="of:=SUM([.A317:.A323])&gt;5" office:value-type="boolean" office:boolean-value="false" calcext:value-type="boolean">
            <text:p>FALSE</text:p>
          </table:table-cell>
          <table:table-cell table:formula="of:=SUM([.A317:.A32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3]=IF([.D32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835" calcext:value-type="float">
            <text:p>-2.835</text:p>
          </table:table-cell>
          <table:table-cell table:formula="of:=SUM([.A322:.A324])&gt;10" office:value-type="boolean" office:boolean-value="false" calcext:value-type="boolean">
            <text:p>FALSE</text:p>
          </table:table-cell>
          <table:table-cell table:formula="of:=SUM([.A318:.A324])&gt;5" office:value-type="boolean" office:boolean-value="false" calcext:value-type="boolean">
            <text:p>FALSE</text:p>
          </table:table-cell>
          <table:table-cell table:formula="of:=SUM([.A318:.A32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4]=IF([.D32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table:formula="of:=SUM([.A323:.A325])&gt;10" office:value-type="boolean" office:boolean-value="false" calcext:value-type="boolean">
            <text:p>FALSE</text:p>
          </table:table-cell>
          <table:table-cell table:formula="of:=SUM([.A319:.A325])&gt;5" office:value-type="boolean" office:boolean-value="false" calcext:value-type="boolean">
            <text:p>FALSE</text:p>
          </table:table-cell>
          <table:table-cell table:formula="of:=SUM([.A319:.A32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5]=IF([.D32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SUM([.A324:.A326])&gt;10" office:value-type="boolean" office:boolean-value="false" calcext:value-type="boolean">
            <text:p>FALSE</text:p>
          </table:table-cell>
          <table:table-cell table:formula="of:=SUM([.A320:.A326])&gt;5" office:value-type="boolean" office:boolean-value="false" calcext:value-type="boolean">
            <text:p>FALSE</text:p>
          </table:table-cell>
          <table:table-cell table:formula="of:=SUM([.A320:.A32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6]=IF([.D32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formula="of:=SUM([.A325:.A327])&gt;10" office:value-type="boolean" office:boolean-value="false" calcext:value-type="boolean">
            <text:p>FALSE</text:p>
          </table:table-cell>
          <table:table-cell table:formula="of:=SUM([.A321:.A327])&gt;5" office:value-type="boolean" office:boolean-value="false" calcext:value-type="boolean">
            <text:p>FALSE</text:p>
          </table:table-cell>
          <table:table-cell table:formula="of:=SUM([.A321:.A32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7]=IF([.D32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973" calcext:value-type="float">
            <text:p>-2.973</text:p>
          </table:table-cell>
          <table:table-cell table:formula="of:=SUM([.A326:.A328])&gt;10" office:value-type="boolean" office:boolean-value="false" calcext:value-type="boolean">
            <text:p>FALSE</text:p>
          </table:table-cell>
          <table:table-cell table:formula="of:=SUM([.A322:.A328])&gt;5" office:value-type="boolean" office:boolean-value="false" calcext:value-type="boolean">
            <text:p>FALSE</text:p>
          </table:table-cell>
          <table:table-cell table:formula="of:=SUM([.A322:.A32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8]=IF([.D32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339" calcext:value-type="float">
            <text:p>-2.339</text:p>
          </table:table-cell>
          <table:table-cell table:formula="of:=SUM([.A327:.A329])&gt;10" office:value-type="boolean" office:boolean-value="false" calcext:value-type="boolean">
            <text:p>FALSE</text:p>
          </table:table-cell>
          <table:table-cell table:formula="of:=SUM([.A323:.A329])&gt;5" office:value-type="boolean" office:boolean-value="false" calcext:value-type="boolean">
            <text:p>FALSE</text:p>
          </table:table-cell>
          <table:table-cell table:formula="of:=SUM([.A323:.A32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29]=IF([.D32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table:formula="of:=SUM([.A328:.A330])&gt;10" office:value-type="boolean" office:boolean-value="false" calcext:value-type="boolean">
            <text:p>FALSE</text:p>
          </table:table-cell>
          <table:table-cell table:formula="of:=SUM([.A324:.A330])&gt;5" office:value-type="boolean" office:boolean-value="false" calcext:value-type="boolean">
            <text:p>FALSE</text:p>
          </table:table-cell>
          <table:table-cell table:formula="of:=SUM([.A324:.A33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0]=IF([.D33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table:formula="of:=SUM([.A329:.A331])&gt;10" office:value-type="boolean" office:boolean-value="false" calcext:value-type="boolean">
            <text:p>FALSE</text:p>
          </table:table-cell>
          <table:table-cell table:formula="of:=SUM([.A325:.A331])&gt;5" office:value-type="boolean" office:boolean-value="false" calcext:value-type="boolean">
            <text:p>FALSE</text:p>
          </table:table-cell>
          <table:table-cell table:formula="of:=SUM([.A325:.A33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1]=IF([.D33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9.258" calcext:value-type="float">
            <text:p>-9.258</text:p>
          </table:table-cell>
          <table:table-cell table:formula="of:=SUM([.A330:.A332])&gt;10" office:value-type="boolean" office:boolean-value="false" calcext:value-type="boolean">
            <text:p>FALSE</text:p>
          </table:table-cell>
          <table:table-cell table:formula="of:=SUM([.A326:.A332])&gt;5" office:value-type="boolean" office:boolean-value="false" calcext:value-type="boolean">
            <text:p>FALSE</text:p>
          </table:table-cell>
          <table:table-cell table:formula="of:=SUM([.A326:.A33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2]=IF([.D33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table:formula="of:=SUM([.A331:.A333])&gt;10" office:value-type="boolean" office:boolean-value="false" calcext:value-type="boolean">
            <text:p>FALSE</text:p>
          </table:table-cell>
          <table:table-cell table:formula="of:=SUM([.A327:.A333])&gt;5" office:value-type="boolean" office:boolean-value="false" calcext:value-type="boolean">
            <text:p>FALSE</text:p>
          </table:table-cell>
          <table:table-cell table:formula="of:=SUM([.A327:.A33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3]=IF([.D33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552" calcext:value-type="float">
            <text:p>-0.552</text:p>
          </table:table-cell>
          <table:table-cell table:formula="of:=SUM([.A332:.A334])&gt;10" office:value-type="boolean" office:boolean-value="false" calcext:value-type="boolean">
            <text:p>FALSE</text:p>
          </table:table-cell>
          <table:table-cell table:formula="of:=SUM([.A328:.A334])&gt;5" office:value-type="boolean" office:boolean-value="false" calcext:value-type="boolean">
            <text:p>FALSE</text:p>
          </table:table-cell>
          <table:table-cell table:formula="of:=SUM([.A328:.A33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4]=IF([.D33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001" calcext:value-type="float">
            <text:p>-0.001</text:p>
          </table:table-cell>
          <table:table-cell table:formula="of:=SUM([.A333:.A335])&gt;10" office:value-type="boolean" office:boolean-value="false" calcext:value-type="boolean">
            <text:p>FALSE</text:p>
          </table:table-cell>
          <table:table-cell table:formula="of:=SUM([.A329:.A335])&gt;5" office:value-type="boolean" office:boolean-value="false" calcext:value-type="boolean">
            <text:p>FALSE</text:p>
          </table:table-cell>
          <table:table-cell table:formula="of:=SUM([.A329:.A33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5]=IF([.D33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233" calcext:value-type="float">
            <text:p>-0.233</text:p>
          </table:table-cell>
          <table:table-cell table:formula="of:=SUM([.A334:.A336])&gt;10" office:value-type="boolean" office:boolean-value="false" calcext:value-type="boolean">
            <text:p>FALSE</text:p>
          </table:table-cell>
          <table:table-cell table:formula="of:=SUM([.A330:.A336])&gt;5" office:value-type="boolean" office:boolean-value="false" calcext:value-type="boolean">
            <text:p>FALSE</text:p>
          </table:table-cell>
          <table:table-cell table:formula="of:=SUM([.A330:.A33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6]=IF([.D33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" calcext:value-type="float">
            <text:p>0.080</text:p>
          </table:table-cell>
          <table:table-cell table:formula="of:=SUM([.A335:.A337])&gt;10" office:value-type="boolean" office:boolean-value="false" calcext:value-type="boolean">
            <text:p>FALSE</text:p>
          </table:table-cell>
          <table:table-cell table:formula="of:=SUM([.A331:.A337])&gt;5" office:value-type="boolean" office:boolean-value="false" calcext:value-type="boolean">
            <text:p>FALSE</text:p>
          </table:table-cell>
          <table:table-cell table:formula="of:=SUM([.A331:.A33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7]=IF([.D33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6" calcext:value-type="float">
            <text:p>0.160</text:p>
          </table:table-cell>
          <table:table-cell table:formula="of:=SUM([.A336:.A338])&gt;10" office:value-type="boolean" office:boolean-value="false" calcext:value-type="boolean">
            <text:p>FALSE</text:p>
          </table:table-cell>
          <table:table-cell table:formula="of:=SUM([.A332:.A338])&gt;5" office:value-type="boolean" office:boolean-value="false" calcext:value-type="boolean">
            <text:p>FALSE</text:p>
          </table:table-cell>
          <table:table-cell table:formula="of:=SUM([.A332:.A33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8]=IF([.D33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879" calcext:value-type="float">
            <text:p>-5.879</text:p>
          </table:table-cell>
          <table:table-cell table:formula="of:=SUM([.A337:.A339])&gt;10" office:value-type="boolean" office:boolean-value="false" calcext:value-type="boolean">
            <text:p>FALSE</text:p>
          </table:table-cell>
          <table:table-cell table:formula="of:=SUM([.A333:.A339])&gt;5" office:value-type="boolean" office:boolean-value="false" calcext:value-type="boolean">
            <text:p>FALSE</text:p>
          </table:table-cell>
          <table:table-cell table:formula="of:=SUM([.A333:.A33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39]=IF([.D33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  <table:table-cell table:formula="of:=SUM([.A338:.A340])&gt;10" office:value-type="boolean" office:boolean-value="false" calcext:value-type="boolean">
            <text:p>FALSE</text:p>
          </table:table-cell>
          <table:table-cell table:formula="of:=SUM([.A334:.A340])&gt;5" office:value-type="boolean" office:boolean-value="false" calcext:value-type="boolean">
            <text:p>FALSE</text:p>
          </table:table-cell>
          <table:table-cell table:formula="of:=SUM([.A334:.A34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0]=IF([.D34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8.5" calcext:value-type="float">
            <text:p>-8.500</text:p>
          </table:table-cell>
          <table:table-cell table:formula="of:=SUM([.A339:.A341])&gt;10" office:value-type="boolean" office:boolean-value="false" calcext:value-type="boolean">
            <text:p>FALSE</text:p>
          </table:table-cell>
          <table:table-cell table:formula="of:=SUM([.A335:.A341])&gt;5" office:value-type="boolean" office:boolean-value="false" calcext:value-type="boolean">
            <text:p>FALSE</text:p>
          </table:table-cell>
          <table:table-cell table:formula="of:=SUM([.A335:.A34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1]=IF([.D34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formula="of:=SUM([.A340:.A342])&gt;10" office:value-type="boolean" office:boolean-value="false" calcext:value-type="boolean">
            <text:p>FALSE</text:p>
          </table:table-cell>
          <table:table-cell table:formula="of:=SUM([.A336:.A342])&gt;5" office:value-type="boolean" office:boolean-value="false" calcext:value-type="boolean">
            <text:p>FALSE</text:p>
          </table:table-cell>
          <table:table-cell table:formula="of:=SUM([.A336:.A34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2]=IF([.D34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91" calcext:value-type="float">
            <text:p>-0.191</text:p>
          </table:table-cell>
          <table:table-cell table:formula="of:=SUM([.A341:.A343])&gt;10" office:value-type="boolean" office:boolean-value="false" calcext:value-type="boolean">
            <text:p>FALSE</text:p>
          </table:table-cell>
          <table:table-cell table:formula="of:=SUM([.A337:.A343])&gt;5" office:value-type="boolean" office:boolean-value="false" calcext:value-type="boolean">
            <text:p>FALSE</text:p>
          </table:table-cell>
          <table:table-cell table:formula="of:=SUM([.A337:.A34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3]=IF([.D34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  <table:table-cell table:formula="of:=SUM([.A342:.A344])&gt;10" office:value-type="boolean" office:boolean-value="false" calcext:value-type="boolean">
            <text:p>FALSE</text:p>
          </table:table-cell>
          <table:table-cell table:formula="of:=SUM([.A338:.A344])&gt;5" office:value-type="boolean" office:boolean-value="false" calcext:value-type="boolean">
            <text:p>FALSE</text:p>
          </table:table-cell>
          <table:table-cell table:formula="of:=SUM([.A338:.A34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4]=IF([.D34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4.585" calcext:value-type="float">
            <text:p>-4.585</text:p>
          </table:table-cell>
          <table:table-cell table:formula="of:=SUM([.A343:.A345])&gt;10" office:value-type="boolean" office:boolean-value="false" calcext:value-type="boolean">
            <text:p>FALSE</text:p>
          </table:table-cell>
          <table:table-cell table:formula="of:=SUM([.A339:.A345])&gt;5" office:value-type="boolean" office:boolean-value="false" calcext:value-type="boolean">
            <text:p>FALSE</text:p>
          </table:table-cell>
          <table:table-cell table:formula="of:=SUM([.A339:.A34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5]=IF([.D34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773" calcext:value-type="float">
            <text:p>-0.773</text:p>
          </table:table-cell>
          <table:table-cell table:formula="of:=SUM([.A344:.A346])&gt;10" office:value-type="boolean" office:boolean-value="false" calcext:value-type="boolean">
            <text:p>FALSE</text:p>
          </table:table-cell>
          <table:table-cell table:formula="of:=SUM([.A340:.A346])&gt;5" office:value-type="boolean" office:boolean-value="false" calcext:value-type="boolean">
            <text:p>FALSE</text:p>
          </table:table-cell>
          <table:table-cell table:formula="of:=SUM([.A340:.A34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6]=IF([.D34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303" calcext:value-type="float">
            <text:p>-3.303</text:p>
          </table:table-cell>
          <table:table-cell table:formula="of:=SUM([.A345:.A347])&gt;10" office:value-type="boolean" office:boolean-value="false" calcext:value-type="boolean">
            <text:p>FALSE</text:p>
          </table:table-cell>
          <table:table-cell table:formula="of:=SUM([.A341:.A347])&gt;5" office:value-type="boolean" office:boolean-value="false" calcext:value-type="boolean">
            <text:p>FALSE</text:p>
          </table:table-cell>
          <table:table-cell table:formula="of:=SUM([.A341:.A34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7]=IF([.D34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064" calcext:value-type="float">
            <text:p>-1.064</text:p>
          </table:table-cell>
          <table:table-cell table:formula="of:=SUM([.A346:.A348])&gt;10" office:value-type="boolean" office:boolean-value="false" calcext:value-type="boolean">
            <text:p>FALSE</text:p>
          </table:table-cell>
          <table:table-cell table:formula="of:=SUM([.A342:.A348])&gt;5" office:value-type="boolean" office:boolean-value="false" calcext:value-type="boolean">
            <text:p>FALSE</text:p>
          </table:table-cell>
          <table:table-cell table:formula="of:=SUM([.A342:.A34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8]=IF([.D34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5.822" calcext:value-type="float">
            <text:p>-5.822</text:p>
          </table:table-cell>
          <table:table-cell table:formula="of:=SUM([.A347:.A349])&gt;10" office:value-type="boolean" office:boolean-value="false" calcext:value-type="boolean">
            <text:p>FALSE</text:p>
          </table:table-cell>
          <table:table-cell table:formula="of:=SUM([.A343:.A349])&gt;5" office:value-type="boolean" office:boolean-value="false" calcext:value-type="boolean">
            <text:p>FALSE</text:p>
          </table:table-cell>
          <table:table-cell table:formula="of:=SUM([.A343:.A34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49]=IF([.D34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formula="of:=SUM([.A348:.A350])&gt;10" office:value-type="boolean" office:boolean-value="false" calcext:value-type="boolean">
            <text:p>FALSE</text:p>
          </table:table-cell>
          <table:table-cell table:formula="of:=SUM([.A344:.A350])&gt;5" office:value-type="boolean" office:boolean-value="false" calcext:value-type="boolean">
            <text:p>FALSE</text:p>
          </table:table-cell>
          <table:table-cell table:formula="of:=SUM([.A344:.A35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0]=IF([.D35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7.59" calcext:value-type="float">
            <text:p>-7.590</text:p>
          </table:table-cell>
          <table:table-cell table:formula="of:=SUM([.A349:.A351])&gt;10" office:value-type="boolean" office:boolean-value="false" calcext:value-type="boolean">
            <text:p>FALSE</text:p>
          </table:table-cell>
          <table:table-cell table:formula="of:=SUM([.A345:.A351])&gt;5" office:value-type="boolean" office:boolean-value="false" calcext:value-type="boolean">
            <text:p>FALSE</text:p>
          </table:table-cell>
          <table:table-cell table:formula="of:=SUM([.A345:.A35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1]=IF([.D35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table:formula="of:=SUM([.A350:.A352])&gt;10" office:value-type="boolean" office:boolean-value="false" calcext:value-type="boolean">
            <text:p>FALSE</text:p>
          </table:table-cell>
          <table:table-cell table:formula="of:=SUM([.A346:.A352])&gt;5" office:value-type="boolean" office:boolean-value="false" calcext:value-type="boolean">
            <text:p>FALSE</text:p>
          </table:table-cell>
          <table:table-cell table:formula="of:=SUM([.A346:.A35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2]=IF([.D35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638" calcext:value-type="float">
            <text:p>-3.638</text:p>
          </table:table-cell>
          <table:table-cell table:formula="of:=SUM([.A351:.A353])&gt;10" office:value-type="boolean" office:boolean-value="false" calcext:value-type="boolean">
            <text:p>FALSE</text:p>
          </table:table-cell>
          <table:table-cell table:formula="of:=SUM([.A347:.A353])&gt;5" office:value-type="boolean" office:boolean-value="false" calcext:value-type="boolean">
            <text:p>FALSE</text:p>
          </table:table-cell>
          <table:table-cell table:formula="of:=SUM([.A347:.A35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3]=IF([.D35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table:formula="of:=SUM([.A352:.A354])&gt;10" office:value-type="boolean" office:boolean-value="false" calcext:value-type="boolean">
            <text:p>FALSE</text:p>
          </table:table-cell>
          <table:table-cell table:formula="of:=SUM([.A348:.A354])&gt;5" office:value-type="boolean" office:boolean-value="false" calcext:value-type="boolean">
            <text:p>FALSE</text:p>
          </table:table-cell>
          <table:table-cell table:formula="of:=SUM([.A348:.A35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4]=IF([.D35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2.748" calcext:value-type="float">
            <text:p>-2.748</text:p>
          </table:table-cell>
          <table:table-cell table:formula="of:=SUM([.A353:.A355])&gt;10" office:value-type="boolean" office:boolean-value="false" calcext:value-type="boolean">
            <text:p>FALSE</text:p>
          </table:table-cell>
          <table:table-cell table:formula="of:=SUM([.A349:.A355])&gt;5" office:value-type="boolean" office:boolean-value="false" calcext:value-type="boolean">
            <text:p>FALSE</text:p>
          </table:table-cell>
          <table:table-cell table:formula="of:=SUM([.A349:.A35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5]=IF([.D35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892" calcext:value-type="float">
            <text:p>-3.892</text:p>
          </table:table-cell>
          <table:table-cell table:formula="of:=SUM([.A354:.A356])&gt;10" office:value-type="boolean" office:boolean-value="false" calcext:value-type="boolean">
            <text:p>FALSE</text:p>
          </table:table-cell>
          <table:table-cell table:formula="of:=SUM([.A350:.A356])&gt;5" office:value-type="boolean" office:boolean-value="false" calcext:value-type="boolean">
            <text:p>FALSE</text:p>
          </table:table-cell>
          <table:table-cell table:formula="of:=SUM([.A350:.A35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6]=IF([.D356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935" calcext:value-type="float">
            <text:p>-0.935</text:p>
          </table:table-cell>
          <table:table-cell table:formula="of:=SUM([.A355:.A357])&gt;10" office:value-type="boolean" office:boolean-value="false" calcext:value-type="boolean">
            <text:p>FALSE</text:p>
          </table:table-cell>
          <table:table-cell table:formula="of:=SUM([.A351:.A357])&gt;5" office:value-type="boolean" office:boolean-value="false" calcext:value-type="boolean">
            <text:p>FALSE</text:p>
          </table:table-cell>
          <table:table-cell table:formula="of:=SUM([.A351:.A357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7]=IF([.D357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49" calcext:value-type="float">
            <text:p>-0.149</text:p>
          </table:table-cell>
          <table:table-cell table:formula="of:=SUM([.A356:.A358])&gt;10" office:value-type="boolean" office:boolean-value="false" calcext:value-type="boolean">
            <text:p>FALSE</text:p>
          </table:table-cell>
          <table:table-cell table:formula="of:=SUM([.A352:.A358])&gt;5" office:value-type="boolean" office:boolean-value="false" calcext:value-type="boolean">
            <text:p>FALSE</text:p>
          </table:table-cell>
          <table:table-cell table:formula="of:=SUM([.A352:.A358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8]=IF([.D358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1" calcext:value-type="float">
            <text:p>0.110</text:p>
          </table:table-cell>
          <table:table-cell table:formula="of:=SUM([.A357:.A359])&gt;10" office:value-type="boolean" office:boolean-value="false" calcext:value-type="boolean">
            <text:p>FALSE</text:p>
          </table:table-cell>
          <table:table-cell table:formula="of:=SUM([.A353:.A359])&gt;5" office:value-type="boolean" office:boolean-value="false" calcext:value-type="boolean">
            <text:p>FALSE</text:p>
          </table:table-cell>
          <table:table-cell table:formula="of:=SUM([.A353:.A359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59]=IF([.D359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0.161" calcext:value-type="float">
            <text:p>-0.161</text:p>
          </table:table-cell>
          <table:table-cell table:formula="of:=SUM([.A358:.A360])&gt;10" office:value-type="boolean" office:boolean-value="false" calcext:value-type="boolean">
            <text:p>FALSE</text:p>
          </table:table-cell>
          <table:table-cell table:formula="of:=SUM([.A354:.A360])&gt;5" office:value-type="boolean" office:boolean-value="false" calcext:value-type="boolean">
            <text:p>FALSE</text:p>
          </table:table-cell>
          <table:table-cell table:formula="of:=SUM([.A354:.A360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0]=IF([.D360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table:formula="of:=SUM([.A359:.A361])&gt;10" office:value-type="boolean" office:boolean-value="false" calcext:value-type="boolean">
            <text:p>FALSE</text:p>
          </table:table-cell>
          <table:table-cell table:formula="of:=SUM([.A355:.A361])&gt;5" office:value-type="boolean" office:boolean-value="false" calcext:value-type="boolean">
            <text:p>FALSE</text:p>
          </table:table-cell>
          <table:table-cell table:formula="of:=SUM([.A355:.A361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1]=IF([.D361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table:formula="of:=SUM([.A360:.A362])&gt;10" office:value-type="boolean" office:boolean-value="false" calcext:value-type="boolean">
            <text:p>FALSE</text:p>
          </table:table-cell>
          <table:table-cell table:formula="of:=SUM([.A356:.A362])&gt;5" office:value-type="boolean" office:boolean-value="false" calcext:value-type="boolean">
            <text:p>FALSE</text:p>
          </table:table-cell>
          <table:table-cell table:formula="of:=SUM([.A356:.A362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2]=IF([.D362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table:formula="of:=SUM([.A361:.A363])&gt;10" office:value-type="boolean" office:boolean-value="false" calcext:value-type="boolean">
            <text:p>FALSE</text:p>
          </table:table-cell>
          <table:table-cell table:formula="of:=SUM([.A357:.A363])&gt;5" office:value-type="boolean" office:boolean-value="false" calcext:value-type="boolean">
            <text:p>FALSE</text:p>
          </table:table-cell>
          <table:table-cell table:formula="of:=SUM([.A357:.A363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3]=IF([.D363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table:formula="of:=SUM([.A362:.A364])&gt;10" office:value-type="boolean" office:boolean-value="false" calcext:value-type="boolean">
            <text:p>FALSE</text:p>
          </table:table-cell>
          <table:table-cell table:formula="of:=SUM([.A358:.A364])&gt;5" office:value-type="boolean" office:boolean-value="false" calcext:value-type="boolean">
            <text:p>FALSE</text:p>
          </table:table-cell>
          <table:table-cell table:formula="of:=SUM([.A358:.A364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4]=IF([.D364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3.75" calcext:value-type="float">
            <text:p>-3.750</text:p>
          </table:table-cell>
          <table:table-cell table:formula="of:=SUM([.A363:.A365])&gt;10" office:value-type="boolean" office:boolean-value="false" calcext:value-type="boolean">
            <text:p>FALSE</text:p>
          </table:table-cell>
          <table:table-cell table:formula="of:=SUM([.A359:.A365])&gt;5" office:value-type="boolean" office:boolean-value="false" calcext:value-type="boolean">
            <text:p>FALSE</text:p>
          </table:table-cell>
          <table:table-cell table:formula="of:=SUM([.A359:.A365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5]=IF([.D365];&quot;TRUE&quot;; &quot;FALSE&quot;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-1.346" calcext:value-type="float">
            <text:p>-1.346</text:p>
          </table:table-cell>
          <table:table-cell table:formula="of:=SUM([.A364:.A366])&gt;10" office:value-type="boolean" office:boolean-value="false" calcext:value-type="boolean">
            <text:p>FALSE</text:p>
          </table:table-cell>
          <table:table-cell table:formula="of:=SUM([.A360:.A366])&gt;5" office:value-type="boolean" office:boolean-value="false" calcext:value-type="boolean">
            <text:p>FALSE</text:p>
          </table:table-cell>
          <table:table-cell table:formula="of:=SUM([.A360:.A366])&gt;10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formula="of:=[.F366]=IF([.D366];&quot;TRUE&quot;; &quot;FALSE&quot;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8:57:27.376266642</meta:creation-date>
    <dc:date>2019-04-11T09:25:49.104625722</dc:date>
    <meta:editing-duration>PT28M21S</meta:editing-duration>
    <meta:editing-cycles>2</meta:editing-cycles>
    <meta:generator>LibreOffice/5.1.6.2$Linux_X86_64 LibreOffice_project/10m0$Build-2</meta:generator>
    <meta:document-statistic meta:table-count="1" meta:cell-count="2188" meta:object-count="0"/>
  </office:meta>
</office:document-meta>
</file>